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925cm"/>
    </style:style>
    <style:style style:name="co5" style:family="table-column">
      <style:table-column-properties fo:break-before="auto" style:column-width="3.198cm"/>
    </style:style>
    <style:style style:name="co6" style:family="table-column">
      <style:table-column-properties fo:break-before="auto" style:column-width="3.581cm"/>
    </style:style>
    <style:style style:name="co7" style:family="table-column">
      <style:table-column-properties fo:break-before="auto" style:column-width="5.876cm"/>
    </style:style>
    <style:style style:name="co8" style:family="table-column">
      <style:table-column-properties fo:break-before="auto" style:column-width="3.99cm"/>
    </style:style>
    <style:style style:name="co9" style:family="table-column">
      <style:table-column-properties fo:break-before="auto" style:column-width="2.732cm"/>
    </style:style>
    <style:style style:name="co10" style:family="table-column">
      <style:table-column-properties fo:break-before="auto" style:column-width="7.872cm"/>
    </style:style>
    <style:style style:name="co11" style:family="table-column">
      <style:table-column-properties fo:break-before="auto" style:column-width="4.071cm"/>
    </style:style>
    <style:style style:name="co12" style:family="table-column">
      <style:table-column-properties fo:break-before="auto" style:column-width="2.678cm"/>
    </style:style>
    <style:style style:name="co13" style:family="table-column">
      <style:table-column-properties fo:break-before="auto" style:column-width="4.618cm"/>
    </style:style>
    <style:style style:name="co14" style:family="table-column">
      <style:table-column-properties fo:break-before="auto" style:column-width="3.514cm"/>
    </style:style>
    <style:style style:name="co15" style:family="table-column">
      <style:table-column-properties fo:break-before="auto" style:column-width="5.576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5.766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3.526cm"/>
    </style:style>
    <style:style style:name="co20" style:family="table-column">
      <style:table-column-properties fo:break-before="auto" style:column-width="6.724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99ccff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over Shee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table:style-name="ce1"/>
          <table:table-cell/>
          <table:table-cell table:style-name="ce1" table:number-columns-repeated="1022"/>
        </table:table-row>
        <table:table-row table:style-name="ro2">
          <table:table-cell/>
          <table:table-cell office:value-type="string">
            <text:p>This file is part of Filu (c) 2007, 2010 loh.tar@googlemail.c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Here you find some default data you could use as initial filling for your fresh Filu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tallation. This is of course only a stopgap. The goal is to have powerful provid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cripts which download such data. But till then may this file be handy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Please fill the gaps and/or add more tables with the data of your interest or improve th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he spreadsheets with macros for search, sorting or merging tables and send me you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pdates to make Filu more beginners friendly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Well, if you are a Perl hacker, or of any other programming language, your provid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cripts are highly welcome to make these file obsolet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Anyway may give you these spreadsheet some inspirations how you could collect data by han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rom anywhere and generate an import file for Filu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I have used these spreadsheets to generate the data you got when you choose "Filu" a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nagerF's „Add new FI“ Page.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ke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his table holds „all“ Markets with his currency.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Edit, add or remove some if needed.</text:p>
          </table:table-cell>
          <table:table-cell table:number-columns-repeated="1023"/>
        </table:table-row>
        <table:table-row table:style-name="ro3">
          <table:table-cell office:value-type="string">
            <text:p>* After your update sort the table to column A 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* and press Ctrl-S to save the updated table in *ods format. </text:p>
          </table:table-cell>
          <table:table-cell table:number-columns-repeated="1023"/>
        </table:table-row>
        <table:table-row table:style-name="ro3">
          <table:table-cell office:value-type="string">
            <text:p>*.</text:p>
          </table:table-cell>
          <table:table-cell table:number-columns-repeated="1023"/>
        </table:table-row>
        <table:table-row table:style-name="ro3">
          <table:table-cell office:value-type="string">
            <text:p>* To generate an imp-file remove the asterisk from the market you want to install</text:p>
          </table:table-cell>
          <table:table-cell table:number-columns-repeated="1023"/>
        </table:table-row>
        <table:table-row table:style-name="ro3">
          <table:table-cell office:value-type="string">
            <text:p>* and <text:s/>select from File Menu „Save As“.</text:p>
          </table:table-cell>
          <table:table-cell table:number-columns-repeated="1023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*</text:p>
          </table:table-cell>
          <table:table-cell table:style-name="ce5" office:value-type="string">
            <text:p>Markets</text:p>
          </table:table-cell>
          <table:table-cell table:style-name="ce5"/>
          <table:table-cell table:style-name="ce3" table:number-columns-repeated="1021"/>
        </table:table-row>
        <table:table-row table:style-name="ro3">
          <table:table-cell office:value-type="string">
            <text:p>[Header]Market</text:p>
          </table:table-cell>
          <table:table-cell office:value-type="string">
            <text:p>OpenTime</text:p>
          </table:table-cell>
          <table:table-cell office:value-type="string">
            <text:p>CloseTime</text:p>
          </table:table-cell>
          <table:table-cell office:value-type="string">
            <text:p>Currency</text:p>
          </table:table-cell>
          <table:table-cell office:value-type="string">
            <text:p>CurrencySymbo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Frankfurt</text:p>
          </table:table-cell>
          <table:table-cell table:style-name="ce6" office:value-type="time" office:time-value="PT00H00M00S">
            <text:p>00:00:00</text:p>
          </table:table-cell>
          <table:table-cell table:style-name="ce6" office:value-type="time" office:time-value="PT23H59M00S">
            <text:p>23:59:00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table:number-columns-repeated="1019"/>
        </table:table-row>
        <table:table-row table:style-name="ro3">
          <table:table-cell office:value-type="string">
            <text:p>* NASDAQ</text:p>
          </table:table-cell>
          <table:table-cell table:style-name="ce6" office:value-type="time" office:time-value="PT00H00M00S">
            <text:p>00:00:00</text:p>
          </table:table-cell>
          <table:table-cell table:style-name="ce6" office:value-type="time" office:time-value="PT23H59M00S">
            <text:p>23:59:00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table:number-columns-repeated="1019"/>
        </table:table-row>
        <table:table-row table:style-name="ro3">
          <table:table-cell office:value-type="string">
            <text:p>* NYSE</text:p>
          </table:table-cell>
          <table:table-cell table:style-name="ce6" office:value-type="time" office:time-value="PT00H00M00S">
            <text:p>00:00:00</text:p>
          </table:table-cell>
          <table:table-cell table:style-name="ce6" office:value-type="time" office:time-value="PT23H59M00S">
            <text:p>23:59:00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table:number-columns-repeated="1019"/>
        </table:table-row>
        <table:table-row table:style-name="ro3">
          <table:table-cell office:value-type="string">
            <text:p><text:s text:c="2"/>Xetra</text:p>
          </table:table-cell>
          <table:table-cell table:style-name="ce6" office:value-type="time" office:time-value="PT00H00M00S">
            <text:p>00:00:00</text:p>
          </table:table-cell>
          <table:table-cell table:style-name="ce6" office:value-type="time" office:time-value="PT23H59M00S">
            <text:p>23:59:00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rman Stocks" table:style-name="ta1" table:print="false">
        <office:forms form:automatic-focus="false" form:apply-design-mode="false"/>
        <table:table-column table:style-name="co6" table:default-cell-style-name="ce7"/>
        <table:table-column table:style-name="co7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1019" table:default-cell-style-name="Default"/>
        <table:table-row table:style-name="ro3">
          <table:table-cell table:style-name="Default" office:value-type="string">
            <text:p>* This file is part of Filu (c) 2007, 2010 loh.tar@googlemail.com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his table holds „all“ German stocks.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Edit, add or remove some if needed. After your update sort the table to column A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* and press Ctrl-S to save the updated table in *ods format. 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Default" office:value-type="string">
            <text:p>*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>
            <text:p>* To generate an imp-file remove *one* asterisk in front of the Header do you need.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o generate an imp-file select from File Menu „Save As“.</text:p>
          </table:table-cell>
          <table:table-cell table:number-columns-repeated="1023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 office:value-type="string">
            <text:p>*</text:p>
          </table:table-cell>
          <table:table-cell table:style-name="ce3" office:value-type="string">
            <text:p>Header</text:p>
          </table:table-cell>
          <table:table-cell table:style-name="ce3"/>
          <table:table-cell table:style-name="ce8" table:number-columns-repeated="2"/>
          <table:table-cell table:style-name="ce3" table:number-columns-repeated="1019"/>
        </table:table-row>
        <table:table-row table:style-name="ro3">
          <table:table-cell table:style-name="Default" office:value-type="string">
            <text:p>* Installs only Xetra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<text:s text:c="2"/>[Header]RefSymbol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SIN</text:p>
          </table:table-cell>
          <table:table-cell office:value-type="string">
            <text:p>Reuters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Default" office:value-type="string">
            <text:p>* Installs Xetra and Frankfurt</text:p>
          </table:table-cell>
          <table:table-cell table:number-columns-repeated="1023"/>
        </table:table-row>
        <table:table-row table:style-name="ro3">
          <table:table-cell office:value-type="string">
            <text:p>* [Header]RefSymbol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SIN</text:p>
          </table:table-cell>
          <table:table-cell office:value-type="string">
            <text:p>Reuters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/>
          <table:table-cell office:value-type="string">
            <text:p>Provider1</text:p>
          </table:table-cell>
          <table:table-cell office:value-type="string">
            <text:p>Symbol1</text:p>
          </table:table-cell>
          <table:table-cell office:value-type="string">
            <text:p>Market1</text:p>
          </table:table-cell>
          <table:table-cell table:number-columns-repeated="1012"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" office:value-type="string">
            <text:p>*</text:p>
          </table:table-cell>
          <table:table-cell table:style-name="ce3" office:value-type="string">
            <text:p>Indexes</text:p>
          </table:table-cell>
          <table:table-cell table:style-name="ce3"/>
          <table:table-cell table:style-name="ce8" table:number-columns-repeated="2"/>
          <table:table-cell table:style-name="ce3" table:number-columns-repeated="1019"/>
        </table:table-row>
        <table:table-row table:style-name="ro3">
          <table:table-cell office:value-type="string">
            <text:p>DAX</text:p>
          </table:table-cell>
          <table:table-cell office:value-type="string">
            <text:p>Deutscher Aktienindex DAX30</text:p>
          </table:table-cell>
          <table:table-cell office:value-type="string">
            <text:p>Index</text:p>
          </table:table-cell>
          <table:table-cell/>
          <table:table-cell office:value-type="string">
            <text:p>DAX</text:p>
          </table:table-cell>
          <table:table-cell office:value-type="string">
            <text:p>Yahoo</text:p>
          </table:table-cell>
          <table:table-cell office:value-type="string">
            <text:p>^GDAXI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TecDAX</text:p>
          </table:table-cell>
          <table:table-cell office:value-type="string">
            <text:p>TecDAX</text:p>
          </table:table-cell>
          <table:table-cell office:value-type="string">
            <text:p>Index</text:p>
          </table:table-cell>
          <table:table-cell/>
          <table:table-cell office:value-type="string">
            <text:p>TecDAX</text:p>
          </table:table-cell>
          <table:table-cell office:value-type="string">
            <text:p>Yahoo</text:p>
          </table:table-cell>
          <table:table-cell office:value-type="string">
            <text:p>^TECDAX 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MDAX</text:p>
          </table:table-cell>
          <table:table-cell office:value-type="string">
            <text:p>Index</text:p>
          </table:table-cell>
          <table:table-cell/>
          <table:table-cell office:value-type="string">
            <text:p>MDAX</text:p>
          </table:table-cell>
          <table:table-cell office:value-type="string">
            <text:p>Yahoo</text:p>
          </table:table-cell>
          <table:table-cell office:value-type="string">
            <text:p>^MDAXI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SDAX</text:p>
          </table:table-cell>
          <table:table-cell office:value-type="string">
            <text:p>Index</text:p>
          </table:table-cell>
          <table:table-cell/>
          <table:table-cell office:value-type="string">
            <text:p>SDAX</text:p>
          </table:table-cell>
          <table:table-cell office:value-type="string">
            <text:p>Yahoo</text:p>
          </table:table-cell>
          <table:table-cell office:value-type="string">
            <text:p>^SDAXI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*</text:p>
          </table:table-cell>
          <table:table-cell table:style-name="ce3" office:value-type="string">
            <text:p>Stocks</text:p>
          </table:table-cell>
          <table:table-cell table:style-name="ce3"/>
          <table:table-cell table:style-name="ce8" table:number-columns-repeated="2"/>
          <table:table-cell table:style-name="ce3" table:number-columns-repeated="1019"/>
        </table:table-row>
        <table:table-row table:style-name="ro3">
          <table:table-cell table:style-name="Default" office:value-type="string">
            <text:p>AB1.DE</text:p>
          </table:table-cell>
          <table:table-cell office:value-type="string">
            <text:p>Air Berli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B1</text:p>
          </table:table-cell>
          <table:table-cell office:value-type="string">
            <text:p>Yahoo</text:p>
          </table:table-cell>
          <table:table-cell office:value-type="string">
            <text:p>AB1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ADS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DS.DE</text:p>
          </table:table-cell>
          <table:table-cell office:value-type="string">
            <text:p>Adida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DS</text:p>
          </table:table-cell>
          <table:table-cell office:value-type="string">
            <text:p>Yahoo</text:p>
          </table:table-cell>
          <table:table-cell office:value-type="string">
            <text:p>AD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DV.DE</text:p>
          </table:table-cell>
          <table:table-cell office:value-type="string">
            <text:p>Adva Optical Network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DV</text:p>
          </table:table-cell>
          <table:table-cell office:value-type="string">
            <text:p>Yahoo</text:p>
          </table:table-cell>
          <table:table-cell office:value-type="string">
            <text:p>ADV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FX.DE</text:p>
          </table:table-cell>
          <table:table-cell office:value-type="string">
            <text:p>Carl Zeiss Meditec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FX</text:p>
          </table:table-cell>
          <table:table-cell office:value-type="string">
            <text:p>Yahoo</text:p>
          </table:table-cell>
          <table:table-cell office:value-type="string">
            <text:p>AF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IXA.DE</text:p>
          </table:table-cell>
          <table:table-cell office:value-type="string">
            <text:p>Aixtr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IXA</text:p>
          </table:table-cell>
          <table:table-cell office:value-type="string">
            <text:p>Yahoo</text:p>
          </table:table-cell>
          <table:table-cell office:value-type="string">
            <text:p>AIX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LT.DE</text:p>
          </table:table-cell>
          <table:table-cell office:value-type="string">
            <text:p>Altan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LT</text:p>
          </table:table-cell>
          <table:table-cell office:value-type="string">
            <text:p>Yahoo</text:p>
          </table:table-cell>
          <table:table-cell office:value-type="string">
            <text:p>ALT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ALV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LV.DE</text:p>
          </table:table-cell>
          <table:table-cell office:value-type="string">
            <text:p>Allian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LV</text:p>
          </table:table-cell>
          <table:table-cell office:value-type="string">
            <text:p>Yahoo</text:p>
          </table:table-cell>
          <table:table-cell office:value-type="string">
            <text:p>ALV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OX.DE</text:p>
          </table:table-cell>
          <table:table-cell office:value-type="string">
            <text:p>Alstria Office Rei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OX</text:p>
          </table:table-cell>
          <table:table-cell office:value-type="string">
            <text:p>Yahoo</text:p>
          </table:table-cell>
          <table:table-cell office:value-type="string">
            <text:p>AOX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ALT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QU.DE</text:p>
          </table:table-cell>
          <table:table-cell office:value-type="string">
            <text:p>Arques Industri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QU</text:p>
          </table:table-cell>
          <table:table-cell office:value-type="string">
            <text:p>Yahoo</text:p>
          </table:table-cell>
          <table:table-cell office:value-type="string">
            <text:p>AQU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RL.DE</text:p>
          </table:table-cell>
          <table:table-cell office:value-type="string">
            <text:p>Aareal 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RL</text:p>
          </table:table-cell>
          <table:table-cell office:value-type="string">
            <text:p>Yahoo</text:p>
          </table:table-cell>
          <table:table-cell office:value-type="string">
            <text:p>ARL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RO.DE</text:p>
          </table:table-cell>
          <table:table-cell office:value-type="string">
            <text:p>Arcando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RO</text:p>
          </table:table-cell>
          <table:table-cell office:value-type="string">
            <text:p>Yahoo</text:p>
          </table:table-cell>
          <table:table-cell office:value-type="string">
            <text:p>ARO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US.DE</text:p>
          </table:table-cell>
          <table:table-cell office:value-type="string">
            <text:p>AT&amp;S Austri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US</text:p>
          </table:table-cell>
          <table:table-cell office:value-type="string">
            <text:p>Yahoo</text:p>
          </table:table-cell>
          <table:table-cell office:value-type="string">
            <text:p>AU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5A.DE</text:p>
          </table:table-cell>
          <table:table-cell office:value-type="string">
            <text:p>Bau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5A</text:p>
          </table:table-cell>
          <table:table-cell office:value-type="string">
            <text:p>Yahoo</text:p>
          </table:table-cell>
          <table:table-cell office:value-type="string">
            <text:p>B5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AS.DE</text:p>
          </table:table-cell>
          <table:table-cell office:value-type="string">
            <text:p>BASF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AS</text:p>
          </table:table-cell>
          <table:table-cell office:value-type="string">
            <text:p>Yahoo</text:p>
          </table:table-cell>
          <table:table-cell office:value-type="string">
            <text:p>BAS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BAS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AYN.DE</text:p>
          </table:table-cell>
          <table:table-cell office:value-type="string">
            <text:p>Bay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AYN</text:p>
          </table:table-cell>
          <table:table-cell office:value-type="string">
            <text:p>Yahoo</text:p>
          </table:table-cell>
          <table:table-cell office:value-type="string">
            <text:p>BAY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BZA.DE</text:p>
          </table:table-cell>
          <table:table-cell office:value-type="string">
            <text:p>BB Biotec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BZA</text:p>
          </table:table-cell>
          <table:table-cell office:value-type="string">
            <text:p>Yahoo</text:p>
          </table:table-cell>
          <table:table-cell office:value-type="string">
            <text:p>BBZA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BAY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C8.DE</text:p>
          </table:table-cell>
          <table:table-cell office:value-type="string">
            <text:p>Bechtl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C8</text:p>
          </table:table-cell>
          <table:table-cell office:value-type="string">
            <text:p>Yahoo</text:p>
          </table:table-cell>
          <table:table-cell office:value-type="string">
            <text:p>BC8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DT.DE</text:p>
          </table:table-cell>
          <table:table-cell office:value-type="string">
            <text:p>Bertrand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DT</text:p>
          </table:table-cell>
          <table:table-cell office:value-type="string">
            <text:p>Yahoo</text:p>
          </table:table-cell>
          <table:table-cell office:value-type="string">
            <text:p>BDT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EI.DE</text:p>
          </table:table-cell>
          <table:table-cell table:style-name="ce9" office:value-type="string">
            <text:p>Beiersdorf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BEI</text:p>
          </table:table-cell>
          <table:table-cell office:value-type="string">
            <text:p>Yahoo</text:p>
          </table:table-cell>
          <table:table-cell office:value-type="string">
            <text:p>BE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HS.DE</text:p>
          </table:table-cell>
          <table:table-cell office:value-type="string">
            <text:p>Curanu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HS</text:p>
          </table:table-cell>
          <table:table-cell office:value-type="string">
            <text:p>Yahoo</text:p>
          </table:table-cell>
          <table:table-cell office:value-type="string">
            <text:p>BH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IO3.DE</text:p>
          </table:table-cell>
          <table:table-cell office:value-type="string">
            <text:p>Biotest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IO3</text:p>
          </table:table-cell>
          <table:table-cell office:value-type="string">
            <text:p>Yahoo</text:p>
          </table:table-cell>
          <table:table-cell office:value-type="string">
            <text:p>BIO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MW.DE</text:p>
          </table:table-cell>
          <table:table-cell office:value-type="string">
            <text:p>BMW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MW</text:p>
          </table:table-cell>
          <table:table-cell office:value-type="string">
            <text:p>Yahoo</text:p>
          </table:table-cell>
          <table:table-cell office:value-type="string">
            <text:p>BMW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OS3.DE</text:p>
          </table:table-cell>
          <table:table-cell office:value-type="string">
            <text:p>Hugo Boss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OS3</text:p>
          </table:table-cell>
          <table:table-cell office:value-type="string">
            <text:p>Yahoo</text:p>
          </table:table-cell>
          <table:table-cell office:value-type="string">
            <text:p>BOS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YW6.DE</text:p>
          </table:table-cell>
          <table:table-cell office:value-type="string">
            <text:p>Baywa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YW6</text:p>
          </table:table-cell>
          <table:table-cell office:value-type="string">
            <text:p>Yahoo</text:p>
          </table:table-cell>
          <table:table-cell office:value-type="string">
            <text:p>BYW6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BMW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BK.DE</text:p>
          </table:table-cell>
          <table:table-cell office:value-type="string">
            <text:p>Commerz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BK</text:p>
          </table:table-cell>
          <table:table-cell office:value-type="string">
            <text:p>Yahoo</text:p>
          </table:table-cell>
          <table:table-cell office:value-type="string">
            <text:p>CB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EV.DE</text:p>
          </table:table-cell>
          <table:table-cell office:value-type="string">
            <text:p>Centrotec Sustai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EV</text:p>
          </table:table-cell>
          <table:table-cell office:value-type="string">
            <text:p>Yahoo</text:p>
          </table:table-cell>
          <table:table-cell office:value-type="string">
            <text:p>CEV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GY.DE</text:p>
          </table:table-cell>
          <table:table-cell office:value-type="string">
            <text:p>Conergy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GY</text:p>
          </table:table-cell>
          <table:table-cell office:value-type="string">
            <text:p>Yahoo</text:p>
          </table:table-cell>
          <table:table-cell office:value-type="string">
            <text:p>CGY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LS1.DE</text:p>
          </table:table-cell>
          <table:table-cell office:value-type="string">
            <text:p>Celesio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LS1</text:p>
          </table:table-cell>
          <table:table-cell office:value-type="string">
            <text:p>Yahoo</text:p>
          </table:table-cell>
          <table:table-cell office:value-type="string">
            <text:p>CLS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OM.DE</text:p>
          </table:table-cell>
          <table:table-cell office:value-type="string">
            <text:p>Comdirect 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OM</text:p>
          </table:table-cell>
          <table:table-cell office:value-type="string">
            <text:p>Yahoo</text:p>
          </table:table-cell>
          <table:table-cell office:value-type="string">
            <text:p>CO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ON.DE</text:p>
          </table:table-cell>
          <table:table-cell office:value-type="string">
            <text:p>Continental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ON</text:p>
          </table:table-cell>
          <table:table-cell office:value-type="string">
            <text:p>Yahoo</text:p>
          </table:table-cell>
          <table:table-cell office:value-type="string">
            <text:p>CO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TN.DE</text:p>
          </table:table-cell>
          <table:table-cell office:value-type="string">
            <text:p>Centrother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TN</text:p>
          </table:table-cell>
          <table:table-cell office:value-type="string">
            <text:p>Yahoo</text:p>
          </table:table-cell>
          <table:table-cell office:value-type="string">
            <text:p>CT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WC.DE</text:p>
          </table:table-cell>
          <table:table-cell office:value-type="string">
            <text:p>Cewe Color Hold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WC</text:p>
          </table:table-cell>
          <table:table-cell office:value-type="string">
            <text:p>Yahoo</text:p>
          </table:table-cell>
          <table:table-cell office:value-type="string">
            <text:p>CW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9C.DE</text:p>
          </table:table-cell>
          <table:table-cell office:value-type="string">
            <text:p>Demag Cran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9C</text:p>
          </table:table-cell>
          <table:table-cell office:value-type="string">
            <text:p>Yahoo</text:p>
          </table:table-cell>
          <table:table-cell office:value-type="string">
            <text:p>D9C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CBK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AI.DE</text:p>
          </table:table-cell>
          <table:table-cell office:value-type="string">
            <text:p>Daiml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AI</text:p>
          </table:table-cell>
          <table:table-cell office:value-type="string">
            <text:p>Yahoo</text:p>
          </table:table-cell>
          <table:table-cell office:value-type="string">
            <text:p>DA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AZ.DE</text:p>
          </table:table-cell>
          <table:table-cell office:value-type="string">
            <text:p>DIC Asse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AZ</text:p>
          </table:table-cell>
          <table:table-cell office:value-type="string">
            <text:p>Yahoo</text:p>
          </table:table-cell>
          <table:table-cell office:value-type="string">
            <text:p>DAZ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B1.DE</text:p>
          </table:table-cell>
          <table:table-cell office:value-type="string">
            <text:p>Deutsche Boers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B1</text:p>
          </table:table-cell>
          <table:table-cell office:value-type="string">
            <text:p>Yahoo</text:p>
          </table:table-cell>
          <table:table-cell office:value-type="string">
            <text:p>DB1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CON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BA.DE</text:p>
          </table:table-cell>
          <table:table-cell office:value-type="string">
            <text:p>Dt Beteiligu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BA</text:p>
          </table:table-cell>
          <table:table-cell office:value-type="string">
            <text:p>Yahoo</text:p>
          </table:table-cell>
          <table:table-cell office:value-type="string">
            <text:p>DB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BK.DE</text:p>
          </table:table-cell>
          <table:table-cell office:value-type="string">
            <text:p>Deutsche 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BK</text:p>
          </table:table-cell>
          <table:table-cell office:value-type="string">
            <text:p>Yahoo</text:p>
          </table:table-cell>
          <table:table-cell office:value-type="string">
            <text:p>DB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EQ.DE</text:p>
          </table:table-cell>
          <table:table-cell office:value-type="string">
            <text:p>Deutsche Eurosho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EQ</text:p>
          </table:table-cell>
          <table:table-cell office:value-type="string">
            <text:p>Yahoo</text:p>
          </table:table-cell>
          <table:table-cell office:value-type="string">
            <text:p>DEQ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AI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EX.DE</text:p>
          </table:table-cell>
          <table:table-cell office:value-type="string">
            <text:p>Delticom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EX</text:p>
          </table:table-cell>
          <table:table-cell office:value-type="string">
            <text:p>Yahoo</text:p>
          </table:table-cell>
          <table:table-cell office:value-type="string">
            <text:p>DE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EZ.DE</text:p>
          </table:table-cell>
          <table:table-cell office:value-type="string">
            <text:p>Deut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EZ</text:p>
          </table:table-cell>
          <table:table-cell office:value-type="string">
            <text:p>Yahoo</text:p>
          </table:table-cell>
          <table:table-cell office:value-type="string">
            <text:p>DEZ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DLG.DE</text:p>
          </table:table-cell>
          <table:table-cell office:value-type="string">
            <text:p>Dialog Semiconductor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DLG </text:p>
          </table:table-cell>
          <table:table-cell office:value-type="string">
            <text:p>Yahoo</text:p>
          </table:table-cell>
          <table:table-cell table:style-name="ce7" office:value-type="string">
            <text:p>DLG.DE 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BK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OU.DE</text:p>
          </table:table-cell>
          <table:table-cell office:value-type="string">
            <text:p>Douglas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OU</text:p>
          </table:table-cell>
          <table:table-cell office:value-type="string">
            <text:p>Yahoo</text:p>
          </table:table-cell>
          <table:table-cell office:value-type="string">
            <text:p>DOU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B1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PB.DE</text:p>
          </table:table-cell>
          <table:table-cell office:value-type="string">
            <text:p>Deutsche Post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PB</text:p>
          </table:table-cell>
          <table:table-cell office:value-type="string">
            <text:p>Yahoo</text:p>
          </table:table-cell>
          <table:table-cell office:value-type="string">
            <text:p>DPB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PB.DE</text:p>
          </table:table-cell>
          <table:table-cell office:value-type="string">
            <text:p>Deutsche Post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PB</text:p>
          </table:table-cell>
          <table:table-cell office:value-type="string">
            <text:p>Yahoo</text:p>
          </table:table-cell>
          <table:table-cell office:value-type="string">
            <text:p>DPB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PW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PW.DE</text:p>
          </table:table-cell>
          <table:table-cell office:value-type="string">
            <text:p>Deutsche Pos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PW</text:p>
          </table:table-cell>
          <table:table-cell office:value-type="string">
            <text:p>Yahoo</text:p>
          </table:table-cell>
          <table:table-cell office:value-type="string">
            <text:p>DPW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DRI.DE</text:p>
          </table:table-cell>
          <table:table-cell office:value-type="string">
            <text:p>Drillisch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DRI <text:s/></text:p>
          </table:table-cell>
          <table:table-cell office:value-type="string">
            <text:p>Yahoo</text:p>
          </table:table-cell>
          <table:table-cell table:style-name="ce7" office:value-type="string">
            <text:p>DRI.DE <text:s/>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PB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RW3.DE</text:p>
          </table:table-cell>
          <table:table-cell office:value-type="string">
            <text:p>Draegerwerk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RW3</text:p>
          </table:table-cell>
          <table:table-cell office:value-type="string">
            <text:p>Yahoo</text:p>
          </table:table-cell>
          <table:table-cell office:value-type="string">
            <text:p>DRW3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TE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TE.DE</text:p>
          </table:table-cell>
          <table:table-cell office:value-type="string">
            <text:p>Deutsche Teleko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TE</text:p>
          </table:table-cell>
          <table:table-cell office:value-type="string">
            <text:p>Yahoo</text:p>
          </table:table-cell>
          <table:table-cell office:value-type="string">
            <text:p>DT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UE.DE</text:p>
          </table:table-cell>
          <table:table-cell office:value-type="string">
            <text:p>Duer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UE</text:p>
          </table:table-cell>
          <table:table-cell office:value-type="string">
            <text:p>Yahoo</text:p>
          </table:table-cell>
          <table:table-cell office:value-type="string">
            <text:p>DU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WNI.DE</text:p>
          </table:table-cell>
          <table:table-cell office:value-type="string">
            <text:p>Deutsche Wohn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WNI</text:p>
          </table:table-cell>
          <table:table-cell office:value-type="string">
            <text:p>Yahoo</text:p>
          </table:table-cell>
          <table:table-cell office:value-type="string">
            <text:p>DWN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YK3.DE</text:p>
          </table:table-cell>
          <table:table-cell office:value-type="string">
            <text:p>Dyckerhoff AG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YK3</text:p>
          </table:table-cell>
          <table:table-cell office:value-type="string">
            <text:p>Yahoo</text:p>
          </table:table-cell>
          <table:table-cell office:value-type="string">
            <text:p>DYK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AD.DE</text:p>
          </table:table-cell>
          <table:table-cell office:value-type="string">
            <text:p>Ead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AD</text:p>
          </table:table-cell>
          <table:table-cell office:value-type="string">
            <text:p>Yahoo</text:p>
          </table:table-cell>
          <table:table-cell office:value-type="string">
            <text:p>EAD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EX.DE</text:p>
          </table:table-cell>
          <table:table-cell office:value-type="string">
            <text:p>Elexi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EX</text:p>
          </table:table-cell>
          <table:table-cell office:value-type="string">
            <text:p>Yahoo</text:p>
          </table:table-cell>
          <table:table-cell office:value-type="string">
            <text:p>EE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OA.DE</text:p>
          </table:table-cell>
          <table:table-cell office:value-type="string">
            <text:p>E.ON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OA</text:p>
          </table:table-cell>
          <table:table-cell office:value-type="string">
            <text:p>Yahoo</text:p>
          </table:table-cell>
          <table:table-cell office:value-type="string">
            <text:p>EOA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LHA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EOAN.DE</text:p>
          </table:table-cell>
          <table:table-cell office:value-type="string">
            <text:p>E.ON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EOAN</text:p>
          </table:table-cell>
          <table:table-cell office:value-type="string">
            <text:p>Yahoo</text:p>
          </table:table-cell>
          <table:table-cell office:value-type="string">
            <text:p>EOA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PC.DE</text:p>
          </table:table-cell>
          <table:table-cell office:value-type="string">
            <text:p>Epco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PC</text:p>
          </table:table-cell>
          <table:table-cell office:value-type="string">
            <text:p>Yahoo</text:p>
          </table:table-cell>
          <table:table-cell office:value-type="string">
            <text:p>EP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S6.DE</text:p>
          </table:table-cell>
          <table:table-cell office:value-type="string">
            <text:p>Erso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S6</text:p>
          </table:table-cell>
          <table:table-cell office:value-type="string">
            <text:p>Yahoo</text:p>
          </table:table-cell>
          <table:table-cell office:value-type="string">
            <text:p>ES6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EOA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ESC.DE</text:p>
          </table:table-cell>
          <table:table-cell office:value-type="string">
            <text:p>Escada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SC</text:p>
          </table:table-cell>
          <table:table-cell office:value-type="string">
            <text:p>Yahoo</text:p>
          </table:table-cell>
          <table:table-cell office:value-type="string">
            <text:p>ES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V4.DE</text:p>
          </table:table-cell>
          <table:table-cell office:value-type="string">
            <text:p>Constantin Medi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V4</text:p>
          </table:table-cell>
          <table:table-cell office:value-type="string">
            <text:p>Yahoo</text:p>
          </table:table-cell>
          <table:table-cell office:value-type="string">
            <text:p>EV4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VD.DE</text:p>
          </table:table-cell>
          <table:table-cell office:value-type="string">
            <text:p>CTS Eventi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VD</text:p>
          </table:table-cell>
          <table:table-cell office:value-type="string">
            <text:p>Yahoo</text:p>
          </table:table-cell>
          <table:table-cell office:value-type="string">
            <text:p>EVD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IE.DE</text:p>
          </table:table-cell>
          <table:table-cell office:value-type="string">
            <text:p>Fielman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IE</text:p>
          </table:table-cell>
          <table:table-cell office:value-type="string">
            <text:p>Yahoo</text:p>
          </table:table-cell>
          <table:table-cell office:value-type="string">
            <text:p>FI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ME.DE</text:p>
          </table:table-cell>
          <table:table-cell office:value-type="string">
            <text:p>Fresenius Med Car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ME</text:p>
          </table:table-cell>
          <table:table-cell office:value-type="string">
            <text:p>Yahoo</text:p>
          </table:table-cell>
          <table:table-cell office:value-type="string">
            <text:p>FM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NT.DE</text:p>
          </table:table-cell>
          <table:table-cell office:value-type="string">
            <text:p>Freene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NT</text:p>
          </table:table-cell>
          <table:table-cell office:value-type="string">
            <text:p>Yahoo</text:p>
          </table:table-cell>
          <table:table-cell office:value-type="string">
            <text:p>FNT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FNTN.DE</text:p>
          </table:table-cell>
          <table:table-cell office:value-type="string">
            <text:p>Freenet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FNTN </text:p>
          </table:table-cell>
          <table:table-cell office:value-type="string">
            <text:p>Yahoo</text:p>
          </table:table-cell>
          <table:table-cell table:style-name="ce7" office:value-type="string">
            <text:p>FNTN.DE 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PE3.DE</text:p>
          </table:table-cell>
          <table:table-cell office:value-type="string">
            <text:p>Fuchs Petrolub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PE3</text:p>
          </table:table-cell>
          <table:table-cell office:value-type="string">
            <text:p>Yahoo</text:p>
          </table:table-cell>
          <table:table-cell office:value-type="string">
            <text:p>FPE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RA.DE</text:p>
          </table:table-cell>
          <table:table-cell office:value-type="string">
            <text:p>Frapor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RA</text:p>
          </table:table-cell>
          <table:table-cell office:value-type="string">
            <text:p>Yahoo</text:p>
          </table:table-cell>
          <table:table-cell office:value-type="string">
            <text:p>FR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RE3.DE</text:p>
          </table:table-cell>
          <table:table-cell office:value-type="string">
            <text:p>Fresenius VZ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FRE3</text:p>
          </table:table-cell>
          <table:table-cell office:value-type="string">
            <text:p>Yahoo</text:p>
          </table:table-cell>
          <table:table-cell office:value-type="string">
            <text:p>FRE3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FME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G1A.DE</text:p>
          </table:table-cell>
          <table:table-cell office:value-type="string">
            <text:p>Gea Grou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1A</text:p>
          </table:table-cell>
          <table:table-cell office:value-type="string">
            <text:p>Yahoo</text:p>
          </table:table-cell>
          <table:table-cell office:value-type="string">
            <text:p>G1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BF.DE</text:p>
          </table:table-cell>
          <table:table-cell office:value-type="string">
            <text:p>Bilfinger Berg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BF</text:p>
          </table:table-cell>
          <table:table-cell office:value-type="string">
            <text:p>Yahoo</text:p>
          </table:table-cell>
          <table:table-cell office:value-type="string">
            <text:p>GBF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FJ.DE</text:p>
          </table:table-cell>
          <table:table-cell office:value-type="string">
            <text:p>Gagfa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FJ</text:p>
          </table:table-cell>
          <table:table-cell office:value-type="string">
            <text:p>Yahoo</text:p>
          </table:table-cell>
          <table:table-cell office:value-type="string">
            <text:p>GFJ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FK.DE</text:p>
          </table:table-cell>
          <table:table-cell office:value-type="string">
            <text:p>GF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FK</text:p>
          </table:table-cell>
          <table:table-cell office:value-type="string">
            <text:p>Yahoo</text:p>
          </table:table-cell>
          <table:table-cell office:value-type="string">
            <text:p>GF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IL.DE</text:p>
          </table:table-cell>
          <table:table-cell office:value-type="string">
            <text:p>Gildemeist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IL</text:p>
          </table:table-cell>
          <table:table-cell office:value-type="string">
            <text:p>Yahoo</text:p>
          </table:table-cell>
          <table:table-cell office:value-type="string">
            <text:p>GIL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LJ.DE</text:p>
          </table:table-cell>
          <table:table-cell office:value-type="string">
            <text:p>Grenkeleas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LJ</text:p>
          </table:table-cell>
          <table:table-cell office:value-type="string">
            <text:p>Yahoo</text:p>
          </table:table-cell>
          <table:table-cell office:value-type="string">
            <text:p>GLJ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MM.DE</text:p>
          </table:table-cell>
          <table:table-cell office:value-type="string">
            <text:p>Gramm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MM</text:p>
          </table:table-cell>
          <table:table-cell office:value-type="string">
            <text:p>Yahoo</text:p>
          </table:table-cell>
          <table:table-cell office:value-type="string">
            <text:p>GM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PC.DE</text:p>
          </table:table-cell>
          <table:table-cell office:value-type="string">
            <text:p>GPC Biotec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PC</text:p>
          </table:table-cell>
          <table:table-cell office:value-type="string">
            <text:p>Yahoo</text:p>
          </table:table-cell>
          <table:table-cell office:value-type="string">
            <text:p>GP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SC.DE</text:p>
          </table:table-cell>
          <table:table-cell office:value-type="string">
            <text:p>Gesco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SC</text:p>
          </table:table-cell>
          <table:table-cell office:value-type="string">
            <text:p>Yahoo</text:p>
          </table:table-cell>
          <table:table-cell office:value-type="string">
            <text:p>GS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WI1.DE</text:p>
          </table:table-cell>
          <table:table-cell office:value-type="string">
            <text:p>Gerry Weber Internationa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WI1</text:p>
          </table:table-cell>
          <table:table-cell office:value-type="string">
            <text:p>Yahoo</text:p>
          </table:table-cell>
          <table:table-cell office:value-type="string">
            <text:p>GWI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XI.DE</text:p>
          </table:table-cell>
          <table:table-cell office:value-type="string">
            <text:p>Gerresheim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XI</text:p>
          </table:table-cell>
          <table:table-cell office:value-type="string">
            <text:p>Yahoo</text:p>
          </table:table-cell>
          <table:table-cell office:value-type="string">
            <text:p>GX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BH3.DE</text:p>
          </table:table-cell>
          <table:table-cell office:value-type="string">
            <text:p>Hornbach Holding</text:p>
          </table:table-cell>
          <table:table-cell office:value-type="string">
            <text:p>Stock</text:p>
          </table:table-cell>
          <table:table-cell/>
          <table:table-cell office:value-type="string">
            <text:p>HBH3</text:p>
          </table:table-cell>
          <table:table-cell office:value-type="string">
            <text:p>Yahoo</text:p>
          </table:table-cell>
          <table:table-cell office:value-type="string">
            <text:p>HBH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DD.DE</text:p>
          </table:table-cell>
          <table:table-cell office:value-type="string">
            <text:p>Heidelberger Druckmaschien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DD</text:p>
          </table:table-cell>
          <table:table-cell office:value-type="string">
            <text:p>Yahoo</text:p>
          </table:table-cell>
          <table:table-cell office:value-type="string">
            <text:p>HDD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EI.DE</text:p>
          </table:table-cell>
          <table:table-cell office:value-type="string">
            <text:p>Heidelbergcemen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EI</text:p>
          </table:table-cell>
          <table:table-cell office:value-type="string">
            <text:p>Yahoo</text:p>
          </table:table-cell>
          <table:table-cell office:value-type="string">
            <text:p>HE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EN3.DE</text:p>
          </table:table-cell>
          <table:table-cell office:value-type="string">
            <text:p>HenkeL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EN3</text:p>
          </table:table-cell>
          <table:table-cell office:value-type="string">
            <text:p>Yahoo</text:p>
          </table:table-cell>
          <table:table-cell office:value-type="string">
            <text:p>HEN3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HEN3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HG1.DE</text:p>
          </table:table-cell>
          <table:table-cell office:value-type="string">
            <text:p>Homag Grou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G1</text:p>
          </table:table-cell>
          <table:table-cell office:value-type="string">
            <text:p>Yahoo</text:p>
          </table:table-cell>
          <table:table-cell office:value-type="string">
            <text:p>HG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HFA.DE</text:p>
          </table:table-cell>
          <table:table-cell office:value-type="string">
            <text:p>HHL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HFA</text:p>
          </table:table-cell>
          <table:table-cell office:value-type="string">
            <text:p>Yahoo</text:p>
          </table:table-cell>
          <table:table-cell office:value-type="string">
            <text:p>HHF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LG.DE</text:p>
          </table:table-cell>
          <table:table-cell office:value-type="string">
            <text:p>Highlight Communication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LG</text:p>
          </table:table-cell>
          <table:table-cell office:value-type="string">
            <text:p>Yahoo</text:p>
          </table:table-cell>
          <table:table-cell office:value-type="string">
            <text:p>HLG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OT.DE</text:p>
          </table:table-cell>
          <table:table-cell office:value-type="string">
            <text:p>Hochtief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OT</text:p>
          </table:table-cell>
          <table:table-cell office:value-type="string">
            <text:p>Yahoo</text:p>
          </table:table-cell>
          <table:table-cell office:value-type="string">
            <text:p>HOT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RX.DE</text:p>
          </table:table-cell>
          <table:table-cell office:value-type="string">
            <text:p>Hypo Real Estat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RX</text:p>
          </table:table-cell>
          <table:table-cell office:value-type="string">
            <text:p>Yahoo</text:p>
          </table:table-cell>
          <table:table-cell office:value-type="string">
            <text:p>HR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IDS.DE</text:p>
          </table:table-cell>
          <table:table-cell office:value-type="string">
            <text:p>IDS Sche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IDS</text:p>
          </table:table-cell>
          <table:table-cell office:value-type="string">
            <text:p>Yahoo</text:p>
          </table:table-cell>
          <table:table-cell office:value-type="string">
            <text:p>IDS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HRX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IFX.DE</text:p>
          </table:table-cell>
          <table:table-cell office:value-type="string">
            <text:p>Infineon Technologi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IFX</text:p>
          </table:table-cell>
          <table:table-cell office:value-type="string">
            <text:p>Yahoo</text:p>
          </table:table-cell>
          <table:table-cell office:value-type="string">
            <text:p>IF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INH.DE</text:p>
          </table:table-cell>
          <table:table-cell office:value-type="string">
            <text:p>Indus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INH</text:p>
          </table:table-cell>
          <table:table-cell office:value-type="string">
            <text:p>Yahoo</text:p>
          </table:table-cell>
          <table:table-cell office:value-type="string">
            <text:p>INH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IVG.DE</text:p>
          </table:table-cell>
          <table:table-cell office:value-type="string">
            <text:p>IVG Immobili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IVG</text:p>
          </table:table-cell>
          <table:table-cell office:value-type="string">
            <text:p>Yahoo</text:p>
          </table:table-cell>
          <table:table-cell office:value-type="string">
            <text:p>IVG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IFX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JEN.DE</text:p>
          </table:table-cell>
          <table:table-cell office:value-type="string">
            <text:p>Jenopti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JEN</text:p>
          </table:table-cell>
          <table:table-cell office:value-type="string">
            <text:p>Yahoo</text:p>
          </table:table-cell>
          <table:table-cell office:value-type="string">
            <text:p>JE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JUN3.DE</text:p>
          </table:table-cell>
          <table:table-cell office:value-type="string">
            <text:p>Jungheinrich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JUN3</text:p>
          </table:table-cell>
          <table:table-cell office:value-type="string">
            <text:p>Yahoo</text:p>
          </table:table-cell>
          <table:table-cell office:value-type="string">
            <text:p>JUN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BC.DE</text:p>
          </table:table-cell>
          <table:table-cell office:value-type="string">
            <text:p>Kontr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BC</text:p>
          </table:table-cell>
          <table:table-cell office:value-type="string">
            <text:p>Yahoo</text:p>
          </table:table-cell>
          <table:table-cell office:value-type="string">
            <text:p>KB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BU.DE</text:p>
          </table:table-cell>
          <table:table-cell office:value-type="string">
            <text:p>Colonia Real Estat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BU</text:p>
          </table:table-cell>
          <table:table-cell office:value-type="string">
            <text:p>Yahoo</text:p>
          </table:table-cell>
          <table:table-cell office:value-type="string">
            <text:p>KBU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CO.DE</text:p>
          </table:table-cell>
          <table:table-cell office:value-type="string">
            <text:p>Kloeckner &amp; Co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CO</text:p>
          </table:table-cell>
          <table:table-cell office:value-type="string">
            <text:p>Yahoo</text:p>
          </table:table-cell>
          <table:table-cell office:value-type="string">
            <text:p>KCO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RN.DE</text:p>
          </table:table-cell>
          <table:table-cell office:value-type="string">
            <text:p>Kron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RN</text:p>
          </table:table-cell>
          <table:table-cell office:value-type="string">
            <text:p>Yahoo</text:p>
          </table:table-cell>
          <table:table-cell office:value-type="string">
            <text:p>KR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U2.DE</text:p>
          </table:table-cell>
          <table:table-cell office:value-type="string">
            <text:p>Kuk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U2</text:p>
          </table:table-cell>
          <table:table-cell office:value-type="string">
            <text:p>Yahoo</text:p>
          </table:table-cell>
          <table:table-cell office:value-type="string">
            <text:p>KU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WS.DE</text:p>
          </table:table-cell>
          <table:table-cell office:value-type="string">
            <text:p>KWS Saa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WS</text:p>
          </table:table-cell>
          <table:table-cell office:value-type="string">
            <text:p>Yahoo</text:p>
          </table:table-cell>
          <table:table-cell office:value-type="string">
            <text:p>KW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LEO.DE</text:p>
          </table:table-cell>
          <table:table-cell office:value-type="string">
            <text:p>Leoni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EO</text:p>
          </table:table-cell>
          <table:table-cell office:value-type="string">
            <text:p>Yahoo</text:p>
          </table:table-cell>
          <table:table-cell office:value-type="string">
            <text:p>LEO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LHA.DE</text:p>
          </table:table-cell>
          <table:table-cell office:value-type="string">
            <text:p>Dt.Lufthans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HA</text:p>
          </table:table-cell>
          <table:table-cell office:value-type="string">
            <text:p>Yahoo</text:p>
          </table:table-cell>
          <table:table-cell office:value-type="string">
            <text:p>LH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LIN.DE</text:p>
          </table:table-cell>
          <table:table-cell office:value-type="string">
            <text:p>Lind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IN</text:p>
          </table:table-cell>
          <table:table-cell office:value-type="string">
            <text:p>Yahoo</text:p>
          </table:table-cell>
          <table:table-cell office:value-type="string">
            <text:p>LI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LOE.DE</text:p>
          </table:table-cell>
          <table:table-cell office:value-type="string">
            <text:p>Loew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OE</text:p>
          </table:table-cell>
          <table:table-cell office:value-type="string">
            <text:p>Yahoo</text:p>
          </table:table-cell>
          <table:table-cell office:value-type="string">
            <text:p>LOE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LIN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XS.DE</text:p>
          </table:table-cell>
          <table:table-cell office:value-type="string">
            <text:p>Lanxes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XS</text:p>
          </table:table-cell>
          <table:table-cell office:value-type="string">
            <text:p>Yahoo</text:p>
          </table:table-cell>
          <table:table-cell office:value-type="string">
            <text:p>LX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M5Z.DE</text:p>
          </table:table-cell>
          <table:table-cell office:value-type="string">
            <text:p>Manz Automation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M5Z <text:s/></text:p>
          </table:table-cell>
          <table:table-cell office:value-type="string">
            <text:p>Yahoo</text:p>
          </table:table-cell>
          <table:table-cell table:style-name="ce7" office:value-type="string">
            <text:p>M5Z.DE <text:s/>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MAN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AN.DE</text:p>
          </table:table-cell>
          <table:table-cell office:value-type="string">
            <text:p>MA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AN</text:p>
          </table:table-cell>
          <table:table-cell office:value-type="string">
            <text:p>Yahoo</text:p>
          </table:table-cell>
          <table:table-cell office:value-type="string">
            <text:p>MA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DG.DE</text:p>
          </table:table-cell>
          <table:table-cell office:value-type="string">
            <text:p>Medigen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DG</text:p>
          </table:table-cell>
          <table:table-cell office:value-type="string">
            <text:p>Yahoo</text:p>
          </table:table-cell>
          <table:table-cell office:value-type="string">
            <text:p>MDG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DN.DE</text:p>
          </table:table-cell>
          <table:table-cell office:value-type="string">
            <text:p>Medi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DN</text:p>
          </table:table-cell>
          <table:table-cell office:value-type="string">
            <text:p>Yahoo</text:p>
          </table:table-cell>
          <table:table-cell office:value-type="string">
            <text:p>MDN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MEO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EO.DE</text:p>
          </table:table-cell>
          <table:table-cell office:value-type="string">
            <text:p>METRO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EO</text:p>
          </table:table-cell>
          <table:table-cell office:value-type="string">
            <text:p>Yahoo</text:p>
          </table:table-cell>
          <table:table-cell office:value-type="string">
            <text:p>MEO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LP.DE</text:p>
          </table:table-cell>
          <table:table-cell office:value-type="string">
            <text:p>ML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LP</text:p>
          </table:table-cell>
          <table:table-cell office:value-type="string">
            <text:p>Yahoo</text:p>
          </table:table-cell>
          <table:table-cell office:value-type="string">
            <text:p>MLP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OR.DE</text:p>
          </table:table-cell>
          <table:table-cell office:value-type="string">
            <text:p>Morphosy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OR</text:p>
          </table:table-cell>
          <table:table-cell office:value-type="string">
            <text:p>Yahoo</text:p>
          </table:table-cell>
          <table:table-cell office:value-type="string">
            <text:p>MOR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PC.DE</text:p>
          </table:table-cell>
          <table:table-cell office:value-type="string">
            <text:p>MPC Capita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PC</text:p>
          </table:table-cell>
          <table:table-cell office:value-type="string">
            <text:p>Yahoo</text:p>
          </table:table-cell>
          <table:table-cell office:value-type="string">
            <text:p>MP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RK.DE</text:p>
          </table:table-cell>
          <table:table-cell office:value-type="string">
            <text:p>Merck</text:p>
          </table:table-cell>
          <table:table-cell office:value-type="string">
            <text:p>Stock</text:p>
          </table:table-cell>
          <table:table-cell/>
          <table:table-cell office:value-type="string">
            <text:p>MRK</text:p>
          </table:table-cell>
          <table:table-cell office:value-type="string">
            <text:p>Yahoo</text:p>
          </table:table-cell>
          <table:table-cell office:value-type="string">
            <text:p>MRK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MUV2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THA.DE</text:p>
          </table:table-cell>
          <table:table-cell office:value-type="string">
            <text:p>BB Medtec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THA</text:p>
          </table:table-cell>
          <table:table-cell office:value-type="string">
            <text:p>Yahoo</text:p>
          </table:table-cell>
          <table:table-cell office:value-type="string">
            <text:p>MTH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TX.DE</text:p>
          </table:table-cell>
          <table:table-cell office:value-type="string">
            <text:p>MTU Aero Engin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TX</text:p>
          </table:table-cell>
          <table:table-cell office:value-type="string">
            <text:p>Yahoo</text:p>
          </table:table-cell>
          <table:table-cell office:value-type="string">
            <text:p>MT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UV2.DE</text:p>
          </table:table-cell>
          <table:table-cell office:value-type="string">
            <text:p>Muenchner Rueckversicheru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UV2</text:p>
          </table:table-cell>
          <table:table-cell office:value-type="string">
            <text:p>Yahoo</text:p>
          </table:table-cell>
          <table:table-cell office:value-type="string">
            <text:p>MUV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VV1.DE</text:p>
          </table:table-cell>
          <table:table-cell office:value-type="string">
            <text:p>MVV Energi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VV1</text:p>
          </table:table-cell>
          <table:table-cell office:value-type="string">
            <text:p>Yahoo</text:p>
          </table:table-cell>
          <table:table-cell office:value-type="string">
            <text:p>MVV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NDA.DE</text:p>
          </table:table-cell>
          <table:table-cell office:value-type="string">
            <text:p>Aurubi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NDA</text:p>
          </table:table-cell>
          <table:table-cell office:value-type="string">
            <text:p>Yahoo</text:p>
          </table:table-cell>
          <table:table-cell office:value-type="string">
            <text:p>ND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NDX1.DE</text:p>
          </table:table-cell>
          <table:table-cell office:value-type="string">
            <text:p>Nordex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NDX1</text:p>
          </table:table-cell>
          <table:table-cell office:value-type="string">
            <text:p>Yahoo</text:p>
          </table:table-cell>
          <table:table-cell office:value-type="string">
            <text:p>NDX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O2C.DE</text:p>
          </table:table-cell>
          <table:table-cell office:value-type="string">
            <text:p>C.A.T. Oi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O2C</text:p>
          </table:table-cell>
          <table:table-cell office:value-type="string">
            <text:p>Yahoo</text:p>
          </table:table-cell>
          <table:table-cell office:value-type="string">
            <text:p>O2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1Z.DE</text:p>
          </table:table-cell>
          <table:table-cell office:value-type="string">
            <text:p>Patrizia Immobili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1Z</text:p>
          </table:table-cell>
          <table:table-cell office:value-type="string">
            <text:p>Yahoo</text:p>
          </table:table-cell>
          <table:table-cell office:value-type="string">
            <text:p>P1Z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FD4.DE</text:p>
          </table:table-cell>
          <table:table-cell office:value-type="string">
            <text:p>Pfleider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FD4</text:p>
          </table:table-cell>
          <table:table-cell office:value-type="string">
            <text:p>Yahoo</text:p>
          </table:table-cell>
          <table:table-cell office:value-type="string">
            <text:p>PFD4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FV.DE</text:p>
          </table:table-cell>
          <table:table-cell office:value-type="string">
            <text:p>Pfeiffer Vacuum Technolog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FV</text:p>
          </table:table-cell>
          <table:table-cell office:value-type="string">
            <text:p>Yahoo</text:p>
          </table:table-cell>
          <table:table-cell office:value-type="string">
            <text:p>PFV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RA.DE</text:p>
          </table:table-cell>
          <table:table-cell office:value-type="string">
            <text:p>Praktiker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RA</text:p>
          </table:table-cell>
          <table:table-cell office:value-type="string">
            <text:p>Yahoo</text:p>
          </table:table-cell>
          <table:table-cell office:value-type="string">
            <text:p>PR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RE.DE</text:p>
          </table:table-cell>
          <table:table-cell office:value-type="string">
            <text:p>Premier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RE</text:p>
          </table:table-cell>
          <table:table-cell office:value-type="string">
            <text:p>Yahoo</text:p>
          </table:table-cell>
          <table:table-cell office:value-type="string">
            <text:p>PR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S4.DE</text:p>
          </table:table-cell>
          <table:table-cell office:value-type="string">
            <text:p>Phoenix Sola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S4</text:p>
          </table:table-cell>
          <table:table-cell office:value-type="string">
            <text:p>Yahoo</text:p>
          </table:table-cell>
          <table:table-cell office:value-type="string">
            <text:p>PS4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SM.DE</text:p>
          </table:table-cell>
          <table:table-cell office:value-type="string">
            <text:p>Prosieben Sat.1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SM</text:p>
          </table:table-cell>
          <table:table-cell office:value-type="string">
            <text:p>Yahoo</text:p>
          </table:table-cell>
          <table:table-cell office:value-type="string">
            <text:p>PS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UM.DE</text:p>
          </table:table-cell>
          <table:table-cell office:value-type="string">
            <text:p>Pum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UM</text:p>
          </table:table-cell>
          <table:table-cell office:value-type="string">
            <text:p>Yahoo</text:p>
          </table:table-cell>
          <table:table-cell office:value-type="string">
            <text:p>PU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QCE.DE</text:p>
          </table:table-cell>
          <table:table-cell office:value-type="string">
            <text:p>Q-Cell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QCE</text:p>
          </table:table-cell>
          <table:table-cell office:value-type="string">
            <text:p>Yahoo</text:p>
          </table:table-cell>
          <table:table-cell office:value-type="string">
            <text:p>QC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QIA.DE</text:p>
          </table:table-cell>
          <table:table-cell office:value-type="string">
            <text:p>Qiag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QIA</text:p>
          </table:table-cell>
          <table:table-cell office:value-type="string">
            <text:p>Yahoo</text:p>
          </table:table-cell>
          <table:table-cell office:value-type="string">
            <text:p>QI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QSC.DE</text:p>
          </table:table-cell>
          <table:table-cell office:value-type="string">
            <text:p>QSC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QSC</text:p>
          </table:table-cell>
          <table:table-cell office:value-type="string">
            <text:p>Yahoo</text:p>
          </table:table-cell>
          <table:table-cell office:value-type="string">
            <text:p>QS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R8R.DE</text:p>
          </table:table-cell>
          <table:table-cell office:value-type="string">
            <text:p>Roth &amp; Rau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8R</text:p>
          </table:table-cell>
          <table:table-cell office:value-type="string">
            <text:p>Yahoo</text:p>
          </table:table-cell>
          <table:table-cell office:value-type="string">
            <text:p>R8R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RWE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AA.DE</text:p>
          </table:table-cell>
          <table:table-cell office:value-type="string">
            <text:p>Rationa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AA</text:p>
          </table:table-cell>
          <table:table-cell office:value-type="string">
            <text:p>Yahoo</text:p>
          </table:table-cell>
          <table:table-cell office:value-type="string">
            <text:p>RAA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SAP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HK.DE</text:p>
          </table:table-cell>
          <table:table-cell office:value-type="string">
            <text:p>Rhoen-Kliniku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HK</text:p>
          </table:table-cell>
          <table:table-cell office:value-type="string">
            <text:p>Yahoo</text:p>
          </table:table-cell>
          <table:table-cell office:value-type="string">
            <text:p>RH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RHM.DE</text:p>
          </table:table-cell>
          <table:table-cell office:value-type="string">
            <text:p>Rheinmetal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HM</text:p>
          </table:table-cell>
          <table:table-cell office:value-type="string">
            <text:p>Yahoo</text:p>
          </table:table-cell>
          <table:table-cell office:value-type="string">
            <text:p>RHM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SIE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SI.DE</text:p>
          </table:table-cell>
          <table:table-cell office:value-type="string">
            <text:p>Rofin-Sinar Technolog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SI</text:p>
          </table:table-cell>
          <table:table-cell office:value-type="string">
            <text:p>Yahoo</text:p>
          </table:table-cell>
          <table:table-cell office:value-type="string">
            <text:p>RS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RWE.DE</text:p>
          </table:table-cell>
          <table:table-cell office:value-type="string">
            <text:p>RW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WE</text:p>
          </table:table-cell>
          <table:table-cell office:value-type="string">
            <text:p>Yahoo</text:p>
          </table:table-cell>
          <table:table-cell office:value-type="string">
            <text:p>RW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92.DE</text:p>
          </table:table-cell>
          <table:table-cell office:value-type="string">
            <text:p>SMA Solar Technolog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92</text:p>
          </table:table-cell>
          <table:table-cell office:value-type="string">
            <text:p>Yahoo</text:p>
          </table:table-cell>
          <table:table-cell office:value-type="string">
            <text:p>S9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AP.DE</text:p>
          </table:table-cell>
          <table:table-cell office:value-type="string">
            <text:p>SA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AP</text:p>
          </table:table-cell>
          <table:table-cell office:value-type="string">
            <text:p>Yahoo</text:p>
          </table:table-cell>
          <table:table-cell office:value-type="string">
            <text:p>SAP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AZ.DE</text:p>
          </table:table-cell>
          <table:table-cell office:value-type="string">
            <text:p>Stada Arzneimitte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AZ</text:p>
          </table:table-cell>
          <table:table-cell office:value-type="string">
            <text:p>Yahoo</text:p>
          </table:table-cell>
          <table:table-cell office:value-type="string">
            <text:p>SAZ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DF.DE</text:p>
          </table:table-cell>
          <table:table-cell office:value-type="string">
            <text:p>K+S 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SDF</text:p>
          </table:table-cell>
          <table:table-cell office:value-type="string">
            <text:p>Yahoo</text:p>
          </table:table-cell>
          <table:table-cell office:value-type="string">
            <text:p>SDF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GL.DE</text:p>
          </table:table-cell>
          <table:table-cell office:value-type="string">
            <text:p>SGL Carb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GL</text:p>
          </table:table-cell>
          <table:table-cell office:value-type="string">
            <text:p>Yahoo</text:p>
          </table:table-cell>
          <table:table-cell office:value-type="string">
            <text:p>SGL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IE.DE</text:p>
          </table:table-cell>
          <table:table-cell office:value-type="string">
            <text:p>Siemen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IE</text:p>
          </table:table-cell>
          <table:table-cell office:value-type="string">
            <text:p>Yahoo</text:p>
          </table:table-cell>
          <table:table-cell office:value-type="string">
            <text:p>SI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IX2.DE</text:p>
          </table:table-cell>
          <table:table-cell office:value-type="string">
            <text:p>Six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IX2</text:p>
          </table:table-cell>
          <table:table-cell office:value-type="string">
            <text:p>Yahoo</text:p>
          </table:table-cell>
          <table:table-cell office:value-type="string">
            <text:p>SIX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K1.DE</text:p>
          </table:table-cell>
          <table:table-cell office:value-type="string">
            <text:p>SKW Stahl-Metallurgie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K1</text:p>
          </table:table-cell>
          <table:table-cell office:value-type="string">
            <text:p>Yahoo</text:p>
          </table:table-cell>
          <table:table-cell office:value-type="string">
            <text:p>SK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KB.DE</text:p>
          </table:table-cell>
          <table:table-cell office:value-type="string">
            <text:p>Koenig &amp; Bau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KB</text:p>
          </table:table-cell>
          <table:table-cell office:value-type="string">
            <text:p>Yahoo</text:p>
          </table:table-cell>
          <table:table-cell office:value-type="string">
            <text:p>SKB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M7.DE</text:p>
          </table:table-cell>
          <table:table-cell office:value-type="string">
            <text:p>Smartrac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M7</text:p>
          </table:table-cell>
          <table:table-cell office:value-type="string">
            <text:p>Yahoo</text:p>
          </table:table-cell>
          <table:table-cell office:value-type="string">
            <text:p>SM7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NG.DE</text:p>
          </table:table-cell>
          <table:table-cell office:value-type="string">
            <text:p>Singulus Technolog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NG</text:p>
          </table:table-cell>
          <table:table-cell office:value-type="string">
            <text:p>Yahoo</text:p>
          </table:table-cell>
          <table:table-cell office:value-type="string">
            <text:p>SNG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OO1.DE</text:p>
          </table:table-cell>
          <table:table-cell office:value-type="string">
            <text:p>Sol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OO1</text:p>
          </table:table-cell>
          <table:table-cell office:value-type="string">
            <text:p>Yahoo</text:p>
          </table:table-cell>
          <table:table-cell office:value-type="string">
            <text:p>SOO1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TKA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OW.DE</text:p>
          </table:table-cell>
          <table:table-cell office:value-type="string">
            <text:p>Software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OW</text:p>
          </table:table-cell>
          <table:table-cell office:value-type="string">
            <text:p>Yahoo</text:p>
          </table:table-cell>
          <table:table-cell office:value-type="string">
            <text:p>SOW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PR.DE</text:p>
          </table:table-cell>
          <table:table-cell office:value-type="string">
            <text:p>Axel Spring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PR</text:p>
          </table:table-cell>
          <table:table-cell office:value-type="string">
            <text:p>Yahoo</text:p>
          </table:table-cell>
          <table:table-cell office:value-type="string">
            <text:p>SPR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WV.DE</text:p>
          </table:table-cell>
          <table:table-cell office:value-type="string">
            <text:p>Solarworld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WV</text:p>
          </table:table-cell>
          <table:table-cell office:value-type="string">
            <text:p>Yahoo</text:p>
          </table:table-cell>
          <table:table-cell office:value-type="string">
            <text:p>SWV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TUI1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Y1.DE</text:p>
          </table:table-cell>
          <table:table-cell office:value-type="string">
            <text:p>Symris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Y1</text:p>
          </table:table-cell>
          <table:table-cell office:value-type="string">
            <text:p>Yahoo</text:p>
          </table:table-cell>
          <table:table-cell office:value-type="string">
            <text:p>SY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ZG.DE</text:p>
          </table:table-cell>
          <table:table-cell office:value-type="string">
            <text:p>Salzgitter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SZG</text:p>
          </table:table-cell>
          <table:table-cell office:value-type="string">
            <text:p>Yahoo</text:p>
          </table:table-cell>
          <table:table-cell office:value-type="string">
            <text:p>SZG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ZU.DE</text:p>
          </table:table-cell>
          <table:table-cell office:value-type="string">
            <text:p>Suedzuck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ZU</text:p>
          </table:table-cell>
          <table:table-cell office:value-type="string">
            <text:p>Yahoo</text:p>
          </table:table-cell>
          <table:table-cell office:value-type="string">
            <text:p>SZU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EG.DE</text:p>
          </table:table-cell>
          <table:table-cell office:value-type="string">
            <text:p>Tag Immobili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EG</text:p>
          </table:table-cell>
          <table:table-cell office:value-type="string">
            <text:p>Yahoo</text:p>
          </table:table-cell>
          <table:table-cell office:value-type="string">
            <text:p>TEG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VOW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GM.DE</text:p>
          </table:table-cell>
          <table:table-cell office:value-type="string">
            <text:p>Tognu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GM</text:p>
          </table:table-cell>
          <table:table-cell office:value-type="string">
            <text:p>Yahoo</text:p>
          </table:table-cell>
          <table:table-cell office:value-type="string">
            <text:p>TG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TIM.DE</text:p>
          </table:table-cell>
          <table:table-cell office:value-type="string">
            <text:p>Tipp24</text:p>
          </table:table-cell>
          <table:table-cell office:value-type="string">
            <text:p>Stock</text:p>
          </table:table-cell>
          <table:table-cell/>
          <table:table-cell office:value-type="string">
            <text:p>TIM</text:p>
          </table:table-cell>
          <table:table-cell office:value-type="string">
            <text:p>Yahoo</text:p>
          </table:table-cell>
          <table:table-cell office:value-type="string">
            <text:p>TI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KA.DE</text:p>
          </table:table-cell>
          <table:table-cell office:value-type="string">
            <text:p>ThyssenKrup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KA</text:p>
          </table:table-cell>
          <table:table-cell office:value-type="string">
            <text:p>Yahoo</text:p>
          </table:table-cell>
          <table:table-cell office:value-type="string">
            <text:p>TK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TK.DE</text:p>
          </table:table-cell>
          <table:table-cell office:value-type="string">
            <text:p>Takk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TK</text:p>
          </table:table-cell>
          <table:table-cell office:value-type="string">
            <text:p>Yahoo</text:p>
          </table:table-cell>
          <table:table-cell office:value-type="string">
            <text:p>TT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UI1.DE</text:p>
          </table:table-cell>
          <table:table-cell office:value-type="string">
            <text:p>Tui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UI1</text:p>
          </table:table-cell>
          <table:table-cell office:value-type="string">
            <text:p>Yahoo</text:p>
          </table:table-cell>
          <table:table-cell office:value-type="string">
            <text:p>TUI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UI1.DE</text:p>
          </table:table-cell>
          <table:table-cell office:value-type="string">
            <text:p>TUI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UI1</text:p>
          </table:table-cell>
          <table:table-cell office:value-type="string">
            <text:p>Yahoo</text:p>
          </table:table-cell>
          <table:table-cell office:value-type="string">
            <text:p>TUI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UTDI.DE</text:p>
          </table:table-cell>
          <table:table-cell office:value-type="string">
            <text:p>United Interne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UTDI</text:p>
          </table:table-cell>
          <table:table-cell office:value-type="string">
            <text:p>Yahoo</text:p>
          </table:table-cell>
          <table:table-cell office:value-type="string">
            <text:p>UTD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BH.DE</text:p>
          </table:table-cell>
          <table:table-cell office:value-type="string">
            <text:p>VBH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BH</text:p>
          </table:table-cell>
          <table:table-cell office:value-type="string">
            <text:p>Yahoo</text:p>
          </table:table-cell>
          <table:table-cell office:value-type="string">
            <text:p>VBH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IA.DE</text:p>
          </table:table-cell>
          <table:table-cell office:value-type="string">
            <text:p>Vivac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IA</text:p>
          </table:table-cell>
          <table:table-cell office:value-type="string">
            <text:p>Yahoo</text:p>
          </table:table-cell>
          <table:table-cell office:value-type="string">
            <text:p>VI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VIB3.DE</text:p>
          </table:table-cell>
          <table:table-cell office:value-type="string">
            <text:p>Villeroy &amp; Boch</text:p>
          </table:table-cell>
          <table:table-cell office:value-type="string">
            <text:p>Stock</text:p>
          </table:table-cell>
          <table:table-cell/>
          <table:table-cell office:value-type="string">
            <text:p>VIB3</text:p>
          </table:table-cell>
          <table:table-cell office:value-type="string">
            <text:p>Yahoo</text:p>
          </table:table-cell>
          <table:table-cell table:style-name="ce7" office:value-type="string">
            <text:p>VIB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OS.DE</text:p>
          </table:table-cell>
          <table:table-cell office:value-type="string">
            <text:p>Vosslo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OS</text:p>
          </table:table-cell>
          <table:table-cell office:value-type="string">
            <text:p>Yahoo</text:p>
          </table:table-cell>
          <table:table-cell office:value-type="string">
            <text:p>VO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OW3.DE</text:p>
          </table:table-cell>
          <table:table-cell office:value-type="string">
            <text:p>Volkswag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OW</text:p>
          </table:table-cell>
          <table:table-cell office:value-type="string">
            <text:p>Yahoo</text:p>
          </table:table-cell>
          <table:table-cell office:value-type="string">
            <text:p>VOW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T9.DE</text:p>
          </table:table-cell>
          <table:table-cell office:value-type="string">
            <text:p>VT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T9</text:p>
          </table:table-cell>
          <table:table-cell office:value-type="string">
            <text:p>Yahoo</text:p>
          </table:table-cell>
          <table:table-cell office:value-type="string">
            <text:p>VT9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AC.DE</text:p>
          </table:table-cell>
          <table:table-cell office:value-type="string">
            <text:p>Wacker Neus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AC</text:p>
          </table:table-cell>
          <table:table-cell office:value-type="string">
            <text:p>Yahoo</text:p>
          </table:table-cell>
          <table:table-cell office:value-type="string">
            <text:p>WA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AS.DE</text:p>
          </table:table-cell>
          <table:table-cell office:value-type="string">
            <text:p>H&amp;R Was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AS</text:p>
          </table:table-cell>
          <table:table-cell office:value-type="string">
            <text:p>Yahoo</text:p>
          </table:table-cell>
          <table:table-cell office:value-type="string">
            <text:p>WA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CH.DE</text:p>
          </table:table-cell>
          <table:table-cell office:value-type="string">
            <text:p>Wacker Chemi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CH</text:p>
          </table:table-cell>
          <table:table-cell office:value-type="string">
            <text:p>Yahoo</text:p>
          </table:table-cell>
          <table:table-cell office:value-type="string">
            <text:p>WCH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DI.DE</text:p>
          </table:table-cell>
          <table:table-cell office:value-type="string">
            <text:p>Wirecard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DI</text:p>
          </table:table-cell>
          <table:table-cell office:value-type="string">
            <text:p>Yahoo</text:p>
          </table:table-cell>
          <table:table-cell office:value-type="string">
            <text:p>WD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IN.DE</text:p>
          </table:table-cell>
          <table:table-cell office:value-type="string">
            <text:p>Wincor Nixdorf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IN</text:p>
          </table:table-cell>
          <table:table-cell office:value-type="string">
            <text:p>Yahoo</text:p>
          </table:table-cell>
          <table:table-cell office:value-type="string">
            <text:p>WI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ZIL2.DE</text:p>
          </table:table-cell>
          <table:table-cell office:value-type="string">
            <text:p>Elringkling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ZIL2</text:p>
          </table:table-cell>
          <table:table-cell office:value-type="string">
            <text:p>Yahoo</text:p>
          </table:table-cell>
          <table:table-cell office:value-type="string">
            <text:p>ZIL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65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X Component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4"/>
        <table:table-column table:style-name="co1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The original of this file is Master-of-imp-files.ods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This table holds the DAX components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To update this table open the follwing link with your browser..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http://de.old.finance.yahoo.com/d/quotes.csv?s=@%5EGDAXI&amp;f=snl1d1t1c1ohgv&amp;e=.csv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...and select &lt;open with OpenOffice&gt;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Copy the symbols from the downloaded file and paste them here to replace the symbols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BUT CHANGE ONLY THE WHITE FIELDS !!!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Press F9 and verfy that there are no holes in the data. If so, update the German Stock Table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Press Ctrl+S to save the updated table in *ods format. 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Choose &lt;Text CSV (.cvs)&gt; and take care that you select &lt;semicolon as delimeter&gt;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(Notice: the weight column is needed but currently unused. So fill with 1 is OK)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/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*</text:p>
          </table:table-cell>
          <table:table-cell table:style-name="ce14" office:value-type="string">
            <text:p>DAX Components</text:p>
          </table:table-cell>
          <table:table-cell table:style-name="ce3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5"/>
          <table:table-cell table:style-name="ce11" table:number-columns-repeated="7"/>
          <table:table-cell table:number-columns-repeated="1015"/>
        </table:table-row>
        <table:table-row table:style-name="ro3">
          <table:table-cell table:style-name="ce11" office:value-type="string">
            <text:p><text:s text:c="2"/>[Header]RefSymbol</text:p>
          </table:table-cell>
          <table:table-cell table:style-name="ce15" office:value-type="string">
            <text:p>Weight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Reuters</text:p>
          </table:table-cell>
          <table:table-cell table:style-name="ce11" office:value-type="string">
            <text:p>ISIN</text:p>
          </table:table-cell>
          <table:table-cell table:style-name="ce11" office:value-type="string">
            <text:p>Provider</text:p>
          </table:table-cell>
          <table:table-cell table:style-name="ce11" office:value-type="string">
            <text:p>Symbol</text:p>
          </table:table-cell>
          <table:table-cell table:style-name="ce11"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1" office:value-type="string">
            <text:p>* [Header]RefSymbol</text:p>
          </table:table-cell>
          <table:table-cell table:style-name="ce15" office:value-type="string">
            <text:p>Weight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Foo</text:p>
          </table:table-cell>
          <table:table-cell table:style-name="ce11" office:value-type="string">
            <text:p>Foo</text:p>
          </table:table-cell>
          <table:table-cell table:style-name="ce11" office:value-type="string">
            <text:p>Provider</text:p>
          </table:table-cell>
          <table:table-cell table:style-name="ce11" office:value-type="string">
            <text:p>Symbol</text:p>
          </table:table-cell>
          <table:table-cell table:style-name="ce11"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1"/>
          <table:table-cell table:style-name="ce15"/>
          <table:table-cell table:style-name="ce11" table:number-columns-repeated="7"/>
          <table:table-cell table:number-columns-repeated="1015"/>
        </table:table-row>
        <table:table-row table:style-name="ro3">
          <table:table-cell table:style-name="ce12" office:value-type="string">
            <text:p>DAX</text:p>
          </table:table-cell>
          <table:table-cell table:style-name="ce15"/>
          <table:table-cell table:style-name="ce11" table:formula="of:=VLOOKUP([.A28];German;3;0)" office:value-type="string" office:string-value="Index">
            <text:p>Index</text:p>
          </table:table-cell>
          <table:table-cell table:style-name="ce11" table:formula="of:=VLOOKUP([.A28];German;2;0)" office:value-type="string" office:string-value="Deutscher Aktienindex DAX30">
            <text:p>Deutscher Aktienindex DAX30</text:p>
          </table:table-cell>
          <table:table-cell table:style-name="ce11" table:formula="of:=VLOOKUP([.A28];German;5;0)" office:value-type="string" office:string-value="DAX">
            <text:p>DAX</text:p>
          </table:table-cell>
          <table:table-cell table:style-name="ce11" table:formula="of:=VLOOKUP([.A28];German;4;0)" office:value-type="float" office:value="0">
            <text:p/>
          </table:table-cell>
          <table:table-cell table:style-name="ce11" table:formula="of:=VLOOKUP([.A28];German;6;0)" office:value-type="string" office:string-value="Yahoo">
            <text:p>Yahoo</text:p>
          </table:table-cell>
          <table:table-cell table:style-name="ce11" table:formula="of:=VLOOKUP([.A28];German;7;0)" office:value-type="string" office:string-value="^GDAXI">
            <text:p>^GDAXI</text:p>
          </table:table-cell>
          <table:table-cell table:style-name="ce11" table:formula="of:=VLOOKUP([.A2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1"/>
          <table:table-cell table:style-name="ce15"/>
          <table:table-cell table:style-name="ce11" table:number-columns-repeated="7"/>
          <table:table-cell table:number-columns-repeated="1015"/>
        </table:table-row>
        <table:table-row table:style-name="ro3">
          <table:table-cell table:style-name="ce11" table:formula="of:=CONCATENATE(&quot;[CompList]&quot;;[.A28])" office:value-type="string" office:string-value="[CompList]DAX">
            <text:p>[CompList]DAX</text:p>
          </table:table-cell>
          <table:table-cell table:style-name="ce15"/>
          <table:table-cell table:style-name="ce11" table:number-columns-repeated="7"/>
          <table:table-cell table:number-columns-repeated="1015"/>
        </table:table-row>
        <table:table-row table:style-name="ro3">
          <table:table-cell table:style-name="ce11"/>
          <table:table-cell table:style-name="ce15"/>
          <table:table-cell table:style-name="ce11" table:number-columns-repeated="7"/>
          <table:table-cell table:number-columns-repeated="1015"/>
        </table:table-row>
        <table:table-row table:style-name="ro3">
          <table:table-cell table:style-name="ce12" office:value-type="string">
            <text:p>ADS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32];German;3;0)" office:value-type="string" office:string-value="Stock">
            <text:p>Stock</text:p>
          </table:table-cell>
          <table:table-cell table:style-name="ce11" table:formula="of:=VLOOKUP([.A32];German;2;0)" office:value-type="string" office:string-value="Adidas">
            <text:p>Adidas</text:p>
          </table:table-cell>
          <table:table-cell table:style-name="ce11" table:formula="of:=VLOOKUP([.A32];German;5;0)" office:value-type="string" office:string-value="ADS">
            <text:p>ADS</text:p>
          </table:table-cell>
          <table:table-cell table:style-name="ce11" table:formula="of:=VLOOKUP([.A32];German;4;0)" office:value-type="float" office:value="0">
            <text:p/>
          </table:table-cell>
          <table:table-cell table:style-name="ce11" table:formula="of:=VLOOKUP([.A32];German;6;0)" office:value-type="string" office:string-value="Yahoo">
            <text:p>Yahoo</text:p>
          </table:table-cell>
          <table:table-cell table:style-name="ce11" table:formula="of:=VLOOKUP([.A32];German;7;0)" office:value-type="string" office:string-value="ADS.DE">
            <text:p>ADS.DE</text:p>
          </table:table-cell>
          <table:table-cell table:style-name="ce11" table:formula="of:=VLOOKUP([.A3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ALV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33];German;3;0)" office:value-type="string" office:string-value="Stock">
            <text:p>Stock</text:p>
          </table:table-cell>
          <table:table-cell table:style-name="ce11" table:formula="of:=VLOOKUP([.A33];German;2;0)" office:value-type="string" office:string-value="Allianz">
            <text:p>Allianz</text:p>
          </table:table-cell>
          <table:table-cell table:style-name="ce11" table:formula="of:=VLOOKUP([.A33];German;5;0)" office:value-type="string" office:string-value="ALV">
            <text:p>ALV</text:p>
          </table:table-cell>
          <table:table-cell table:style-name="ce11" table:formula="of:=VLOOKUP([.A33];German;4;0)" office:value-type="float" office:value="0">
            <text:p/>
          </table:table-cell>
          <table:table-cell table:style-name="ce11" table:formula="of:=VLOOKUP([.A33];German;6;0)" office:value-type="string" office:string-value="Yahoo">
            <text:p>Yahoo</text:p>
          </table:table-cell>
          <table:table-cell table:style-name="ce11" table:formula="of:=VLOOKUP([.A33];German;7;0)" office:value-type="string" office:string-value="ALV.DE">
            <text:p>ALV.DE</text:p>
          </table:table-cell>
          <table:table-cell table:style-name="ce11" table:formula="of:=VLOOKUP([.A3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BAS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34];German;3;0)" office:value-type="string" office:string-value="Stock">
            <text:p>Stock</text:p>
          </table:table-cell>
          <table:table-cell table:style-name="ce11" table:formula="of:=VLOOKUP([.A34];German;2;0)" office:value-type="string" office:string-value="BASF">
            <text:p>BASF</text:p>
          </table:table-cell>
          <table:table-cell table:style-name="ce11" table:formula="of:=VLOOKUP([.A34];German;5;0)" office:value-type="string" office:string-value="BAS">
            <text:p>BAS</text:p>
          </table:table-cell>
          <table:table-cell table:style-name="ce11" table:formula="of:=VLOOKUP([.A34];German;4;0)" office:value-type="float" office:value="0">
            <text:p/>
          </table:table-cell>
          <table:table-cell table:style-name="ce11" table:formula="of:=VLOOKUP([.A34];German;6;0)" office:value-type="string" office:string-value="Yahoo">
            <text:p>Yahoo</text:p>
          </table:table-cell>
          <table:table-cell table:style-name="ce11" table:formula="of:=VLOOKUP([.A34];German;7;0)" office:value-type="string" office:string-value="BAS.DE">
            <text:p>BAS.DE</text:p>
          </table:table-cell>
          <table:table-cell table:style-name="ce11" table:formula="of:=VLOOKUP([.A3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BAYN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35];German;3;0)" office:value-type="string" office:string-value="Stock">
            <text:p>Stock</text:p>
          </table:table-cell>
          <table:table-cell table:style-name="ce11" table:formula="of:=VLOOKUP([.A35];German;2;0)" office:value-type="string" office:string-value="Bayer">
            <text:p>Bayer</text:p>
          </table:table-cell>
          <table:table-cell table:style-name="ce11" table:formula="of:=VLOOKUP([.A35];German;5;0)" office:value-type="string" office:string-value="BAYN">
            <text:p>BAYN</text:p>
          </table:table-cell>
          <table:table-cell table:style-name="ce11" table:formula="of:=VLOOKUP([.A35];German;4;0)" office:value-type="float" office:value="0">
            <text:p/>
          </table:table-cell>
          <table:table-cell table:style-name="ce11" table:formula="of:=VLOOKUP([.A35];German;6;0)" office:value-type="string" office:string-value="Yahoo">
            <text:p>Yahoo</text:p>
          </table:table-cell>
          <table:table-cell table:style-name="ce11" table:formula="of:=VLOOKUP([.A35];German;7;0)" office:value-type="string" office:string-value="BAYN.DE">
            <text:p>BAYN.DE</text:p>
          </table:table-cell>
          <table:table-cell table:style-name="ce11" table:formula="of:=VLOOKUP([.A3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BEI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36];German;3;0)" office:value-type="string" office:string-value="Stock">
            <text:p>Stock</text:p>
          </table:table-cell>
          <table:table-cell table:style-name="ce11" table:formula="of:=VLOOKUP([.A36];German;2;0)" office:value-type="string" office:string-value="Beiersdorf">
            <text:p>Beiersdorf</text:p>
          </table:table-cell>
          <table:table-cell table:style-name="ce11" table:formula="of:=VLOOKUP([.A36];German;5;0)" office:value-type="string" office:string-value="BEI">
            <text:p>BEI</text:p>
          </table:table-cell>
          <table:table-cell table:style-name="ce11" table:formula="of:=VLOOKUP([.A36];German;4;0)" office:value-type="float" office:value="0">
            <text:p/>
          </table:table-cell>
          <table:table-cell table:style-name="ce11" table:formula="of:=VLOOKUP([.A36];German;6;0)" office:value-type="string" office:string-value="Yahoo">
            <text:p>Yahoo</text:p>
          </table:table-cell>
          <table:table-cell table:style-name="ce11" table:formula="of:=VLOOKUP([.A36];German;7;0)" office:value-type="string" office:string-value="BEI.DE">
            <text:p>BEI.DE</text:p>
          </table:table-cell>
          <table:table-cell table:style-name="ce11" table:formula="of:=VLOOKUP([.A3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BMW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37];German;3;0)" office:value-type="string" office:string-value="Stock">
            <text:p>Stock</text:p>
          </table:table-cell>
          <table:table-cell table:style-name="ce11" table:formula="of:=VLOOKUP([.A37];German;2;0)" office:value-type="string" office:string-value="BMW">
            <text:p>BMW</text:p>
          </table:table-cell>
          <table:table-cell table:style-name="ce11" table:formula="of:=VLOOKUP([.A37];German;5;0)" office:value-type="string" office:string-value="BMW">
            <text:p>BMW</text:p>
          </table:table-cell>
          <table:table-cell table:style-name="ce11" table:formula="of:=VLOOKUP([.A37];German;4;0)" office:value-type="float" office:value="0">
            <text:p/>
          </table:table-cell>
          <table:table-cell table:style-name="ce11" table:formula="of:=VLOOKUP([.A37];German;6;0)" office:value-type="string" office:string-value="Yahoo">
            <text:p>Yahoo</text:p>
          </table:table-cell>
          <table:table-cell table:style-name="ce11" table:formula="of:=VLOOKUP([.A37];German;7;0)" office:value-type="string" office:string-value="BMW.DE">
            <text:p>BMW.DE</text:p>
          </table:table-cell>
          <table:table-cell table:style-name="ce11" table:formula="of:=VLOOKUP([.A3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CBK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38];German;3;0)" office:value-type="string" office:string-value="Stock">
            <text:p>Stock</text:p>
          </table:table-cell>
          <table:table-cell table:style-name="ce11" table:formula="of:=VLOOKUP([.A38];German;2;0)" office:value-type="string" office:string-value="Commerzbank">
            <text:p>Commerzbank</text:p>
          </table:table-cell>
          <table:table-cell table:style-name="ce11" table:formula="of:=VLOOKUP([.A38];German;5;0)" office:value-type="string" office:string-value="CBK">
            <text:p>CBK</text:p>
          </table:table-cell>
          <table:table-cell table:style-name="ce11" table:formula="of:=VLOOKUP([.A38];German;4;0)" office:value-type="float" office:value="0">
            <text:p/>
          </table:table-cell>
          <table:table-cell table:style-name="ce11" table:formula="of:=VLOOKUP([.A38];German;6;0)" office:value-type="string" office:string-value="Yahoo">
            <text:p>Yahoo</text:p>
          </table:table-cell>
          <table:table-cell table:style-name="ce11" table:formula="of:=VLOOKUP([.A38];German;7;0)" office:value-type="string" office:string-value="CBK.DE">
            <text:p>CBK.DE</text:p>
          </table:table-cell>
          <table:table-cell table:style-name="ce11" table:formula="of:=VLOOKUP([.A3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DAI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39];German;3;0)" office:value-type="string" office:string-value="Stock">
            <text:p>Stock</text:p>
          </table:table-cell>
          <table:table-cell table:style-name="ce11" table:formula="of:=VLOOKUP([.A39];German;2;0)" office:value-type="string" office:string-value="Daimler">
            <text:p>Daimler</text:p>
          </table:table-cell>
          <table:table-cell table:style-name="ce11" table:formula="of:=VLOOKUP([.A39];German;5;0)" office:value-type="string" office:string-value="DAI">
            <text:p>DAI</text:p>
          </table:table-cell>
          <table:table-cell table:style-name="ce11" table:formula="of:=VLOOKUP([.A39];German;4;0)" office:value-type="float" office:value="0">
            <text:p/>
          </table:table-cell>
          <table:table-cell table:style-name="ce11" table:formula="of:=VLOOKUP([.A39];German;6;0)" office:value-type="string" office:string-value="Yahoo">
            <text:p>Yahoo</text:p>
          </table:table-cell>
          <table:table-cell table:style-name="ce11" table:formula="of:=VLOOKUP([.A39];German;7;0)" office:value-type="string" office:string-value="DAI.DE">
            <text:p>DAI.DE</text:p>
          </table:table-cell>
          <table:table-cell table:style-name="ce11" table:formula="of:=VLOOKUP([.A3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DB1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0];German;3;0)" office:value-type="string" office:string-value="Stock">
            <text:p>Stock</text:p>
          </table:table-cell>
          <table:table-cell table:style-name="ce11" table:formula="of:=VLOOKUP([.A40];German;2;0)" office:value-type="string" office:string-value="Deutsche Boerse">
            <text:p>Deutsche Boerse</text:p>
          </table:table-cell>
          <table:table-cell table:style-name="ce11" table:formula="of:=VLOOKUP([.A40];German;5;0)" office:value-type="string" office:string-value="DB1">
            <text:p>DB1</text:p>
          </table:table-cell>
          <table:table-cell table:style-name="ce11" table:formula="of:=VLOOKUP([.A40];German;4;0)" office:value-type="float" office:value="0">
            <text:p/>
          </table:table-cell>
          <table:table-cell table:style-name="ce11" table:formula="of:=VLOOKUP([.A40];German;6;0)" office:value-type="string" office:string-value="Yahoo">
            <text:p>Yahoo</text:p>
          </table:table-cell>
          <table:table-cell table:style-name="ce11" table:formula="of:=VLOOKUP([.A40];German;7;0)" office:value-type="string" office:string-value="DB1.DE">
            <text:p>DB1.DE</text:p>
          </table:table-cell>
          <table:table-cell table:style-name="ce11" table:formula="of:=VLOOKUP([.A4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DBK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1];German;3;0)" office:value-type="string" office:string-value="Stock">
            <text:p>Stock</text:p>
          </table:table-cell>
          <table:table-cell table:style-name="ce11" table:formula="of:=VLOOKUP([.A41];German;2;0)" office:value-type="string" office:string-value="Deutsche Bank">
            <text:p>Deutsche Bank</text:p>
          </table:table-cell>
          <table:table-cell table:style-name="ce11" table:formula="of:=VLOOKUP([.A41];German;5;0)" office:value-type="string" office:string-value="DBK">
            <text:p>DBK</text:p>
          </table:table-cell>
          <table:table-cell table:style-name="ce11" table:formula="of:=VLOOKUP([.A41];German;4;0)" office:value-type="float" office:value="0">
            <text:p/>
          </table:table-cell>
          <table:table-cell table:style-name="ce11" table:formula="of:=VLOOKUP([.A41];German;6;0)" office:value-type="string" office:string-value="Yahoo">
            <text:p>Yahoo</text:p>
          </table:table-cell>
          <table:table-cell table:style-name="ce11" table:formula="of:=VLOOKUP([.A41];German;7;0)" office:value-type="string" office:string-value="DBK.DE">
            <text:p>DBK.DE</text:p>
          </table:table-cell>
          <table:table-cell table:style-name="ce11" table:formula="of:=VLOOKUP([.A4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DPW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2];German;3;0)" office:value-type="string" office:string-value="Stock">
            <text:p>Stock</text:p>
          </table:table-cell>
          <table:table-cell table:style-name="ce11" table:formula="of:=VLOOKUP([.A42];German;2;0)" office:value-type="string" office:string-value="Deutsche Post">
            <text:p>Deutsche Post</text:p>
          </table:table-cell>
          <table:table-cell table:style-name="ce11" table:formula="of:=VLOOKUP([.A42];German;5;0)" office:value-type="string" office:string-value="DPW">
            <text:p>DPW</text:p>
          </table:table-cell>
          <table:table-cell table:style-name="ce11" table:formula="of:=VLOOKUP([.A42];German;4;0)" office:value-type="float" office:value="0">
            <text:p/>
          </table:table-cell>
          <table:table-cell table:style-name="ce11" table:formula="of:=VLOOKUP([.A42];German;6;0)" office:value-type="string" office:string-value="Yahoo">
            <text:p>Yahoo</text:p>
          </table:table-cell>
          <table:table-cell table:style-name="ce11" table:formula="of:=VLOOKUP([.A42];German;7;0)" office:value-type="string" office:string-value="DPW.DE">
            <text:p>DPW.DE</text:p>
          </table:table-cell>
          <table:table-cell table:style-name="ce11" table:formula="of:=VLOOKUP([.A4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DTE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3];German;3;0)" office:value-type="string" office:string-value="Stock">
            <text:p>Stock</text:p>
          </table:table-cell>
          <table:table-cell table:style-name="ce11" table:formula="of:=VLOOKUP([.A43];German;2;0)" office:value-type="string" office:string-value="Deutsche Telekom">
            <text:p>Deutsche Telekom</text:p>
          </table:table-cell>
          <table:table-cell table:style-name="ce11" table:formula="of:=VLOOKUP([.A43];German;5;0)" office:value-type="string" office:string-value="DTE">
            <text:p>DTE</text:p>
          </table:table-cell>
          <table:table-cell table:style-name="ce11" table:formula="of:=VLOOKUP([.A43];German;4;0)" office:value-type="float" office:value="0">
            <text:p/>
          </table:table-cell>
          <table:table-cell table:style-name="ce11" table:formula="of:=VLOOKUP([.A43];German;6;0)" office:value-type="string" office:string-value="Yahoo">
            <text:p>Yahoo</text:p>
          </table:table-cell>
          <table:table-cell table:style-name="ce11" table:formula="of:=VLOOKUP([.A43];German;7;0)" office:value-type="string" office:string-value="DTE.DE">
            <text:p>DTE.DE</text:p>
          </table:table-cell>
          <table:table-cell table:style-name="ce11" table:formula="of:=VLOOKUP([.A4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EOAN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4];German;3;0)" office:value-type="string" office:string-value="Stock">
            <text:p>Stock</text:p>
          </table:table-cell>
          <table:table-cell table:style-name="ce11" table:formula="of:=VLOOKUP([.A44];German;2;0)" office:value-type="string" office:string-value="E.ON">
            <text:p>E.ON</text:p>
          </table:table-cell>
          <table:table-cell table:style-name="ce11" table:formula="of:=VLOOKUP([.A44];German;5;0)" office:value-type="string" office:string-value="EOAN">
            <text:p>EOAN</text:p>
          </table:table-cell>
          <table:table-cell table:style-name="ce11" table:formula="of:=VLOOKUP([.A44];German;4;0)" office:value-type="float" office:value="0">
            <text:p/>
          </table:table-cell>
          <table:table-cell table:style-name="ce11" table:formula="of:=VLOOKUP([.A44];German;6;0)" office:value-type="string" office:string-value="Yahoo">
            <text:p>Yahoo</text:p>
          </table:table-cell>
          <table:table-cell table:style-name="ce11" table:formula="of:=VLOOKUP([.A44];German;7;0)" office:value-type="string" office:string-value="EOAN.DE">
            <text:p>EOAN.DE</text:p>
          </table:table-cell>
          <table:table-cell table:style-name="ce11" table:formula="of:=VLOOKUP([.A4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FME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5];German;3;0)" office:value-type="string" office:string-value="Stock">
            <text:p>Stock</text:p>
          </table:table-cell>
          <table:table-cell table:style-name="ce11" table:formula="of:=VLOOKUP([.A45];German;2;0)" office:value-type="string" office:string-value="Fresenius Med Care">
            <text:p>Fresenius Med Care</text:p>
          </table:table-cell>
          <table:table-cell table:style-name="ce11" table:formula="of:=VLOOKUP([.A45];German;5;0)" office:value-type="string" office:string-value="FME">
            <text:p>FME</text:p>
          </table:table-cell>
          <table:table-cell table:style-name="ce11" table:formula="of:=VLOOKUP([.A45];German;4;0)" office:value-type="float" office:value="0">
            <text:p/>
          </table:table-cell>
          <table:table-cell table:style-name="ce11" table:formula="of:=VLOOKUP([.A45];German;6;0)" office:value-type="string" office:string-value="Yahoo">
            <text:p>Yahoo</text:p>
          </table:table-cell>
          <table:table-cell table:style-name="ce11" table:formula="of:=VLOOKUP([.A45];German;7;0)" office:value-type="string" office:string-value="FME.DE">
            <text:p>FME.DE</text:p>
          </table:table-cell>
          <table:table-cell table:style-name="ce11" table:formula="of:=VLOOKUP([.A4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FRE3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6];German;3;0)" office:value-type="string" office:string-value="Stock">
            <text:p>Stock</text:p>
          </table:table-cell>
          <table:table-cell table:style-name="ce11" table:formula="of:=VLOOKUP([.A46];German;2;0)" office:value-type="string" office:string-value="Fresenius VZ">
            <text:p>Fresenius VZ</text:p>
          </table:table-cell>
          <table:table-cell table:style-name="ce11" table:formula="of:=VLOOKUP([.A46];German;5;0)" office:value-type="string" office:string-value="FRE3">
            <text:p>FRE3</text:p>
          </table:table-cell>
          <table:table-cell table:style-name="ce11" table:formula="of:=VLOOKUP([.A46];German;4;0)" office:value-type="float" office:value="0">
            <text:p/>
          </table:table-cell>
          <table:table-cell table:style-name="ce11" table:formula="of:=VLOOKUP([.A46];German;6;0)" office:value-type="string" office:string-value="Yahoo">
            <text:p>Yahoo</text:p>
          </table:table-cell>
          <table:table-cell table:style-name="ce11" table:formula="of:=VLOOKUP([.A46];German;7;0)" office:value-type="string" office:string-value="FRE3.DE">
            <text:p>FRE3.DE</text:p>
          </table:table-cell>
          <table:table-cell table:style-name="ce11" table:formula="of:=VLOOKUP([.A4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HEN3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7];German;3;0)" office:value-type="string" office:string-value="Stock">
            <text:p>Stock</text:p>
          </table:table-cell>
          <table:table-cell table:style-name="ce11" table:formula="of:=VLOOKUP([.A47];German;2;0)" office:value-type="string" office:string-value="HenkeL VZ">
            <text:p>HenkeL VZ</text:p>
          </table:table-cell>
          <table:table-cell table:style-name="ce11" table:formula="of:=VLOOKUP([.A47];German;5;0)" office:value-type="string" office:string-value="HEN3">
            <text:p>HEN3</text:p>
          </table:table-cell>
          <table:table-cell table:style-name="ce11" table:formula="of:=VLOOKUP([.A47];German;4;0)" office:value-type="float" office:value="0">
            <text:p/>
          </table:table-cell>
          <table:table-cell table:style-name="ce11" table:formula="of:=VLOOKUP([.A47];German;6;0)" office:value-type="string" office:string-value="Yahoo">
            <text:p>Yahoo</text:p>
          </table:table-cell>
          <table:table-cell table:style-name="ce11" table:formula="of:=VLOOKUP([.A47];German;7;0)" office:value-type="string" office:string-value="HEN3.DE">
            <text:p>HEN3.DE</text:p>
          </table:table-cell>
          <table:table-cell table:style-name="ce11" table:formula="of:=VLOOKUP([.A4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IFX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8];German;3;0)" office:value-type="string" office:string-value="Stock">
            <text:p>Stock</text:p>
          </table:table-cell>
          <table:table-cell table:style-name="ce11" table:formula="of:=VLOOKUP([.A48];German;2;0)" office:value-type="string" office:string-value="Infineon Technologies">
            <text:p>Infineon Technologies</text:p>
          </table:table-cell>
          <table:table-cell table:style-name="ce11" table:formula="of:=VLOOKUP([.A48];German;5;0)" office:value-type="string" office:string-value="IFX">
            <text:p>IFX</text:p>
          </table:table-cell>
          <table:table-cell table:style-name="ce11" table:formula="of:=VLOOKUP([.A48];German;4;0)" office:value-type="float" office:value="0">
            <text:p/>
          </table:table-cell>
          <table:table-cell table:style-name="ce11" table:formula="of:=VLOOKUP([.A48];German;6;0)" office:value-type="string" office:string-value="Yahoo">
            <text:p>Yahoo</text:p>
          </table:table-cell>
          <table:table-cell table:style-name="ce11" table:formula="of:=VLOOKUP([.A48];German;7;0)" office:value-type="string" office:string-value="IFX.DE">
            <text:p>IFX.DE</text:p>
          </table:table-cell>
          <table:table-cell table:style-name="ce11" table:formula="of:=VLOOKUP([.A4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LHA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49];German;3;0)" office:value-type="string" office:string-value="Stock">
            <text:p>Stock</text:p>
          </table:table-cell>
          <table:table-cell table:style-name="ce11" table:formula="of:=VLOOKUP([.A49];German;2;0)" office:value-type="string" office:string-value="Dt.Lufthansa">
            <text:p>Dt.Lufthansa</text:p>
          </table:table-cell>
          <table:table-cell table:style-name="ce11" table:formula="of:=VLOOKUP([.A49];German;5;0)" office:value-type="string" office:string-value="LHA">
            <text:p>LHA</text:p>
          </table:table-cell>
          <table:table-cell table:style-name="ce11" table:formula="of:=VLOOKUP([.A49];German;4;0)" office:value-type="float" office:value="0">
            <text:p/>
          </table:table-cell>
          <table:table-cell table:style-name="ce11" table:formula="of:=VLOOKUP([.A49];German;6;0)" office:value-type="string" office:string-value="Yahoo">
            <text:p>Yahoo</text:p>
          </table:table-cell>
          <table:table-cell table:style-name="ce11" table:formula="of:=VLOOKUP([.A49];German;7;0)" office:value-type="string" office:string-value="LHA.DE">
            <text:p>LHA.DE</text:p>
          </table:table-cell>
          <table:table-cell table:style-name="ce11" table:formula="of:=VLOOKUP([.A4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LIN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0];German;3;0)" office:value-type="string" office:string-value="Stock">
            <text:p>Stock</text:p>
          </table:table-cell>
          <table:table-cell table:style-name="ce11" table:formula="of:=VLOOKUP([.A50];German;2;0)" office:value-type="string" office:string-value="Linde">
            <text:p>Linde</text:p>
          </table:table-cell>
          <table:table-cell table:style-name="ce11" table:formula="of:=VLOOKUP([.A50];German;5;0)" office:value-type="string" office:string-value="LIN">
            <text:p>LIN</text:p>
          </table:table-cell>
          <table:table-cell table:style-name="ce11" table:formula="of:=VLOOKUP([.A50];German;4;0)" office:value-type="float" office:value="0">
            <text:p/>
          </table:table-cell>
          <table:table-cell table:style-name="ce11" table:formula="of:=VLOOKUP([.A50];German;6;0)" office:value-type="string" office:string-value="Yahoo">
            <text:p>Yahoo</text:p>
          </table:table-cell>
          <table:table-cell table:style-name="ce11" table:formula="of:=VLOOKUP([.A50];German;7;0)" office:value-type="string" office:string-value="LIN.DE">
            <text:p>LIN.DE</text:p>
          </table:table-cell>
          <table:table-cell table:style-name="ce11" table:formula="of:=VLOOKUP([.A5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MAN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1];German;3;0)" office:value-type="string" office:string-value="Stock">
            <text:p>Stock</text:p>
          </table:table-cell>
          <table:table-cell table:style-name="ce11" table:formula="of:=VLOOKUP([.A51];German;2;0)" office:value-type="string" office:string-value="MAN">
            <text:p>MAN</text:p>
          </table:table-cell>
          <table:table-cell table:style-name="ce11" table:formula="of:=VLOOKUP([.A51];German;5;0)" office:value-type="string" office:string-value="MAN">
            <text:p>MAN</text:p>
          </table:table-cell>
          <table:table-cell table:style-name="ce11" table:formula="of:=VLOOKUP([.A51];German;4;0)" office:value-type="float" office:value="0">
            <text:p/>
          </table:table-cell>
          <table:table-cell table:style-name="ce11" table:formula="of:=VLOOKUP([.A51];German;6;0)" office:value-type="string" office:string-value="Yahoo">
            <text:p>Yahoo</text:p>
          </table:table-cell>
          <table:table-cell table:style-name="ce11" table:formula="of:=VLOOKUP([.A51];German;7;0)" office:value-type="string" office:string-value="MAN.DE">
            <text:p>MAN.DE</text:p>
          </table:table-cell>
          <table:table-cell table:style-name="ce11" table:formula="of:=VLOOKUP([.A5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MEO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2];German;3;0)" office:value-type="string" office:string-value="Stock">
            <text:p>Stock</text:p>
          </table:table-cell>
          <table:table-cell table:style-name="ce11" table:formula="of:=VLOOKUP([.A52];German;2;0)" office:value-type="string" office:string-value="METRO">
            <text:p>METRO</text:p>
          </table:table-cell>
          <table:table-cell table:style-name="ce11" table:formula="of:=VLOOKUP([.A52];German;5;0)" office:value-type="string" office:string-value="MEO">
            <text:p>MEO</text:p>
          </table:table-cell>
          <table:table-cell table:style-name="ce11" table:formula="of:=VLOOKUP([.A52];German;4;0)" office:value-type="float" office:value="0">
            <text:p/>
          </table:table-cell>
          <table:table-cell table:style-name="ce11" table:formula="of:=VLOOKUP([.A52];German;6;0)" office:value-type="string" office:string-value="Yahoo">
            <text:p>Yahoo</text:p>
          </table:table-cell>
          <table:table-cell table:style-name="ce11" table:formula="of:=VLOOKUP([.A52];German;7;0)" office:value-type="string" office:string-value="MEO.DE">
            <text:p>MEO.DE</text:p>
          </table:table-cell>
          <table:table-cell table:style-name="ce11" table:formula="of:=VLOOKUP([.A5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MRK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3];German;3;0)" office:value-type="string" office:string-value="Stock">
            <text:p>Stock</text:p>
          </table:table-cell>
          <table:table-cell table:style-name="ce11" table:formula="of:=VLOOKUP([.A53];German;2;0)" office:value-type="string" office:string-value="Merck">
            <text:p>Merck</text:p>
          </table:table-cell>
          <table:table-cell table:style-name="ce11" table:formula="of:=VLOOKUP([.A53];German;5;0)" office:value-type="string" office:string-value="MRK">
            <text:p>MRK</text:p>
          </table:table-cell>
          <table:table-cell table:style-name="ce11" table:formula="of:=VLOOKUP([.A53];German;4;0)" office:value-type="float" office:value="0">
            <text:p/>
          </table:table-cell>
          <table:table-cell table:style-name="ce11" table:formula="of:=VLOOKUP([.A53];German;6;0)" office:value-type="string" office:string-value="Yahoo">
            <text:p>Yahoo</text:p>
          </table:table-cell>
          <table:table-cell table:style-name="ce11" table:formula="of:=VLOOKUP([.A53];German;7;0)" office:value-type="string" office:string-value="MRK.DE">
            <text:p>MRK.DE</text:p>
          </table:table-cell>
          <table:table-cell table:style-name="ce11" table:formula="of:=VLOOKUP([.A5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MUV2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4];German;3;0)" office:value-type="string" office:string-value="Stock">
            <text:p>Stock</text:p>
          </table:table-cell>
          <table:table-cell table:style-name="ce11" table:formula="of:=VLOOKUP([.A54];German;2;0)" office:value-type="string" office:string-value="Muenchner Rueckversicherung">
            <text:p>Muenchner Rueckversicherung</text:p>
          </table:table-cell>
          <table:table-cell table:style-name="ce11" table:formula="of:=VLOOKUP([.A54];German;5;0)" office:value-type="string" office:string-value="MUV2">
            <text:p>MUV2</text:p>
          </table:table-cell>
          <table:table-cell table:style-name="ce11" table:formula="of:=VLOOKUP([.A54];German;4;0)" office:value-type="float" office:value="0">
            <text:p/>
          </table:table-cell>
          <table:table-cell table:style-name="ce11" table:formula="of:=VLOOKUP([.A54];German;6;0)" office:value-type="string" office:string-value="Yahoo">
            <text:p>Yahoo</text:p>
          </table:table-cell>
          <table:table-cell table:style-name="ce11" table:formula="of:=VLOOKUP([.A54];German;7;0)" office:value-type="string" office:string-value="MUV2.DE">
            <text:p>MUV2.DE</text:p>
          </table:table-cell>
          <table:table-cell table:style-name="ce11" table:formula="of:=VLOOKUP([.A5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RWE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5];German;3;0)" office:value-type="string" office:string-value="Stock">
            <text:p>Stock</text:p>
          </table:table-cell>
          <table:table-cell table:style-name="ce11" table:formula="of:=VLOOKUP([.A55];German;2;0)" office:value-type="string" office:string-value="RWE">
            <text:p>RWE</text:p>
          </table:table-cell>
          <table:table-cell table:style-name="ce11" table:formula="of:=VLOOKUP([.A55];German;5;0)" office:value-type="string" office:string-value="RWE">
            <text:p>RWE</text:p>
          </table:table-cell>
          <table:table-cell table:style-name="ce11" table:formula="of:=VLOOKUP([.A55];German;4;0)" office:value-type="float" office:value="0">
            <text:p/>
          </table:table-cell>
          <table:table-cell table:style-name="ce11" table:formula="of:=VLOOKUP([.A55];German;6;0)" office:value-type="string" office:string-value="Yahoo">
            <text:p>Yahoo</text:p>
          </table:table-cell>
          <table:table-cell table:style-name="ce11" table:formula="of:=VLOOKUP([.A55];German;7;0)" office:value-type="string" office:string-value="RWE.DE">
            <text:p>RWE.DE</text:p>
          </table:table-cell>
          <table:table-cell table:style-name="ce11" table:formula="of:=VLOOKUP([.A5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SAP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6];German;3;0)" office:value-type="string" office:string-value="Stock">
            <text:p>Stock</text:p>
          </table:table-cell>
          <table:table-cell table:style-name="ce11" table:formula="of:=VLOOKUP([.A56];German;2;0)" office:value-type="string" office:string-value="SAP">
            <text:p>SAP</text:p>
          </table:table-cell>
          <table:table-cell table:style-name="ce11" table:formula="of:=VLOOKUP([.A56];German;5;0)" office:value-type="string" office:string-value="SAP">
            <text:p>SAP</text:p>
          </table:table-cell>
          <table:table-cell table:style-name="ce11" table:formula="of:=VLOOKUP([.A56];German;4;0)" office:value-type="float" office:value="0">
            <text:p/>
          </table:table-cell>
          <table:table-cell table:style-name="ce11" table:formula="of:=VLOOKUP([.A56];German;6;0)" office:value-type="string" office:string-value="Yahoo">
            <text:p>Yahoo</text:p>
          </table:table-cell>
          <table:table-cell table:style-name="ce11" table:formula="of:=VLOOKUP([.A56];German;7;0)" office:value-type="string" office:string-value="SAP.DE">
            <text:p>SAP.DE</text:p>
          </table:table-cell>
          <table:table-cell table:style-name="ce11" table:formula="of:=VLOOKUP([.A5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SDF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7];German;3;0)" office:value-type="string" office:string-value="Stock">
            <text:p>Stock</text:p>
          </table:table-cell>
          <table:table-cell table:style-name="ce11" table:formula="of:=VLOOKUP([.A57];German;2;0)" office:value-type="string" office:string-value="K+S ">
            <text:p>K+S </text:p>
          </table:table-cell>
          <table:table-cell table:style-name="ce11" table:formula="of:=VLOOKUP([.A57];German;5;0)" office:value-type="string" office:string-value="SDF">
            <text:p>SDF</text:p>
          </table:table-cell>
          <table:table-cell table:style-name="ce11" table:formula="of:=VLOOKUP([.A57];German;4;0)" office:value-type="float" office:value="0">
            <text:p/>
          </table:table-cell>
          <table:table-cell table:style-name="ce11" table:formula="of:=VLOOKUP([.A57];German;6;0)" office:value-type="string" office:string-value="Yahoo">
            <text:p>Yahoo</text:p>
          </table:table-cell>
          <table:table-cell table:style-name="ce11" table:formula="of:=VLOOKUP([.A57];German;7;0)" office:value-type="string" office:string-value="SDF.DE">
            <text:p>SDF.DE</text:p>
          </table:table-cell>
          <table:table-cell table:style-name="ce11" table:formula="of:=VLOOKUP([.A5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SIE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8];German;3;0)" office:value-type="string" office:string-value="Stock">
            <text:p>Stock</text:p>
          </table:table-cell>
          <table:table-cell table:style-name="ce11" table:formula="of:=VLOOKUP([.A58];German;2;0)" office:value-type="string" office:string-value="Siemens">
            <text:p>Siemens</text:p>
          </table:table-cell>
          <table:table-cell table:style-name="ce11" table:formula="of:=VLOOKUP([.A58];German;5;0)" office:value-type="string" office:string-value="SIE">
            <text:p>SIE</text:p>
          </table:table-cell>
          <table:table-cell table:style-name="ce11" table:formula="of:=VLOOKUP([.A58];German;4;0)" office:value-type="float" office:value="0">
            <text:p/>
          </table:table-cell>
          <table:table-cell table:style-name="ce11" table:formula="of:=VLOOKUP([.A58];German;6;0)" office:value-type="string" office:string-value="Yahoo">
            <text:p>Yahoo</text:p>
          </table:table-cell>
          <table:table-cell table:style-name="ce11" table:formula="of:=VLOOKUP([.A58];German;7;0)" office:value-type="string" office:string-value="SIE.DE">
            <text:p>SIE.DE</text:p>
          </table:table-cell>
          <table:table-cell table:style-name="ce11" table:formula="of:=VLOOKUP([.A5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SZG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59];German;3;0)" office:value-type="string" office:string-value="Stock">
            <text:p>Stock</text:p>
          </table:table-cell>
          <table:table-cell table:style-name="ce11" table:formula="of:=VLOOKUP([.A59];German;2;0)" office:value-type="string" office:string-value="Salzgitter">
            <text:p>Salzgitter</text:p>
          </table:table-cell>
          <table:table-cell table:style-name="ce11" table:formula="of:=VLOOKUP([.A59];German;5;0)" office:value-type="string" office:string-value="SZG">
            <text:p>SZG</text:p>
          </table:table-cell>
          <table:table-cell table:style-name="ce11" table:formula="of:=VLOOKUP([.A59];German;4;0)" office:value-type="float" office:value="0">
            <text:p/>
          </table:table-cell>
          <table:table-cell table:style-name="ce11" table:formula="of:=VLOOKUP([.A59];German;6;0)" office:value-type="string" office:string-value="Yahoo">
            <text:p>Yahoo</text:p>
          </table:table-cell>
          <table:table-cell table:style-name="ce11" table:formula="of:=VLOOKUP([.A59];German;7;0)" office:value-type="string" office:string-value="SZG.DE">
            <text:p>SZG.DE</text:p>
          </table:table-cell>
          <table:table-cell table:style-name="ce11" table:formula="of:=VLOOKUP([.A5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TKA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60];German;3;0)" office:value-type="string" office:string-value="Stock">
            <text:p>Stock</text:p>
          </table:table-cell>
          <table:table-cell table:style-name="ce11" table:formula="of:=VLOOKUP([.A60];German;2;0)" office:value-type="string" office:string-value="ThyssenKrupp">
            <text:p>ThyssenKrupp</text:p>
          </table:table-cell>
          <table:table-cell table:style-name="ce11" table:formula="of:=VLOOKUP([.A60];German;5;0)" office:value-type="string" office:string-value="TKA">
            <text:p>TKA</text:p>
          </table:table-cell>
          <table:table-cell table:style-name="ce11" table:formula="of:=VLOOKUP([.A60];German;4;0)" office:value-type="float" office:value="0">
            <text:p/>
          </table:table-cell>
          <table:table-cell table:style-name="ce11" table:formula="of:=VLOOKUP([.A60];German;6;0)" office:value-type="string" office:string-value="Yahoo">
            <text:p>Yahoo</text:p>
          </table:table-cell>
          <table:table-cell table:style-name="ce11" table:formula="of:=VLOOKUP([.A60];German;7;0)" office:value-type="string" office:string-value="TKA.DE">
            <text:p>TKA.DE</text:p>
          </table:table-cell>
          <table:table-cell table:style-name="ce11" table:formula="of:=VLOOKUP([.A6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2" office:value-type="string">
            <text:p>VOW3.DE</text:p>
          </table:table-cell>
          <table:table-cell table:style-name="ce15" office:value-type="float" office:value="1">
            <text:p>1</text:p>
          </table:table-cell>
          <table:table-cell table:style-name="ce11" table:formula="of:=VLOOKUP([.A61];German;3;0)" office:value-type="string" office:string-value="Stock">
            <text:p>Stock</text:p>
          </table:table-cell>
          <table:table-cell table:style-name="ce11" table:formula="of:=VLOOKUP([.A61];German;2;0)" office:value-type="string" office:string-value="Volkswagen">
            <text:p>Volkswagen</text:p>
          </table:table-cell>
          <table:table-cell table:style-name="ce11" table:formula="of:=VLOOKUP([.A61];German;5;0)" office:value-type="string" office:string-value="VOW">
            <text:p>VOW</text:p>
          </table:table-cell>
          <table:table-cell table:style-name="ce11" table:formula="of:=VLOOKUP([.A61];German;4;0)" office:value-type="float" office:value="0">
            <text:p/>
          </table:table-cell>
          <table:table-cell table:style-name="ce11" table:formula="of:=VLOOKUP([.A61];German;6;0)" office:value-type="string" office:string-value="Yahoo">
            <text:p>Yahoo</text:p>
          </table:table-cell>
          <table:table-cell table:style-name="ce11" table:formula="of:=VLOOKUP([.A61];German;7;0)" office:value-type="string" office:string-value="VOW3.DE">
            <text:p>VOW3.DE</text:p>
          </table:table-cell>
          <table:table-cell table:style-name="ce11" table:formula="of:=VLOOKUP([.A6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1"/>
          <table:table-cell table:style-name="ce15"/>
          <table:table-cell table:style-name="ce11" table:number-columns-repeated="7"/>
          <table:table-cell table:number-columns-repeated="1015"/>
        </table:table-row>
        <table:table-row table:style-name="ro3">
          <table:table-cell table:style-name="ce11" office:value-type="string">
            <text:p>[CompListEnd]</text:p>
          </table:table-cell>
          <table:table-cell table:style-name="ce15"/>
          <table:table-cell table:style-name="ce11" table:number-columns-repeated="7"/>
          <table:table-cell table:number-columns-repeated="1015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DAX Components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ce15"/>
        <table:table-column table:style-name="co1" table:default-cell-style-name="ce11"/>
        <table:table-column table:style-name="co13" table:default-cell-style-name="ce11"/>
        <table:table-column table:style-name="co1" table:number-columns-repeated="5" table:default-cell-style-name="ce11"/>
        <table:table-column table:style-name="co1" table:number-columns-repeated="1015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is table holds the TecDAX components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o update this table open the follwing link with your browser..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http://de.old.finance.yahoo.com/d/quotes.csv?s=@%5ETECDAX&amp;f=snl1d1t1c1ohgv&amp;e=.csv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...and select &lt;open with OpenOffice&gt;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Copy the symbols from the downloaded file and paste them here to replace the symbols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Ctrl+S to save the updated table in *ods format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2" office:value-type="string">
            <text:p>* BUT CHANGE ONLY THE WHITE FIELDS !!!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F9 and verfy that there are no holes in the data. If so, update the German Stock Table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Press Ctrl+S to save the updated table in *ods format. 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(Notice: the weight column is needed but currently unused. So fill with 1 is OK)</text:p>
          </table:table-cell>
          <table:table-cell table:style-name="Default" table:number-columns-repeated="8"/>
          <table:table-cell table:number-columns-repeated="1015"/>
        </table:table-row>
        <table:table-row table:style-name="ro3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3" office:value-type="string">
            <text:p>*</text:p>
          </table:table-cell>
          <table:table-cell table:style-name="ce3" office:value-type="string">
            <text:p>TecDAX Components</text:p>
          </table:table-cell>
          <table:table-cell table:style-name="ce3" table:number-columns-repeated="1022"/>
        </table:table-row>
        <table:table-row table:style-name="ro3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office:value-type="string">
            <text:p><text:s text:c="2"/>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Reuters</text:p>
          </table:table-cell>
          <table:table-cell office:value-type="string">
            <text:p>ISIN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1" office:value-type="string">
            <text:p>* 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2" office:value-type="string">
            <text:p>TecDAX</text:p>
          </table:table-cell>
          <table:table-cell/>
          <table:table-cell table:formula="of:=VLOOKUP([.A29];German;3;0)" office:value-type="string" office:string-value="Index">
            <text:p>Index</text:p>
          </table:table-cell>
          <table:table-cell table:formula="of:=VLOOKUP([.A29];German;2;0)" office:value-type="string" office:string-value="TecDAX">
            <text:p>TecDAX</text:p>
          </table:table-cell>
          <table:table-cell table:formula="of:=VLOOKUP([.A29];German;5;0)" office:value-type="string" office:string-value="TecDAX">
            <text:p>TecDAX</text:p>
          </table:table-cell>
          <table:table-cell table:formula="of:=VLOOKUP([.A29];German;4;0)" office:value-type="float" office:value="0">
            <text:p/>
          </table:table-cell>
          <table:table-cell table:formula="of:=VLOOKUP([.A29];German;6;0)" office:value-type="string" office:string-value="Yahoo">
            <text:p>Yahoo</text:p>
          </table:table-cell>
          <table:table-cell table:formula="of:=VLOOKUP([.A29];German;7;0)" office:value-type="string" office:string-value="^TECDAX ">
            <text:p>^TECDAX </text:p>
          </table:table-cell>
          <table:table-cell table:formula="of:=VLOOKUP([.A2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table:formula="of:=CONCATENATE(&quot;[CompList]&quot;;[.A29])" office:value-type="string" office:string-value="[CompList]TecDAX">
            <text:p>[CompList]TecDAX</text:p>
          </table:table-cell>
          <table:table-cell table:number-columns-repeated="1023"/>
        </table:table-row>
        <table:table-row table:style-name="ro3">
          <table:table-cell table:style-name="ce11" office:value-type="string">
            <text:p>[Header]RefSymbol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office:value-type="string">
            <text:p>AFX.DE</text:p>
          </table:table-cell>
          <table:table-cell office:value-type="float" office:value="1">
            <text:p>1</text:p>
          </table:table-cell>
          <table:table-cell table:formula="of:=VLOOKUP([.A34];German;3;0)" office:value-type="string" office:string-value="Stock">
            <text:p>Stock</text:p>
          </table:table-cell>
          <table:table-cell table:formula="of:=VLOOKUP([.A34];German;2;0)" office:value-type="string" office:string-value="Carl Zeiss Meditec">
            <text:p>Carl Zeiss Meditec</text:p>
          </table:table-cell>
          <table:table-cell table:formula="of:=VLOOKUP([.A34];German;5;0)" office:value-type="string" office:string-value="AFX">
            <text:p>AFX</text:p>
          </table:table-cell>
          <table:table-cell table:formula="of:=VLOOKUP([.A34];German;4;0)" office:value-type="float" office:value="0">
            <text:p/>
          </table:table-cell>
          <table:table-cell table:formula="of:=VLOOKUP([.A34];German;6;0)" office:value-type="string" office:string-value="Yahoo">
            <text:p>Yahoo</text:p>
          </table:table-cell>
          <table:table-cell table:formula="of:=VLOOKUP([.A34];German;7;0)" office:value-type="string" office:string-value="AFX.DE">
            <text:p>AFX.DE</text:p>
          </table:table-cell>
          <table:table-cell table:formula="of:=VLOOKUP([.A3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AIXA.DE</text:p>
          </table:table-cell>
          <table:table-cell office:value-type="float" office:value="1">
            <text:p>1</text:p>
          </table:table-cell>
          <table:table-cell table:formula="of:=VLOOKUP([.A35];German;3;0)" office:value-type="string" office:string-value="Stock">
            <text:p>Stock</text:p>
          </table:table-cell>
          <table:table-cell table:formula="of:=VLOOKUP([.A35];German;2;0)" office:value-type="string" office:string-value="Aixtron">
            <text:p>Aixtron</text:p>
          </table:table-cell>
          <table:table-cell table:formula="of:=VLOOKUP([.A35];German;5;0)" office:value-type="string" office:string-value="AIXA">
            <text:p>AIXA</text:p>
          </table:table-cell>
          <table:table-cell table:formula="of:=VLOOKUP([.A35];German;4;0)" office:value-type="float" office:value="0">
            <text:p/>
          </table:table-cell>
          <table:table-cell table:formula="of:=VLOOKUP([.A35];German;6;0)" office:value-type="string" office:string-value="Yahoo">
            <text:p>Yahoo</text:p>
          </table:table-cell>
          <table:table-cell table:formula="of:=VLOOKUP([.A35];German;7;0)" office:value-type="string" office:string-value="AIXA.DE">
            <text:p>AIXA.DE</text:p>
          </table:table-cell>
          <table:table-cell table:formula="of:=VLOOKUP([.A3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BZA.DE</text:p>
          </table:table-cell>
          <table:table-cell office:value-type="float" office:value="1">
            <text:p>1</text:p>
          </table:table-cell>
          <table:table-cell table:formula="of:=VLOOKUP([.A36];German;3;0)" office:value-type="string" office:string-value="Stock">
            <text:p>Stock</text:p>
          </table:table-cell>
          <table:table-cell table:formula="of:=VLOOKUP([.A36];German;2;0)" office:value-type="string" office:string-value="BB Biotech">
            <text:p>BB Biotech</text:p>
          </table:table-cell>
          <table:table-cell table:formula="of:=VLOOKUP([.A36];German;5;0)" office:value-type="string" office:string-value="BBZA">
            <text:p>BBZA</text:p>
          </table:table-cell>
          <table:table-cell table:formula="of:=VLOOKUP([.A36];German;4;0)" office:value-type="float" office:value="0">
            <text:p/>
          </table:table-cell>
          <table:table-cell table:formula="of:=VLOOKUP([.A36];German;6;0)" office:value-type="string" office:string-value="Yahoo">
            <text:p>Yahoo</text:p>
          </table:table-cell>
          <table:table-cell table:formula="of:=VLOOKUP([.A36];German;7;0)" office:value-type="string" office:string-value="BBZA.DE">
            <text:p>BBZA.DE</text:p>
          </table:table-cell>
          <table:table-cell table:formula="of:=VLOOKUP([.A3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C8.DE</text:p>
          </table:table-cell>
          <table:table-cell office:value-type="float" office:value="1">
            <text:p>1</text:p>
          </table:table-cell>
          <table:table-cell table:formula="of:=VLOOKUP([.A37];German;3;0)" office:value-type="string" office:string-value="Stock">
            <text:p>Stock</text:p>
          </table:table-cell>
          <table:table-cell table:formula="of:=VLOOKUP([.A37];German;2;0)" office:value-type="string" office:string-value="Bechtle">
            <text:p>Bechtle</text:p>
          </table:table-cell>
          <table:table-cell table:formula="of:=VLOOKUP([.A37];German;5;0)" office:value-type="string" office:string-value="BC8">
            <text:p>BC8</text:p>
          </table:table-cell>
          <table:table-cell table:formula="of:=VLOOKUP([.A37];German;4;0)" office:value-type="float" office:value="0">
            <text:p/>
          </table:table-cell>
          <table:table-cell table:formula="of:=VLOOKUP([.A37];German;6;0)" office:value-type="string" office:string-value="Yahoo">
            <text:p>Yahoo</text:p>
          </table:table-cell>
          <table:table-cell table:formula="of:=VLOOKUP([.A37];German;7;0)" office:value-type="string" office:string-value="BC8.DE">
            <text:p>BC8.DE</text:p>
          </table:table-cell>
          <table:table-cell table:formula="of:=VLOOKUP([.A3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GY.DE</text:p>
          </table:table-cell>
          <table:table-cell office:value-type="float" office:value="1">
            <text:p>1</text:p>
          </table:table-cell>
          <table:table-cell table:formula="of:=VLOOKUP([.A38];German;3;0)" office:value-type="string" office:string-value="Stock">
            <text:p>Stock</text:p>
          </table:table-cell>
          <table:table-cell table:formula="of:=VLOOKUP([.A38];German;2;0)" office:value-type="string" office:string-value="Conergyy">
            <text:p>Conergyy</text:p>
          </table:table-cell>
          <table:table-cell table:formula="of:=VLOOKUP([.A38];German;5;0)" office:value-type="string" office:string-value="CGY">
            <text:p>CGY</text:p>
          </table:table-cell>
          <table:table-cell table:formula="of:=VLOOKUP([.A38];German;4;0)" office:value-type="float" office:value="0">
            <text:p/>
          </table:table-cell>
          <table:table-cell table:formula="of:=VLOOKUP([.A38];German;6;0)" office:value-type="string" office:string-value="Yahoo">
            <text:p>Yahoo</text:p>
          </table:table-cell>
          <table:table-cell table:formula="of:=VLOOKUP([.A38];German;7;0)" office:value-type="string" office:string-value="CGY.DE">
            <text:p>CGY.DE</text:p>
          </table:table-cell>
          <table:table-cell table:formula="of:=VLOOKUP([.A3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TN.DE</text:p>
          </table:table-cell>
          <table:table-cell office:value-type="float" office:value="1">
            <text:p>1</text:p>
          </table:table-cell>
          <table:table-cell table:formula="of:=VLOOKUP([.A39];German;3;0)" office:value-type="string" office:string-value="Stock">
            <text:p>Stock</text:p>
          </table:table-cell>
          <table:table-cell table:formula="of:=VLOOKUP([.A39];German;2;0)" office:value-type="string" office:string-value="Centrotherm">
            <text:p>Centrotherm</text:p>
          </table:table-cell>
          <table:table-cell table:formula="of:=VLOOKUP([.A39];German;5;0)" office:value-type="string" office:string-value="CTN">
            <text:p>CTN</text:p>
          </table:table-cell>
          <table:table-cell table:formula="of:=VLOOKUP([.A39];German;4;0)" office:value-type="float" office:value="0">
            <text:p/>
          </table:table-cell>
          <table:table-cell table:formula="of:=VLOOKUP([.A39];German;6;0)" office:value-type="string" office:string-value="Yahoo">
            <text:p>Yahoo</text:p>
          </table:table-cell>
          <table:table-cell table:formula="of:=VLOOKUP([.A39];German;7;0)" office:value-type="string" office:string-value="CTN.DE">
            <text:p>CTN.DE</text:p>
          </table:table-cell>
          <table:table-cell table:formula="of:=VLOOKUP([.A3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LG.DE</text:p>
          </table:table-cell>
          <table:table-cell office:value-type="float" office:value="1">
            <text:p>1</text:p>
          </table:table-cell>
          <table:table-cell table:formula="of:=VLOOKUP([.A40];German;3;0)" office:value-type="string" office:string-value="Stock">
            <text:p>Stock</text:p>
          </table:table-cell>
          <table:table-cell table:formula="of:=VLOOKUP([.A40];German;2;0)" office:value-type="string" office:string-value="Dialog Semiconductor">
            <text:p>Dialog Semiconductor</text:p>
          </table:table-cell>
          <table:table-cell table:formula="of:=VLOOKUP([.A40];German;5;0)" office:value-type="string" office:string-value="DLG ">
            <text:p>DLG </text:p>
          </table:table-cell>
          <table:table-cell table:formula="of:=VLOOKUP([.A40];German;4;0)" office:value-type="float" office:value="0">
            <text:p/>
          </table:table-cell>
          <table:table-cell table:formula="of:=VLOOKUP([.A40];German;6;0)" office:value-type="string" office:string-value="Yahoo">
            <text:p>Yahoo</text:p>
          </table:table-cell>
          <table:table-cell table:formula="of:=VLOOKUP([.A40];German;7;0)" office:value-type="string" office:string-value="DLG.DE ">
            <text:p>DLG.DE </text:p>
          </table:table-cell>
          <table:table-cell table:formula="of:=VLOOKUP([.A4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RI.DE</text:p>
          </table:table-cell>
          <table:table-cell office:value-type="float" office:value="1">
            <text:p>1</text:p>
          </table:table-cell>
          <table:table-cell table:formula="of:=VLOOKUP([.A41];German;3;0)" office:value-type="string" office:string-value="Stock">
            <text:p>Stock</text:p>
          </table:table-cell>
          <table:table-cell table:formula="of:=VLOOKUP([.A41];German;2;0)" office:value-type="string" office:string-value="Drillisch">
            <text:p>Drillisch</text:p>
          </table:table-cell>
          <table:table-cell table:formula="of:=VLOOKUP([.A41];German;5;0)" office:value-type="string" office:string-value="DRI  ">
            <text:p>DRI <text:s/></text:p>
          </table:table-cell>
          <table:table-cell table:formula="of:=VLOOKUP([.A41];German;4;0)" office:value-type="float" office:value="0">
            <text:p/>
          </table:table-cell>
          <table:table-cell table:formula="of:=VLOOKUP([.A41];German;6;0)" office:value-type="string" office:string-value="Yahoo">
            <text:p>Yahoo</text:p>
          </table:table-cell>
          <table:table-cell table:formula="of:=VLOOKUP([.A41];German;7;0)" office:value-type="string" office:string-value="DRI.DE  ">
            <text:p>DRI.DE <text:s/></text:p>
          </table:table-cell>
          <table:table-cell table:formula="of:=VLOOKUP([.A4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RW3.DE</text:p>
          </table:table-cell>
          <table:table-cell office:value-type="float" office:value="1">
            <text:p>1</text:p>
          </table:table-cell>
          <table:table-cell table:formula="of:=VLOOKUP([.A42];German;3;0)" office:value-type="string" office:string-value="Stock">
            <text:p>Stock</text:p>
          </table:table-cell>
          <table:table-cell table:formula="of:=VLOOKUP([.A42];German;2;0)" office:value-type="string" office:string-value="Draegerwerk VZ">
            <text:p>Draegerwerk VZ</text:p>
          </table:table-cell>
          <table:table-cell table:formula="of:=VLOOKUP([.A42];German;5;0)" office:value-type="string" office:string-value="DRW3">
            <text:p>DRW3</text:p>
          </table:table-cell>
          <table:table-cell table:formula="of:=VLOOKUP([.A42];German;4;0)" office:value-type="float" office:value="0">
            <text:p/>
          </table:table-cell>
          <table:table-cell table:formula="of:=VLOOKUP([.A42];German;6;0)" office:value-type="string" office:string-value="Yahoo">
            <text:p>Yahoo</text:p>
          </table:table-cell>
          <table:table-cell table:formula="of:=VLOOKUP([.A42];German;7;0)" office:value-type="string" office:string-value="DRW3.DE">
            <text:p>DRW3.DE</text:p>
          </table:table-cell>
          <table:table-cell table:formula="of:=VLOOKUP([.A4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FNTN.DE</text:p>
          </table:table-cell>
          <table:table-cell office:value-type="float" office:value="1">
            <text:p>1</text:p>
          </table:table-cell>
          <table:table-cell table:formula="of:=VLOOKUP([.A43];German;3;0)" office:value-type="string" office:string-value="Stock">
            <text:p>Stock</text:p>
          </table:table-cell>
          <table:table-cell table:formula="of:=VLOOKUP([.A43];German;2;0)" office:value-type="string" office:string-value="Freenet">
            <text:p>Freenet</text:p>
          </table:table-cell>
          <table:table-cell table:formula="of:=VLOOKUP([.A43];German;5;0)" office:value-type="string" office:string-value="FNTN ">
            <text:p>FNTN </text:p>
          </table:table-cell>
          <table:table-cell table:formula="of:=VLOOKUP([.A43];German;4;0)" office:value-type="float" office:value="0">
            <text:p/>
          </table:table-cell>
          <table:table-cell table:formula="of:=VLOOKUP([.A43];German;6;0)" office:value-type="string" office:string-value="Yahoo">
            <text:p>Yahoo</text:p>
          </table:table-cell>
          <table:table-cell table:formula="of:=VLOOKUP([.A43];German;7;0)" office:value-type="string" office:string-value="FNTN.DE ">
            <text:p>FNTN.DE </text:p>
          </table:table-cell>
          <table:table-cell table:formula="of:=VLOOKUP([.A4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IDS.DE</text:p>
          </table:table-cell>
          <table:table-cell office:value-type="float" office:value="1">
            <text:p>1</text:p>
          </table:table-cell>
          <table:table-cell table:formula="of:=VLOOKUP([.A44];German;3;0)" office:value-type="string" office:string-value="Stock">
            <text:p>Stock</text:p>
          </table:table-cell>
          <table:table-cell table:formula="of:=VLOOKUP([.A44];German;2;0)" office:value-type="string" office:string-value="IDS Scheer">
            <text:p>IDS Scheer</text:p>
          </table:table-cell>
          <table:table-cell table:formula="of:=VLOOKUP([.A44];German;5;0)" office:value-type="string" office:string-value="IDS">
            <text:p>IDS</text:p>
          </table:table-cell>
          <table:table-cell table:formula="of:=VLOOKUP([.A44];German;4;0)" office:value-type="float" office:value="0">
            <text:p/>
          </table:table-cell>
          <table:table-cell table:formula="of:=VLOOKUP([.A44];German;6;0)" office:value-type="string" office:string-value="Yahoo">
            <text:p>Yahoo</text:p>
          </table:table-cell>
          <table:table-cell table:formula="of:=VLOOKUP([.A44];German;7;0)" office:value-type="string" office:string-value="IDS.DE">
            <text:p>IDS.DE</text:p>
          </table:table-cell>
          <table:table-cell table:formula="of:=VLOOKUP([.A4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JEN.DE</text:p>
          </table:table-cell>
          <table:table-cell office:value-type="float" office:value="1">
            <text:p>1</text:p>
          </table:table-cell>
          <table:table-cell table:formula="of:=VLOOKUP([.A45];German;3;0)" office:value-type="string" office:string-value="Stock">
            <text:p>Stock</text:p>
          </table:table-cell>
          <table:table-cell table:formula="of:=VLOOKUP([.A45];German;2;0)" office:value-type="string" office:string-value="Jenoptik">
            <text:p>Jenoptik</text:p>
          </table:table-cell>
          <table:table-cell table:formula="of:=VLOOKUP([.A45];German;5;0)" office:value-type="string" office:string-value="JEN">
            <text:p>JEN</text:p>
          </table:table-cell>
          <table:table-cell table:formula="of:=VLOOKUP([.A45];German;4;0)" office:value-type="float" office:value="0">
            <text:p/>
          </table:table-cell>
          <table:table-cell table:formula="of:=VLOOKUP([.A45];German;6;0)" office:value-type="string" office:string-value="Yahoo">
            <text:p>Yahoo</text:p>
          </table:table-cell>
          <table:table-cell table:formula="of:=VLOOKUP([.A45];German;7;0)" office:value-type="string" office:string-value="JEN.DE">
            <text:p>JEN.DE</text:p>
          </table:table-cell>
          <table:table-cell table:formula="of:=VLOOKUP([.A4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BC.DE</text:p>
          </table:table-cell>
          <table:table-cell office:value-type="float" office:value="1">
            <text:p>1</text:p>
          </table:table-cell>
          <table:table-cell table:formula="of:=VLOOKUP([.A46];German;3;0)" office:value-type="string" office:string-value="Stock">
            <text:p>Stock</text:p>
          </table:table-cell>
          <table:table-cell table:formula="of:=VLOOKUP([.A46];German;2;0)" office:value-type="string" office:string-value="Kontron">
            <text:p>Kontron</text:p>
          </table:table-cell>
          <table:table-cell table:formula="of:=VLOOKUP([.A46];German;5;0)" office:value-type="string" office:string-value="KBC">
            <text:p>KBC</text:p>
          </table:table-cell>
          <table:table-cell table:formula="of:=VLOOKUP([.A46];German;4;0)" office:value-type="float" office:value="0">
            <text:p/>
          </table:table-cell>
          <table:table-cell table:formula="of:=VLOOKUP([.A46];German;6;0)" office:value-type="string" office:string-value="Yahoo">
            <text:p>Yahoo</text:p>
          </table:table-cell>
          <table:table-cell table:formula="of:=VLOOKUP([.A46];German;7;0)" office:value-type="string" office:string-value="KBC.DE">
            <text:p>KBC.DE</text:p>
          </table:table-cell>
          <table:table-cell table:formula="of:=VLOOKUP([.A4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5Z.DE</text:p>
          </table:table-cell>
          <table:table-cell office:value-type="float" office:value="1">
            <text:p>1</text:p>
          </table:table-cell>
          <table:table-cell table:formula="of:=VLOOKUP([.A47];German;3;0)" office:value-type="string" office:string-value="Stock">
            <text:p>Stock</text:p>
          </table:table-cell>
          <table:table-cell table:formula="of:=VLOOKUP([.A47];German;2;0)" office:value-type="string" office:string-value="Manz Automation">
            <text:p>Manz Automation</text:p>
          </table:table-cell>
          <table:table-cell table:formula="of:=VLOOKUP([.A47];German;5;0)" office:value-type="string" office:string-value="M5Z  ">
            <text:p>M5Z <text:s/></text:p>
          </table:table-cell>
          <table:table-cell table:formula="of:=VLOOKUP([.A47];German;4;0)" office:value-type="float" office:value="0">
            <text:p/>
          </table:table-cell>
          <table:table-cell table:formula="of:=VLOOKUP([.A47];German;6;0)" office:value-type="string" office:string-value="Yahoo">
            <text:p>Yahoo</text:p>
          </table:table-cell>
          <table:table-cell table:formula="of:=VLOOKUP([.A47];German;7;0)" office:value-type="string" office:string-value="M5Z.DE  ">
            <text:p>M5Z.DE <text:s/></text:p>
          </table:table-cell>
          <table:table-cell table:formula="of:=VLOOKUP([.A4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DG.DE</text:p>
          </table:table-cell>
          <table:table-cell office:value-type="float" office:value="1">
            <text:p>1</text:p>
          </table:table-cell>
          <table:table-cell table:formula="of:=VLOOKUP([.A48];German;3;0)" office:value-type="string" office:string-value="Stock">
            <text:p>Stock</text:p>
          </table:table-cell>
          <table:table-cell table:formula="of:=VLOOKUP([.A48];German;2;0)" office:value-type="string" office:string-value="Medigene">
            <text:p>Medigene</text:p>
          </table:table-cell>
          <table:table-cell table:formula="of:=VLOOKUP([.A48];German;5;0)" office:value-type="string" office:string-value="MDG">
            <text:p>MDG</text:p>
          </table:table-cell>
          <table:table-cell table:formula="of:=VLOOKUP([.A48];German;4;0)" office:value-type="float" office:value="0">
            <text:p/>
          </table:table-cell>
          <table:table-cell table:formula="of:=VLOOKUP([.A48];German;6;0)" office:value-type="string" office:string-value="Yahoo">
            <text:p>Yahoo</text:p>
          </table:table-cell>
          <table:table-cell table:formula="of:=VLOOKUP([.A48];German;7;0)" office:value-type="string" office:string-value="MDG.DE">
            <text:p>MDG.DE</text:p>
          </table:table-cell>
          <table:table-cell table:formula="of:=VLOOKUP([.A4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OR.DE</text:p>
          </table:table-cell>
          <table:table-cell office:value-type="float" office:value="1">
            <text:p>1</text:p>
          </table:table-cell>
          <table:table-cell table:formula="of:=VLOOKUP([.A49];German;3;0)" office:value-type="string" office:string-value="Stock">
            <text:p>Stock</text:p>
          </table:table-cell>
          <table:table-cell table:formula="of:=VLOOKUP([.A49];German;2;0)" office:value-type="string" office:string-value="Morphosys">
            <text:p>Morphosys</text:p>
          </table:table-cell>
          <table:table-cell table:formula="of:=VLOOKUP([.A49];German;5;0)" office:value-type="string" office:string-value="MOR">
            <text:p>MOR</text:p>
          </table:table-cell>
          <table:table-cell table:formula="of:=VLOOKUP([.A49];German;4;0)" office:value-type="float" office:value="0">
            <text:p/>
          </table:table-cell>
          <table:table-cell table:formula="of:=VLOOKUP([.A49];German;6;0)" office:value-type="string" office:string-value="Yahoo">
            <text:p>Yahoo</text:p>
          </table:table-cell>
          <table:table-cell table:formula="of:=VLOOKUP([.A49];German;7;0)" office:value-type="string" office:string-value="MOR.DE">
            <text:p>MOR.DE</text:p>
          </table:table-cell>
          <table:table-cell table:formula="of:=VLOOKUP([.A4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NDX1.DE</text:p>
          </table:table-cell>
          <table:table-cell office:value-type="float" office:value="1">
            <text:p>1</text:p>
          </table:table-cell>
          <table:table-cell table:formula="of:=VLOOKUP([.A50];German;3;0)" office:value-type="string" office:string-value="Stock">
            <text:p>Stock</text:p>
          </table:table-cell>
          <table:table-cell table:formula="of:=VLOOKUP([.A50];German;2;0)" office:value-type="string" office:string-value="Nordex">
            <text:p>Nordex</text:p>
          </table:table-cell>
          <table:table-cell table:formula="of:=VLOOKUP([.A50];German;5;0)" office:value-type="string" office:string-value="NDX1">
            <text:p>NDX1</text:p>
          </table:table-cell>
          <table:table-cell table:formula="of:=VLOOKUP([.A50];German;4;0)" office:value-type="float" office:value="0">
            <text:p/>
          </table:table-cell>
          <table:table-cell table:formula="of:=VLOOKUP([.A50];German;6;0)" office:value-type="string" office:string-value="Yahoo">
            <text:p>Yahoo</text:p>
          </table:table-cell>
          <table:table-cell table:formula="of:=VLOOKUP([.A50];German;7;0)" office:value-type="string" office:string-value="NDX1.DE">
            <text:p>NDX1.DE</text:p>
          </table:table-cell>
          <table:table-cell table:formula="of:=VLOOKUP([.A5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FV.DE</text:p>
          </table:table-cell>
          <table:table-cell office:value-type="float" office:value="1">
            <text:p>1</text:p>
          </table:table-cell>
          <table:table-cell table:formula="of:=VLOOKUP([.A51];German;3;0)" office:value-type="string" office:string-value="Stock">
            <text:p>Stock</text:p>
          </table:table-cell>
          <table:table-cell table:formula="of:=VLOOKUP([.A51];German;2;0)" office:value-type="string" office:string-value="Pfeiffer Vacuum Technology">
            <text:p>Pfeiffer Vacuum Technology</text:p>
          </table:table-cell>
          <table:table-cell table:formula="of:=VLOOKUP([.A51];German;5;0)" office:value-type="string" office:string-value="PFV">
            <text:p>PFV</text:p>
          </table:table-cell>
          <table:table-cell table:formula="of:=VLOOKUP([.A51];German;4;0)" office:value-type="float" office:value="0">
            <text:p/>
          </table:table-cell>
          <table:table-cell table:formula="of:=VLOOKUP([.A51];German;6;0)" office:value-type="string" office:string-value="Yahoo">
            <text:p>Yahoo</text:p>
          </table:table-cell>
          <table:table-cell table:formula="of:=VLOOKUP([.A51];German;7;0)" office:value-type="string" office:string-value="PFV.DE">
            <text:p>PFV.DE</text:p>
          </table:table-cell>
          <table:table-cell table:formula="of:=VLOOKUP([.A5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S4.DE</text:p>
          </table:table-cell>
          <table:table-cell office:value-type="float" office:value="1">
            <text:p>1</text:p>
          </table:table-cell>
          <table:table-cell table:formula="of:=VLOOKUP([.A52];German;3;0)" office:value-type="string" office:string-value="Stock">
            <text:p>Stock</text:p>
          </table:table-cell>
          <table:table-cell table:formula="of:=VLOOKUP([.A52];German;2;0)" office:value-type="string" office:string-value="Phoenix Solar">
            <text:p>Phoenix Solar</text:p>
          </table:table-cell>
          <table:table-cell table:formula="of:=VLOOKUP([.A52];German;5;0)" office:value-type="string" office:string-value="PS4">
            <text:p>PS4</text:p>
          </table:table-cell>
          <table:table-cell table:formula="of:=VLOOKUP([.A52];German;4;0)" office:value-type="float" office:value="0">
            <text:p/>
          </table:table-cell>
          <table:table-cell table:formula="of:=VLOOKUP([.A52];German;6;0)" office:value-type="string" office:string-value="Yahoo">
            <text:p>Yahoo</text:p>
          </table:table-cell>
          <table:table-cell table:formula="of:=VLOOKUP([.A52];German;7;0)" office:value-type="string" office:string-value="PS4.DE">
            <text:p>PS4.DE</text:p>
          </table:table-cell>
          <table:table-cell table:formula="of:=VLOOKUP([.A5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QCE.DE</text:p>
          </table:table-cell>
          <table:table-cell office:value-type="float" office:value="1">
            <text:p>1</text:p>
          </table:table-cell>
          <table:table-cell table:formula="of:=VLOOKUP([.A53];German;3;0)" office:value-type="string" office:string-value="Stock">
            <text:p>Stock</text:p>
          </table:table-cell>
          <table:table-cell table:formula="of:=VLOOKUP([.A53];German;2;0)" office:value-type="string" office:string-value="Q-Cells">
            <text:p>Q-Cells</text:p>
          </table:table-cell>
          <table:table-cell table:formula="of:=VLOOKUP([.A53];German;5;0)" office:value-type="string" office:string-value="QCE">
            <text:p>QCE</text:p>
          </table:table-cell>
          <table:table-cell table:formula="of:=VLOOKUP([.A53];German;4;0)" office:value-type="float" office:value="0">
            <text:p/>
          </table:table-cell>
          <table:table-cell table:formula="of:=VLOOKUP([.A53];German;6;0)" office:value-type="string" office:string-value="Yahoo">
            <text:p>Yahoo</text:p>
          </table:table-cell>
          <table:table-cell table:formula="of:=VLOOKUP([.A53];German;7;0)" office:value-type="string" office:string-value="QCE.DE">
            <text:p>QCE.DE</text:p>
          </table:table-cell>
          <table:table-cell table:formula="of:=VLOOKUP([.A5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QIA.DE</text:p>
          </table:table-cell>
          <table:table-cell office:value-type="float" office:value="1">
            <text:p>1</text:p>
          </table:table-cell>
          <table:table-cell table:formula="of:=VLOOKUP([.A54];German;3;0)" office:value-type="string" office:string-value="Stock">
            <text:p>Stock</text:p>
          </table:table-cell>
          <table:table-cell table:formula="of:=VLOOKUP([.A54];German;2;0)" office:value-type="string" office:string-value="Qiagen">
            <text:p>Qiagen</text:p>
          </table:table-cell>
          <table:table-cell table:formula="of:=VLOOKUP([.A54];German;5;0)" office:value-type="string" office:string-value="QIA">
            <text:p>QIA</text:p>
          </table:table-cell>
          <table:table-cell table:formula="of:=VLOOKUP([.A54];German;4;0)" office:value-type="float" office:value="0">
            <text:p/>
          </table:table-cell>
          <table:table-cell table:formula="of:=VLOOKUP([.A54];German;6;0)" office:value-type="string" office:string-value="Yahoo">
            <text:p>Yahoo</text:p>
          </table:table-cell>
          <table:table-cell table:formula="of:=VLOOKUP([.A54];German;7;0)" office:value-type="string" office:string-value="QIA.DE">
            <text:p>QIA.DE</text:p>
          </table:table-cell>
          <table:table-cell table:formula="of:=VLOOKUP([.A5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QSC.DE</text:p>
          </table:table-cell>
          <table:table-cell office:value-type="float" office:value="1">
            <text:p>1</text:p>
          </table:table-cell>
          <table:table-cell table:formula="of:=VLOOKUP([.A55];German;3;0)" office:value-type="string" office:string-value="Stock">
            <text:p>Stock</text:p>
          </table:table-cell>
          <table:table-cell table:formula="of:=VLOOKUP([.A55];German;2;0)" office:value-type="string" office:string-value="QSC">
            <text:p>QSC</text:p>
          </table:table-cell>
          <table:table-cell table:formula="of:=VLOOKUP([.A55];German;5;0)" office:value-type="string" office:string-value="QSC">
            <text:p>QSC</text:p>
          </table:table-cell>
          <table:table-cell table:formula="of:=VLOOKUP([.A55];German;4;0)" office:value-type="float" office:value="0">
            <text:p/>
          </table:table-cell>
          <table:table-cell table:formula="of:=VLOOKUP([.A55];German;6;0)" office:value-type="string" office:string-value="Yahoo">
            <text:p>Yahoo</text:p>
          </table:table-cell>
          <table:table-cell table:formula="of:=VLOOKUP([.A55];German;7;0)" office:value-type="string" office:string-value="QSC.DE">
            <text:p>QSC.DE</text:p>
          </table:table-cell>
          <table:table-cell table:formula="of:=VLOOKUP([.A5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8R.DE</text:p>
          </table:table-cell>
          <table:table-cell office:value-type="float" office:value="1">
            <text:p>1</text:p>
          </table:table-cell>
          <table:table-cell table:formula="of:=VLOOKUP([.A56];German;3;0)" office:value-type="string" office:string-value="Stock">
            <text:p>Stock</text:p>
          </table:table-cell>
          <table:table-cell table:formula="of:=VLOOKUP([.A56];German;2;0)" office:value-type="string" office:string-value="Roth &amp; Rau">
            <text:p>Roth &amp; Rau</text:p>
          </table:table-cell>
          <table:table-cell table:formula="of:=VLOOKUP([.A56];German;5;0)" office:value-type="string" office:string-value="R8R">
            <text:p>R8R</text:p>
          </table:table-cell>
          <table:table-cell table:formula="of:=VLOOKUP([.A56];German;4;0)" office:value-type="float" office:value="0">
            <text:p/>
          </table:table-cell>
          <table:table-cell table:formula="of:=VLOOKUP([.A56];German;6;0)" office:value-type="string" office:string-value="Yahoo">
            <text:p>Yahoo</text:p>
          </table:table-cell>
          <table:table-cell table:formula="of:=VLOOKUP([.A56];German;7;0)" office:value-type="string" office:string-value="R8R.DE">
            <text:p>R8R.DE</text:p>
          </table:table-cell>
          <table:table-cell table:formula="of:=VLOOKUP([.A5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SI.DE</text:p>
          </table:table-cell>
          <table:table-cell office:value-type="float" office:value="1">
            <text:p>1</text:p>
          </table:table-cell>
          <table:table-cell table:formula="of:=VLOOKUP([.A57];German;3;0)" office:value-type="string" office:string-value="Stock">
            <text:p>Stock</text:p>
          </table:table-cell>
          <table:table-cell table:formula="of:=VLOOKUP([.A57];German;2;0)" office:value-type="string" office:string-value="Rofin-Sinar Technology">
            <text:p>Rofin-Sinar Technology</text:p>
          </table:table-cell>
          <table:table-cell table:formula="of:=VLOOKUP([.A57];German;5;0)" office:value-type="string" office:string-value="RSI">
            <text:p>RSI</text:p>
          </table:table-cell>
          <table:table-cell table:formula="of:=VLOOKUP([.A57];German;4;0)" office:value-type="float" office:value="0">
            <text:p/>
          </table:table-cell>
          <table:table-cell table:formula="of:=VLOOKUP([.A57];German;6;0)" office:value-type="string" office:string-value="Yahoo">
            <text:p>Yahoo</text:p>
          </table:table-cell>
          <table:table-cell table:formula="of:=VLOOKUP([.A57];German;7;0)" office:value-type="string" office:string-value="RSI.DE">
            <text:p>RSI.DE</text:p>
          </table:table-cell>
          <table:table-cell table:formula="of:=VLOOKUP([.A5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92.DE</text:p>
          </table:table-cell>
          <table:table-cell office:value-type="float" office:value="1">
            <text:p>1</text:p>
          </table:table-cell>
          <table:table-cell table:formula="of:=VLOOKUP([.A58];German;3;0)" office:value-type="string" office:string-value="Stock">
            <text:p>Stock</text:p>
          </table:table-cell>
          <table:table-cell table:formula="of:=VLOOKUP([.A58];German;2;0)" office:value-type="string" office:string-value="SMA Solar Technology">
            <text:p>SMA Solar Technology</text:p>
          </table:table-cell>
          <table:table-cell table:formula="of:=VLOOKUP([.A58];German;5;0)" office:value-type="string" office:string-value="S92">
            <text:p>S92</text:p>
          </table:table-cell>
          <table:table-cell table:formula="of:=VLOOKUP([.A58];German;4;0)" office:value-type="float" office:value="0">
            <text:p/>
          </table:table-cell>
          <table:table-cell table:formula="of:=VLOOKUP([.A58];German;6;0)" office:value-type="string" office:string-value="Yahoo">
            <text:p>Yahoo</text:p>
          </table:table-cell>
          <table:table-cell table:formula="of:=VLOOKUP([.A58];German;7;0)" office:value-type="string" office:string-value="S92.DE">
            <text:p>S92.DE</text:p>
          </table:table-cell>
          <table:table-cell table:formula="of:=VLOOKUP([.A5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M7.DE</text:p>
          </table:table-cell>
          <table:table-cell office:value-type="float" office:value="1">
            <text:p>1</text:p>
          </table:table-cell>
          <table:table-cell table:formula="of:=VLOOKUP([.A59];German;3;0)" office:value-type="string" office:string-value="Stock">
            <text:p>Stock</text:p>
          </table:table-cell>
          <table:table-cell table:formula="of:=VLOOKUP([.A59];German;2;0)" office:value-type="string" office:string-value="Smartrac">
            <text:p>Smartrac</text:p>
          </table:table-cell>
          <table:table-cell table:formula="of:=VLOOKUP([.A59];German;5;0)" office:value-type="string" office:string-value="SM7">
            <text:p>SM7</text:p>
          </table:table-cell>
          <table:table-cell table:formula="of:=VLOOKUP([.A59];German;4;0)" office:value-type="float" office:value="0">
            <text:p/>
          </table:table-cell>
          <table:table-cell table:formula="of:=VLOOKUP([.A59];German;6;0)" office:value-type="string" office:string-value="Yahoo">
            <text:p>Yahoo</text:p>
          </table:table-cell>
          <table:table-cell table:formula="of:=VLOOKUP([.A59];German;7;0)" office:value-type="string" office:string-value="SM7.DE">
            <text:p>SM7.DE</text:p>
          </table:table-cell>
          <table:table-cell table:formula="of:=VLOOKUP([.A5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OW.DE</text:p>
          </table:table-cell>
          <table:table-cell office:value-type="float" office:value="1">
            <text:p>1</text:p>
          </table:table-cell>
          <table:table-cell table:formula="of:=VLOOKUP([.A60];German;3;0)" office:value-type="string" office:string-value="Stock">
            <text:p>Stock</text:p>
          </table:table-cell>
          <table:table-cell table:formula="of:=VLOOKUP([.A60];German;2;0)" office:value-type="string" office:string-value="Software AG">
            <text:p>Software AG</text:p>
          </table:table-cell>
          <table:table-cell table:formula="of:=VLOOKUP([.A60];German;5;0)" office:value-type="string" office:string-value="SOW">
            <text:p>SOW</text:p>
          </table:table-cell>
          <table:table-cell table:formula="of:=VLOOKUP([.A60];German;4;0)" office:value-type="float" office:value="0">
            <text:p/>
          </table:table-cell>
          <table:table-cell table:formula="of:=VLOOKUP([.A60];German;6;0)" office:value-type="string" office:string-value="Yahoo">
            <text:p>Yahoo</text:p>
          </table:table-cell>
          <table:table-cell table:formula="of:=VLOOKUP([.A60];German;7;0)" office:value-type="string" office:string-value="SOW.DE">
            <text:p>SOW.DE</text:p>
          </table:table-cell>
          <table:table-cell table:formula="of:=VLOOKUP([.A6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WV.DE</text:p>
          </table:table-cell>
          <table:table-cell office:value-type="float" office:value="1">
            <text:p>1</text:p>
          </table:table-cell>
          <table:table-cell table:formula="of:=VLOOKUP([.A61];German;3;0)" office:value-type="string" office:string-value="Stock">
            <text:p>Stock</text:p>
          </table:table-cell>
          <table:table-cell table:formula="of:=VLOOKUP([.A61];German;2;0)" office:value-type="string" office:string-value="Solarworld">
            <text:p>Solarworld</text:p>
          </table:table-cell>
          <table:table-cell table:formula="of:=VLOOKUP([.A61];German;5;0)" office:value-type="string" office:string-value="SWV">
            <text:p>SWV</text:p>
          </table:table-cell>
          <table:table-cell table:formula="of:=VLOOKUP([.A61];German;4;0)" office:value-type="float" office:value="0">
            <text:p/>
          </table:table-cell>
          <table:table-cell table:formula="of:=VLOOKUP([.A61];German;6;0)" office:value-type="string" office:string-value="Yahoo">
            <text:p>Yahoo</text:p>
          </table:table-cell>
          <table:table-cell table:formula="of:=VLOOKUP([.A61];German;7;0)" office:value-type="string" office:string-value="SWV.DE">
            <text:p>SWV.DE</text:p>
          </table:table-cell>
          <table:table-cell table:formula="of:=VLOOKUP([.A6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UTDI.DE</text:p>
          </table:table-cell>
          <table:table-cell office:value-type="float" office:value="1">
            <text:p>1</text:p>
          </table:table-cell>
          <table:table-cell table:formula="of:=VLOOKUP([.A62];German;3;0)" office:value-type="string" office:string-value="Stock">
            <text:p>Stock</text:p>
          </table:table-cell>
          <table:table-cell table:formula="of:=VLOOKUP([.A62];German;2;0)" office:value-type="string" office:string-value="United Internet">
            <text:p>United Internet</text:p>
          </table:table-cell>
          <table:table-cell table:formula="of:=VLOOKUP([.A62];German;5;0)" office:value-type="string" office:string-value="UTDI">
            <text:p>UTDI</text:p>
          </table:table-cell>
          <table:table-cell table:formula="of:=VLOOKUP([.A62];German;4;0)" office:value-type="float" office:value="0">
            <text:p/>
          </table:table-cell>
          <table:table-cell table:formula="of:=VLOOKUP([.A62];German;6;0)" office:value-type="string" office:string-value="Yahoo">
            <text:p>Yahoo</text:p>
          </table:table-cell>
          <table:table-cell table:formula="of:=VLOOKUP([.A62];German;7;0)" office:value-type="string" office:string-value="UTDI.DE">
            <text:p>UTDI.DE</text:p>
          </table:table-cell>
          <table:table-cell table:formula="of:=VLOOKUP([.A6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DI.DE</text:p>
          </table:table-cell>
          <table:table-cell office:value-type="float" office:value="1">
            <text:p>1</text:p>
          </table:table-cell>
          <table:table-cell table:formula="of:=VLOOKUP([.A63];German;3;0)" office:value-type="string" office:string-value="Stock">
            <text:p>Stock</text:p>
          </table:table-cell>
          <table:table-cell table:formula="of:=VLOOKUP([.A63];German;2;0)" office:value-type="string" office:string-value="Wirecard">
            <text:p>Wirecard</text:p>
          </table:table-cell>
          <table:table-cell table:formula="of:=VLOOKUP([.A63];German;5;0)" office:value-type="string" office:string-value="WDI">
            <text:p>WDI</text:p>
          </table:table-cell>
          <table:table-cell table:formula="of:=VLOOKUP([.A63];German;4;0)" office:value-type="float" office:value="0">
            <text:p/>
          </table:table-cell>
          <table:table-cell table:formula="of:=VLOOKUP([.A63];German;6;0)" office:value-type="string" office:string-value="Yahoo">
            <text:p>Yahoo</text:p>
          </table:table-cell>
          <table:table-cell table:formula="of:=VLOOKUP([.A63];German;7;0)" office:value-type="string" office:string-value="WDI.DE">
            <text:p>WDI.DE</text:p>
          </table:table-cell>
          <table:table-cell table:formula="of:=VLOOKUP([.A6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1" table:number-columns-repeated="2"/>
          <table:table-cell table:number-columns-repeated="1022"/>
        </table:table-row>
        <table:table-row table:style-name="ro3">
          <table:table-cell table:style-name="ce11" office:value-type="string">
            <text:p>[CompListEnd]</text:p>
          </table:table-cell>
          <table:table-cell table:style-name="ce11"/>
          <table:table-cell table:number-columns-repeated="1022"/>
        </table:table-row>
      </table:table>
      <table:table table:name="MDAX Components" table:style-name="ta1" table:print="false">
        <office:forms form:automatic-focus="false" form:apply-design-mode="false"/>
        <table:table-column table:style-name="co14" table:default-cell-style-name="Default"/>
        <table:table-column table:style-name="co1" table:default-cell-style-name="ce15"/>
        <table:table-column table:style-name="co1" table:default-cell-style-name="ce11"/>
        <table:table-column table:style-name="co15" table:default-cell-style-name="ce11"/>
        <table:table-column table:style-name="co1" table:number-columns-repeated="5" table:default-cell-style-name="ce11"/>
        <table:table-column table:style-name="co1" table:number-columns-repeated="1015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is table holds the MDAX components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o update this table open the follwing link with your browser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http://de.old.finance.yahoo.com/d/quotes.csv?s=@%5EMDAXI&amp;f=snl1d1t1c1ohgv&amp;e=.csv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and select &lt;open with OpenOffice&gt;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Copy the symbols from the downloaded file and paste them here to replace the symbols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Ctrl+S to save the updated table in *ods format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2" office:value-type="string">
            <text:p>* BUT CHANGE ONLY THE WHITE FIELDS !!!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F9 and verfy that there are no holes in the data. If so, update the German Stock Table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Press Ctrl+S to save the updated table in *ods format. 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(Notice: the weight column is needed but currently unused. So fill with 1 is OK)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3" office:value-type="string">
            <text:p>*</text:p>
          </table:table-cell>
          <table:table-cell table:style-name="ce3" office:value-type="string">
            <text:p>MDAX Components</text:p>
          </table:table-cell>
          <table:table-cell table:style-name="ce3" table:number-columns-repeated="1022"/>
        </table:table-row>
        <table:table-row table:style-name="ro3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office:value-type="string">
            <text:p><text:s text:c="2"/>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Reuters</text:p>
          </table:table-cell>
          <table:table-cell office:value-type="string">
            <text:p>ISIN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1" office:value-type="string">
            <text:p>* 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2" office:value-type="string">
            <text:p>MDAX</text:p>
          </table:table-cell>
          <table:table-cell/>
          <table:table-cell table:formula="of:=VLOOKUP([.A28];German;3;0)" office:value-type="string" office:string-value="Index">
            <text:p>Index</text:p>
          </table:table-cell>
          <table:table-cell table:formula="of:=VLOOKUP([.A28];German;2;0)" office:value-type="string" office:string-value="MDAX">
            <text:p>MDAX</text:p>
          </table:table-cell>
          <table:table-cell table:formula="of:=VLOOKUP([.A28];German;5;0)" office:value-type="string" office:string-value="MDAX">
            <text:p>MDAX</text:p>
          </table:table-cell>
          <table:table-cell table:formula="of:=VLOOKUP([.A28];German;4;0)" office:value-type="float" office:value="0">
            <text:p/>
          </table:table-cell>
          <table:table-cell table:formula="of:=VLOOKUP([.A28];German;6;0)" office:value-type="string" office:string-value="Yahoo">
            <text:p>Yahoo</text:p>
          </table:table-cell>
          <table:table-cell table:formula="of:=VLOOKUP([.A28];German;7;0)" office:value-type="string" office:string-value="^MDAXI">
            <text:p>^MDAXI</text:p>
          </table:table-cell>
          <table:table-cell table:formula="of:=VLOOKUP([.A2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table:formula="of:=CONCATENATE(&quot;[CompList]&quot;;[.A28])" office:value-type="string" office:string-value="[CompList]MDAX">
            <text:p>[CompList]MDAX</text:p>
          </table:table-cell>
          <table:table-cell table:number-columns-repeated="1023"/>
        </table:table-row>
        <table:table-row table:style-name="ro3">
          <table:table-cell table:style-name="ce11" office:value-type="string">
            <text:p>[Header]RefSymbol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office:value-type="string">
            <text:p>ARL.DE</text:p>
          </table:table-cell>
          <table:table-cell office:value-type="float" office:value="1">
            <text:p>1</text:p>
          </table:table-cell>
          <table:table-cell table:formula="of:=VLOOKUP([.A33];German;3;0)" office:value-type="string" office:string-value="Stock">
            <text:p>Stock</text:p>
          </table:table-cell>
          <table:table-cell table:formula="of:=VLOOKUP([.A33];German;2;0)" office:value-type="string" office:string-value="Aareal Bank">
            <text:p>Aareal Bank</text:p>
          </table:table-cell>
          <table:table-cell table:formula="of:=VLOOKUP([.A33];German;5;0)" office:value-type="string" office:string-value="ARL">
            <text:p>ARL</text:p>
          </table:table-cell>
          <table:table-cell table:formula="of:=VLOOKUP([.A33];German;4;0)" office:value-type="float" office:value="0">
            <text:p/>
          </table:table-cell>
          <table:table-cell table:formula="of:=VLOOKUP([.A33];German;6;0)" office:value-type="string" office:string-value="Yahoo">
            <text:p>Yahoo</text:p>
          </table:table-cell>
          <table:table-cell table:formula="of:=VLOOKUP([.A33];German;7;0)" office:value-type="string" office:string-value="ARL.DE">
            <text:p>ARL.DE</text:p>
          </table:table-cell>
          <table:table-cell table:formula="of:=VLOOKUP([.A3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5A.DE</text:p>
          </table:table-cell>
          <table:table-cell office:value-type="float" office:value="1">
            <text:p>1</text:p>
          </table:table-cell>
          <table:table-cell table:formula="of:=VLOOKUP([.A34];German;3;0)" office:value-type="string" office:string-value="Stock">
            <text:p>Stock</text:p>
          </table:table-cell>
          <table:table-cell table:formula="of:=VLOOKUP([.A34];German;2;0)" office:value-type="string" office:string-value="Bauer">
            <text:p>Bauer</text:p>
          </table:table-cell>
          <table:table-cell table:formula="of:=VLOOKUP([.A34];German;5;0)" office:value-type="string" office:string-value="B5A">
            <text:p>B5A</text:p>
          </table:table-cell>
          <table:table-cell table:formula="of:=VLOOKUP([.A34];German;4;0)" office:value-type="float" office:value="0">
            <text:p/>
          </table:table-cell>
          <table:table-cell table:formula="of:=VLOOKUP([.A34];German;6;0)" office:value-type="string" office:string-value="Yahoo">
            <text:p>Yahoo</text:p>
          </table:table-cell>
          <table:table-cell table:formula="of:=VLOOKUP([.A34];German;7;0)" office:value-type="string" office:string-value="B5A.DE">
            <text:p>B5A.DE</text:p>
          </table:table-cell>
          <table:table-cell table:formula="of:=VLOOKUP([.A3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OS3.DE</text:p>
          </table:table-cell>
          <table:table-cell office:value-type="float" office:value="1">
            <text:p>1</text:p>
          </table:table-cell>
          <table:table-cell table:formula="of:=VLOOKUP([.A35];German;3;0)" office:value-type="string" office:string-value="Stock">
            <text:p>Stock</text:p>
          </table:table-cell>
          <table:table-cell table:formula="of:=VLOOKUP([.A35];German;2;0)" office:value-type="string" office:string-value="Hugo Boss Vz">
            <text:p>Hugo Boss Vz</text:p>
          </table:table-cell>
          <table:table-cell table:formula="of:=VLOOKUP([.A35];German;5;0)" office:value-type="string" office:string-value="BOS3">
            <text:p>BOS3</text:p>
          </table:table-cell>
          <table:table-cell table:formula="of:=VLOOKUP([.A35];German;4;0)" office:value-type="float" office:value="0">
            <text:p/>
          </table:table-cell>
          <table:table-cell table:formula="of:=VLOOKUP([.A35];German;6;0)" office:value-type="string" office:string-value="Yahoo">
            <text:p>Yahoo</text:p>
          </table:table-cell>
          <table:table-cell table:formula="of:=VLOOKUP([.A35];German;7;0)" office:value-type="string" office:string-value="BOS3.DE">
            <text:p>BOS3.DE</text:p>
          </table:table-cell>
          <table:table-cell table:formula="of:=VLOOKUP([.A3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YW6.DE</text:p>
          </table:table-cell>
          <table:table-cell office:value-type="float" office:value="1">
            <text:p>1</text:p>
          </table:table-cell>
          <table:table-cell table:formula="of:=VLOOKUP([.A36];German;3;0)" office:value-type="string" office:string-value="Stock">
            <text:p>Stock</text:p>
          </table:table-cell>
          <table:table-cell table:formula="of:=VLOOKUP([.A36];German;2;0)" office:value-type="string" office:string-value="Baywa AG">
            <text:p>Baywa AG</text:p>
          </table:table-cell>
          <table:table-cell table:formula="of:=VLOOKUP([.A36];German;5;0)" office:value-type="string" office:string-value="BYW6">
            <text:p>BYW6</text:p>
          </table:table-cell>
          <table:table-cell table:formula="of:=VLOOKUP([.A36];German;4;0)" office:value-type="float" office:value="0">
            <text:p/>
          </table:table-cell>
          <table:table-cell table:formula="of:=VLOOKUP([.A36];German;6;0)" office:value-type="string" office:string-value="Yahoo">
            <text:p>Yahoo</text:p>
          </table:table-cell>
          <table:table-cell table:formula="of:=VLOOKUP([.A36];German;7;0)" office:value-type="string" office:string-value="BYW6.DE">
            <text:p>BYW6.DE</text:p>
          </table:table-cell>
          <table:table-cell table:formula="of:=VLOOKUP([.A3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LS1.DE</text:p>
          </table:table-cell>
          <table:table-cell office:value-type="float" office:value="1">
            <text:p>1</text:p>
          </table:table-cell>
          <table:table-cell table:formula="of:=VLOOKUP([.A37];German;3;0)" office:value-type="string" office:string-value="Stock">
            <text:p>Stock</text:p>
          </table:table-cell>
          <table:table-cell table:formula="of:=VLOOKUP([.A37];German;2;0)" office:value-type="string" office:string-value="Celesio">
            <text:p>Celesio</text:p>
          </table:table-cell>
          <table:table-cell table:formula="of:=VLOOKUP([.A37];German;5;0)" office:value-type="string" office:string-value="CLS1">
            <text:p>CLS1</text:p>
          </table:table-cell>
          <table:table-cell table:formula="of:=VLOOKUP([.A37];German;4;0)" office:value-type="float" office:value="0">
            <text:p/>
          </table:table-cell>
          <table:table-cell table:formula="of:=VLOOKUP([.A37];German;6;0)" office:value-type="string" office:string-value="Yahoo">
            <text:p>Yahoo</text:p>
          </table:table-cell>
          <table:table-cell table:formula="of:=VLOOKUP([.A37];German;7;0)" office:value-type="string" office:string-value="CLS1.DE">
            <text:p>CLS1.DE</text:p>
          </table:table-cell>
          <table:table-cell table:formula="of:=VLOOKUP([.A3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ON.DE</text:p>
          </table:table-cell>
          <table:table-cell office:value-type="float" office:value="1">
            <text:p>1</text:p>
          </table:table-cell>
          <table:table-cell table:formula="of:=VLOOKUP([.A38];German;3;0)" office:value-type="string" office:string-value="Stock">
            <text:p>Stock</text:p>
          </table:table-cell>
          <table:table-cell table:formula="of:=VLOOKUP([.A38];German;2;0)" office:value-type="string" office:string-value="Continental AG">
            <text:p>Continental AG</text:p>
          </table:table-cell>
          <table:table-cell table:formula="of:=VLOOKUP([.A38];German;5;0)" office:value-type="string" office:string-value="CON">
            <text:p>CON</text:p>
          </table:table-cell>
          <table:table-cell table:formula="of:=VLOOKUP([.A38];German;4;0)" office:value-type="float" office:value="0">
            <text:p/>
          </table:table-cell>
          <table:table-cell table:formula="of:=VLOOKUP([.A38];German;6;0)" office:value-type="string" office:string-value="Yahoo">
            <text:p>Yahoo</text:p>
          </table:table-cell>
          <table:table-cell table:formula="of:=VLOOKUP([.A38];German;7;0)" office:value-type="string" office:string-value="CON.DE">
            <text:p>CON.DE</text:p>
          </table:table-cell>
          <table:table-cell table:formula="of:=VLOOKUP([.A3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9C.DE</text:p>
          </table:table-cell>
          <table:table-cell office:value-type="float" office:value="1">
            <text:p>1</text:p>
          </table:table-cell>
          <table:table-cell table:formula="of:=VLOOKUP([.A39];German;3;0)" office:value-type="string" office:string-value="Stock">
            <text:p>Stock</text:p>
          </table:table-cell>
          <table:table-cell table:formula="of:=VLOOKUP([.A39];German;2;0)" office:value-type="string" office:string-value="Demag Cranes">
            <text:p>Demag Cranes</text:p>
          </table:table-cell>
          <table:table-cell table:formula="of:=VLOOKUP([.A39];German;5;0)" office:value-type="string" office:string-value="D9C">
            <text:p>D9C</text:p>
          </table:table-cell>
          <table:table-cell table:formula="of:=VLOOKUP([.A39];German;4;0)" office:value-type="float" office:value="0">
            <text:p/>
          </table:table-cell>
          <table:table-cell table:formula="of:=VLOOKUP([.A39];German;6;0)" office:value-type="string" office:string-value="Yahoo">
            <text:p>Yahoo</text:p>
          </table:table-cell>
          <table:table-cell table:formula="of:=VLOOKUP([.A39];German;7;0)" office:value-type="string" office:string-value="D9C.DE">
            <text:p>D9C.DE</text:p>
          </table:table-cell>
          <table:table-cell table:formula="of:=VLOOKUP([.A3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EQ.DE</text:p>
          </table:table-cell>
          <table:table-cell office:value-type="float" office:value="1">
            <text:p>1</text:p>
          </table:table-cell>
          <table:table-cell table:formula="of:=VLOOKUP([.A40];German;3;0)" office:value-type="string" office:string-value="Stock">
            <text:p>Stock</text:p>
          </table:table-cell>
          <table:table-cell table:formula="of:=VLOOKUP([.A40];German;2;0)" office:value-type="string" office:string-value="Deutsche Euroshop">
            <text:p>Deutsche Euroshop</text:p>
          </table:table-cell>
          <table:table-cell table:formula="of:=VLOOKUP([.A40];German;5;0)" office:value-type="string" office:string-value="DEQ">
            <text:p>DEQ</text:p>
          </table:table-cell>
          <table:table-cell table:formula="of:=VLOOKUP([.A40];German;4;0)" office:value-type="float" office:value="0">
            <text:p/>
          </table:table-cell>
          <table:table-cell table:formula="of:=VLOOKUP([.A40];German;6;0)" office:value-type="string" office:string-value="Yahoo">
            <text:p>Yahoo</text:p>
          </table:table-cell>
          <table:table-cell table:formula="of:=VLOOKUP([.A40];German;7;0)" office:value-type="string" office:string-value="DEQ.DE">
            <text:p>DEQ.DE</text:p>
          </table:table-cell>
          <table:table-cell table:formula="of:=VLOOKUP([.A4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OU.DE</text:p>
          </table:table-cell>
          <table:table-cell office:value-type="float" office:value="1">
            <text:p>1</text:p>
          </table:table-cell>
          <table:table-cell table:formula="of:=VLOOKUP([.A41];German;3;0)" office:value-type="string" office:string-value="Stock">
            <text:p>Stock</text:p>
          </table:table-cell>
          <table:table-cell table:formula="of:=VLOOKUP([.A41];German;2;0)" office:value-type="string" office:string-value="Douglas Holding">
            <text:p>Douglas Holding</text:p>
          </table:table-cell>
          <table:table-cell table:formula="of:=VLOOKUP([.A41];German;5;0)" office:value-type="string" office:string-value="DOU">
            <text:p>DOU</text:p>
          </table:table-cell>
          <table:table-cell table:formula="of:=VLOOKUP([.A41];German;4;0)" office:value-type="float" office:value="0">
            <text:p/>
          </table:table-cell>
          <table:table-cell table:formula="of:=VLOOKUP([.A41];German;6;0)" office:value-type="string" office:string-value="Yahoo">
            <text:p>Yahoo</text:p>
          </table:table-cell>
          <table:table-cell table:formula="of:=VLOOKUP([.A41];German;7;0)" office:value-type="string" office:string-value="DOU.DE">
            <text:p>DOU.DE</text:p>
          </table:table-cell>
          <table:table-cell table:formula="of:=VLOOKUP([.A4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PB.DE</text:p>
          </table:table-cell>
          <table:table-cell office:value-type="float" office:value="1">
            <text:p>1</text:p>
          </table:table-cell>
          <table:table-cell table:formula="of:=VLOOKUP([.A42];German;3;0)" office:value-type="string" office:string-value="Stock">
            <text:p>Stock</text:p>
          </table:table-cell>
          <table:table-cell table:formula="of:=VLOOKUP([.A42];German;2;0)" office:value-type="string" office:string-value="Deutsche Postbank">
            <text:p>Deutsche Postbank</text:p>
          </table:table-cell>
          <table:table-cell table:formula="of:=VLOOKUP([.A42];German;5;0)" office:value-type="string" office:string-value="DPB">
            <text:p>DPB</text:p>
          </table:table-cell>
          <table:table-cell table:formula="of:=VLOOKUP([.A42];German;4;0)" office:value-type="float" office:value="0">
            <text:p/>
          </table:table-cell>
          <table:table-cell table:formula="of:=VLOOKUP([.A42];German;6;0)" office:value-type="string" office:string-value="Yahoo">
            <text:p>Yahoo</text:p>
          </table:table-cell>
          <table:table-cell table:formula="of:=VLOOKUP([.A42];German;7;0)" office:value-type="string" office:string-value="DPB.DE">
            <text:p>DPB.DE</text:p>
          </table:table-cell>
          <table:table-cell table:formula="of:=VLOOKUP([.A4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EAD.DE</text:p>
          </table:table-cell>
          <table:table-cell office:value-type="float" office:value="1">
            <text:p>1</text:p>
          </table:table-cell>
          <table:table-cell table:formula="of:=VLOOKUP([.A43];German;3;0)" office:value-type="string" office:string-value="Stock">
            <text:p>Stock</text:p>
          </table:table-cell>
          <table:table-cell table:formula="of:=VLOOKUP([.A43];German;2;0)" office:value-type="string" office:string-value="Eads">
            <text:p>Eads</text:p>
          </table:table-cell>
          <table:table-cell table:formula="of:=VLOOKUP([.A43];German;5;0)" office:value-type="string" office:string-value="EAD">
            <text:p>EAD</text:p>
          </table:table-cell>
          <table:table-cell table:formula="of:=VLOOKUP([.A43];German;4;0)" office:value-type="float" office:value="0">
            <text:p/>
          </table:table-cell>
          <table:table-cell table:formula="of:=VLOOKUP([.A43];German;6;0)" office:value-type="string" office:string-value="Yahoo">
            <text:p>Yahoo</text:p>
          </table:table-cell>
          <table:table-cell table:formula="of:=VLOOKUP([.A43];German;7;0)" office:value-type="string" office:string-value="EAD.DE">
            <text:p>EAD.DE</text:p>
          </table:table-cell>
          <table:table-cell table:formula="of:=VLOOKUP([.A4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FIE.DE</text:p>
          </table:table-cell>
          <table:table-cell office:value-type="float" office:value="1">
            <text:p>1</text:p>
          </table:table-cell>
          <table:table-cell table:formula="of:=VLOOKUP([.A44];German;3;0)" office:value-type="string" office:string-value="Stock">
            <text:p>Stock</text:p>
          </table:table-cell>
          <table:table-cell table:formula="of:=VLOOKUP([.A44];German;2;0)" office:value-type="string" office:string-value="Fielmann">
            <text:p>Fielmann</text:p>
          </table:table-cell>
          <table:table-cell table:formula="of:=VLOOKUP([.A44];German;5;0)" office:value-type="string" office:string-value="FIE">
            <text:p>FIE</text:p>
          </table:table-cell>
          <table:table-cell table:formula="of:=VLOOKUP([.A44];German;4;0)" office:value-type="float" office:value="0">
            <text:p/>
          </table:table-cell>
          <table:table-cell table:formula="of:=VLOOKUP([.A44];German;6;0)" office:value-type="string" office:string-value="Yahoo">
            <text:p>Yahoo</text:p>
          </table:table-cell>
          <table:table-cell table:formula="of:=VLOOKUP([.A44];German;7;0)" office:value-type="string" office:string-value="FIE.DE">
            <text:p>FIE.DE</text:p>
          </table:table-cell>
          <table:table-cell table:formula="of:=VLOOKUP([.A4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FPE3.DE</text:p>
          </table:table-cell>
          <table:table-cell office:value-type="float" office:value="1">
            <text:p>1</text:p>
          </table:table-cell>
          <table:table-cell table:formula="of:=VLOOKUP([.A45];German;3;0)" office:value-type="string" office:string-value="Stock">
            <text:p>Stock</text:p>
          </table:table-cell>
          <table:table-cell table:formula="of:=VLOOKUP([.A45];German;2;0)" office:value-type="string" office:string-value="Fuchs Petrolub Vz">
            <text:p>Fuchs Petrolub Vz</text:p>
          </table:table-cell>
          <table:table-cell table:formula="of:=VLOOKUP([.A45];German;5;0)" office:value-type="string" office:string-value="FPE3">
            <text:p>FPE3</text:p>
          </table:table-cell>
          <table:table-cell table:formula="of:=VLOOKUP([.A45];German;4;0)" office:value-type="float" office:value="0">
            <text:p/>
          </table:table-cell>
          <table:table-cell table:formula="of:=VLOOKUP([.A45];German;6;0)" office:value-type="string" office:string-value="Yahoo">
            <text:p>Yahoo</text:p>
          </table:table-cell>
          <table:table-cell table:formula="of:=VLOOKUP([.A45];German;7;0)" office:value-type="string" office:string-value="FPE3.DE">
            <text:p>FPE3.DE</text:p>
          </table:table-cell>
          <table:table-cell table:formula="of:=VLOOKUP([.A4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FRA.DE</text:p>
          </table:table-cell>
          <table:table-cell office:value-type="float" office:value="1">
            <text:p>1</text:p>
          </table:table-cell>
          <table:table-cell table:formula="of:=VLOOKUP([.A46];German;3;0)" office:value-type="string" office:string-value="Stock">
            <text:p>Stock</text:p>
          </table:table-cell>
          <table:table-cell table:formula="of:=VLOOKUP([.A46];German;2;0)" office:value-type="string" office:string-value="Fraport">
            <text:p>Fraport</text:p>
          </table:table-cell>
          <table:table-cell table:formula="of:=VLOOKUP([.A46];German;5;0)" office:value-type="string" office:string-value="FRA">
            <text:p>FRA</text:p>
          </table:table-cell>
          <table:table-cell table:formula="of:=VLOOKUP([.A46];German;4;0)" office:value-type="float" office:value="0">
            <text:p/>
          </table:table-cell>
          <table:table-cell table:formula="of:=VLOOKUP([.A46];German;6;0)" office:value-type="string" office:string-value="Yahoo">
            <text:p>Yahoo</text:p>
          </table:table-cell>
          <table:table-cell table:formula="of:=VLOOKUP([.A46];German;7;0)" office:value-type="string" office:string-value="FRA.DE">
            <text:p>FRA.DE</text:p>
          </table:table-cell>
          <table:table-cell table:formula="of:=VLOOKUP([.A4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1A.DE</text:p>
          </table:table-cell>
          <table:table-cell office:value-type="float" office:value="1">
            <text:p>1</text:p>
          </table:table-cell>
          <table:table-cell table:formula="of:=VLOOKUP([.A47];German;3;0)" office:value-type="string" office:string-value="Stock">
            <text:p>Stock</text:p>
          </table:table-cell>
          <table:table-cell table:formula="of:=VLOOKUP([.A47];German;2;0)" office:value-type="string" office:string-value="Gea Group">
            <text:p>Gea Group</text:p>
          </table:table-cell>
          <table:table-cell table:formula="of:=VLOOKUP([.A47];German;5;0)" office:value-type="string" office:string-value="G1A">
            <text:p>G1A</text:p>
          </table:table-cell>
          <table:table-cell table:formula="of:=VLOOKUP([.A47];German;4;0)" office:value-type="float" office:value="0">
            <text:p/>
          </table:table-cell>
          <table:table-cell table:formula="of:=VLOOKUP([.A47];German;6;0)" office:value-type="string" office:string-value="Yahoo">
            <text:p>Yahoo</text:p>
          </table:table-cell>
          <table:table-cell table:formula="of:=VLOOKUP([.A47];German;7;0)" office:value-type="string" office:string-value="G1A.DE">
            <text:p>G1A.DE</text:p>
          </table:table-cell>
          <table:table-cell table:formula="of:=VLOOKUP([.A4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BF.DE</text:p>
          </table:table-cell>
          <table:table-cell office:value-type="float" office:value="1">
            <text:p>1</text:p>
          </table:table-cell>
          <table:table-cell table:formula="of:=VLOOKUP([.A48];German;3;0)" office:value-type="string" office:string-value="Stock">
            <text:p>Stock</text:p>
          </table:table-cell>
          <table:table-cell table:formula="of:=VLOOKUP([.A48];German;2;0)" office:value-type="string" office:string-value="Bilfinger Berger">
            <text:p>Bilfinger Berger</text:p>
          </table:table-cell>
          <table:table-cell table:formula="of:=VLOOKUP([.A48];German;5;0)" office:value-type="string" office:string-value="GBF">
            <text:p>GBF</text:p>
          </table:table-cell>
          <table:table-cell table:formula="of:=VLOOKUP([.A48];German;4;0)" office:value-type="float" office:value="0">
            <text:p/>
          </table:table-cell>
          <table:table-cell table:formula="of:=VLOOKUP([.A48];German;6;0)" office:value-type="string" office:string-value="Yahoo">
            <text:p>Yahoo</text:p>
          </table:table-cell>
          <table:table-cell table:formula="of:=VLOOKUP([.A48];German;7;0)" office:value-type="string" office:string-value="GBF.DE">
            <text:p>GBF.DE</text:p>
          </table:table-cell>
          <table:table-cell table:formula="of:=VLOOKUP([.A4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FJ.DE</text:p>
          </table:table-cell>
          <table:table-cell office:value-type="float" office:value="1">
            <text:p>1</text:p>
          </table:table-cell>
          <table:table-cell table:formula="of:=VLOOKUP([.A49];German;3;0)" office:value-type="string" office:string-value="Stock">
            <text:p>Stock</text:p>
          </table:table-cell>
          <table:table-cell table:formula="of:=VLOOKUP([.A49];German;2;0)" office:value-type="string" office:string-value="Gagfah">
            <text:p>Gagfah</text:p>
          </table:table-cell>
          <table:table-cell table:formula="of:=VLOOKUP([.A49];German;5;0)" office:value-type="string" office:string-value="GFJ">
            <text:p>GFJ</text:p>
          </table:table-cell>
          <table:table-cell table:formula="of:=VLOOKUP([.A49];German;4;0)" office:value-type="float" office:value="0">
            <text:p/>
          </table:table-cell>
          <table:table-cell table:formula="of:=VLOOKUP([.A49];German;6;0)" office:value-type="string" office:string-value="Yahoo">
            <text:p>Yahoo</text:p>
          </table:table-cell>
          <table:table-cell table:formula="of:=VLOOKUP([.A49];German;7;0)" office:value-type="string" office:string-value="GFJ.DE">
            <text:p>GFJ.DE</text:p>
          </table:table-cell>
          <table:table-cell table:formula="of:=VLOOKUP([.A4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IL.DE</text:p>
          </table:table-cell>
          <table:table-cell office:value-type="float" office:value="1">
            <text:p>1</text:p>
          </table:table-cell>
          <table:table-cell table:formula="of:=VLOOKUP([.A50];German;3;0)" office:value-type="string" office:string-value="Stock">
            <text:p>Stock</text:p>
          </table:table-cell>
          <table:table-cell table:formula="of:=VLOOKUP([.A50];German;2;0)" office:value-type="string" office:string-value="Gildemeister">
            <text:p>Gildemeister</text:p>
          </table:table-cell>
          <table:table-cell table:formula="of:=VLOOKUP([.A50];German;5;0)" office:value-type="string" office:string-value="GIL">
            <text:p>GIL</text:p>
          </table:table-cell>
          <table:table-cell table:formula="of:=VLOOKUP([.A50];German;4;0)" office:value-type="float" office:value="0">
            <text:p/>
          </table:table-cell>
          <table:table-cell table:formula="of:=VLOOKUP([.A50];German;6;0)" office:value-type="string" office:string-value="Yahoo">
            <text:p>Yahoo</text:p>
          </table:table-cell>
          <table:table-cell table:formula="of:=VLOOKUP([.A50];German;7;0)" office:value-type="string" office:string-value="GIL.DE">
            <text:p>GIL.DE</text:p>
          </table:table-cell>
          <table:table-cell table:formula="of:=VLOOKUP([.A5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XI.DE</text:p>
          </table:table-cell>
          <table:table-cell office:value-type="float" office:value="1">
            <text:p>1</text:p>
          </table:table-cell>
          <table:table-cell table:formula="of:=VLOOKUP([.A51];German;3;0)" office:value-type="string" office:string-value="Stock">
            <text:p>Stock</text:p>
          </table:table-cell>
          <table:table-cell table:formula="of:=VLOOKUP([.A51];German;2;0)" office:value-type="string" office:string-value="Gerresheimer">
            <text:p>Gerresheimer</text:p>
          </table:table-cell>
          <table:table-cell table:formula="of:=VLOOKUP([.A51];German;5;0)" office:value-type="string" office:string-value="GXI">
            <text:p>GXI</text:p>
          </table:table-cell>
          <table:table-cell table:formula="of:=VLOOKUP([.A51];German;4;0)" office:value-type="float" office:value="0">
            <text:p/>
          </table:table-cell>
          <table:table-cell table:formula="of:=VLOOKUP([.A51];German;6;0)" office:value-type="string" office:string-value="Yahoo">
            <text:p>Yahoo</text:p>
          </table:table-cell>
          <table:table-cell table:formula="of:=VLOOKUP([.A51];German;7;0)" office:value-type="string" office:string-value="GXI.DE">
            <text:p>GXI.DE</text:p>
          </table:table-cell>
          <table:table-cell table:formula="of:=VLOOKUP([.A5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DD.DE</text:p>
          </table:table-cell>
          <table:table-cell office:value-type="float" office:value="1">
            <text:p>1</text:p>
          </table:table-cell>
          <table:table-cell table:formula="of:=VLOOKUP([.A52];German;3;0)" office:value-type="string" office:string-value="Stock">
            <text:p>Stock</text:p>
          </table:table-cell>
          <table:table-cell table:formula="of:=VLOOKUP([.A52];German;2;0)" office:value-type="string" office:string-value="Heidelberger Druckmaschienen">
            <text:p>Heidelberger Druckmaschienen</text:p>
          </table:table-cell>
          <table:table-cell table:formula="of:=VLOOKUP([.A52];German;5;0)" office:value-type="string" office:string-value="HDD">
            <text:p>HDD</text:p>
          </table:table-cell>
          <table:table-cell table:formula="of:=VLOOKUP([.A52];German;4;0)" office:value-type="float" office:value="0">
            <text:p/>
          </table:table-cell>
          <table:table-cell table:formula="of:=VLOOKUP([.A52];German;6;0)" office:value-type="string" office:string-value="Yahoo">
            <text:p>Yahoo</text:p>
          </table:table-cell>
          <table:table-cell table:formula="of:=VLOOKUP([.A52];German;7;0)" office:value-type="string" office:string-value="HDD.DE">
            <text:p>HDD.DE</text:p>
          </table:table-cell>
          <table:table-cell table:formula="of:=VLOOKUP([.A5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EI.DE</text:p>
          </table:table-cell>
          <table:table-cell office:value-type="float" office:value="1">
            <text:p>1</text:p>
          </table:table-cell>
          <table:table-cell table:formula="of:=VLOOKUP([.A53];German;3;0)" office:value-type="string" office:string-value="Stock">
            <text:p>Stock</text:p>
          </table:table-cell>
          <table:table-cell table:formula="of:=VLOOKUP([.A53];German;2;0)" office:value-type="string" office:string-value="Heidelbergcement">
            <text:p>Heidelbergcement</text:p>
          </table:table-cell>
          <table:table-cell table:formula="of:=VLOOKUP([.A53];German;5;0)" office:value-type="string" office:string-value="HEI">
            <text:p>HEI</text:p>
          </table:table-cell>
          <table:table-cell table:formula="of:=VLOOKUP([.A53];German;4;0)" office:value-type="float" office:value="0">
            <text:p/>
          </table:table-cell>
          <table:table-cell table:formula="of:=VLOOKUP([.A53];German;6;0)" office:value-type="string" office:string-value="Yahoo">
            <text:p>Yahoo</text:p>
          </table:table-cell>
          <table:table-cell table:formula="of:=VLOOKUP([.A53];German;7;0)" office:value-type="string" office:string-value="HEI.DE">
            <text:p>HEI.DE</text:p>
          </table:table-cell>
          <table:table-cell table:formula="of:=VLOOKUP([.A5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HFA.DE</text:p>
          </table:table-cell>
          <table:table-cell office:value-type="float" office:value="1">
            <text:p>1</text:p>
          </table:table-cell>
          <table:table-cell table:formula="of:=VLOOKUP([.A54];German;3;0)" office:value-type="string" office:string-value="Stock">
            <text:p>Stock</text:p>
          </table:table-cell>
          <table:table-cell table:formula="of:=VLOOKUP([.A54];German;2;0)" office:value-type="string" office:string-value="HHLA">
            <text:p>HHLA</text:p>
          </table:table-cell>
          <table:table-cell table:formula="of:=VLOOKUP([.A54];German;5;0)" office:value-type="string" office:string-value="HHFA">
            <text:p>HHFA</text:p>
          </table:table-cell>
          <table:table-cell table:formula="of:=VLOOKUP([.A54];German;4;0)" office:value-type="float" office:value="0">
            <text:p/>
          </table:table-cell>
          <table:table-cell table:formula="of:=VLOOKUP([.A54];German;6;0)" office:value-type="string" office:string-value="Yahoo">
            <text:p>Yahoo</text:p>
          </table:table-cell>
          <table:table-cell table:formula="of:=VLOOKUP([.A54];German;7;0)" office:value-type="string" office:string-value="HHFA.DE">
            <text:p>HHFA.DE</text:p>
          </table:table-cell>
          <table:table-cell table:formula="of:=VLOOKUP([.A5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NR1.DE</text:p>
          </table:table-cell>
          <table:table-cell office:value-type="float" office:value="1">
            <text:p>1</text:p>
          </table:table-cell>
          <table:table-cell table:formula="of:=VLOOKUP([.A55];German;3;0)" office:value-type="float" office:value="0">
            <text:p>#NV</text:p>
          </table:table-cell>
          <table:table-cell table:formula="of:=VLOOKUP([.A55];German;2;0)" office:value-type="float" office:value="0">
            <text:p>#NV</text:p>
          </table:table-cell>
          <table:table-cell table:formula="of:=VLOOKUP([.A55];German;5;0)" office:value-type="float" office:value="0">
            <text:p>#NV</text:p>
          </table:table-cell>
          <table:table-cell table:formula="of:=VLOOKUP([.A55];German;4;0)" office:value-type="float" office:value="0">
            <text:p>#NV</text:p>
          </table:table-cell>
          <table:table-cell table:formula="of:=VLOOKUP([.A55];German;6;0)" office:value-type="float" office:value="0">
            <text:p>#NV</text:p>
          </table:table-cell>
          <table:table-cell table:formula="of:=VLOOKUP([.A55];German;7;0)" office:value-type="float" office:value="0">
            <text:p>#NV</text:p>
          </table:table-cell>
          <table:table-cell table:formula="of:=VLOOKUP([.A55];German;8;0)" office:value-type="float" office:value="0">
            <text:p>#NV</text:p>
          </table:table-cell>
          <table:table-cell table:number-columns-repeated="1015"/>
        </table:table-row>
        <table:table-row table:style-name="ro3">
          <table:table-cell office:value-type="string">
            <text:p>HOT.DE</text:p>
          </table:table-cell>
          <table:table-cell office:value-type="float" office:value="1">
            <text:p>1</text:p>
          </table:table-cell>
          <table:table-cell table:formula="of:=VLOOKUP([.A56];German;3;0)" office:value-type="string" office:string-value="Stock">
            <text:p>Stock</text:p>
          </table:table-cell>
          <table:table-cell table:formula="of:=VLOOKUP([.A56];German;2;0)" office:value-type="string" office:string-value="Hochtief">
            <text:p>Hochtief</text:p>
          </table:table-cell>
          <table:table-cell table:formula="of:=VLOOKUP([.A56];German;5;0)" office:value-type="string" office:string-value="HOT">
            <text:p>HOT</text:p>
          </table:table-cell>
          <table:table-cell table:formula="of:=VLOOKUP([.A56];German;4;0)" office:value-type="float" office:value="0">
            <text:p/>
          </table:table-cell>
          <table:table-cell table:formula="of:=VLOOKUP([.A56];German;6;0)" office:value-type="string" office:string-value="Yahoo">
            <text:p>Yahoo</text:p>
          </table:table-cell>
          <table:table-cell table:formula="of:=VLOOKUP([.A56];German;7;0)" office:value-type="string" office:string-value="HOT.DE">
            <text:p>HOT.DE</text:p>
          </table:table-cell>
          <table:table-cell table:formula="of:=VLOOKUP([.A5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IVG.DE</text:p>
          </table:table-cell>
          <table:table-cell office:value-type="float" office:value="1">
            <text:p>1</text:p>
          </table:table-cell>
          <table:table-cell table:formula="of:=VLOOKUP([.A57];German;3;0)" office:value-type="string" office:string-value="Stock">
            <text:p>Stock</text:p>
          </table:table-cell>
          <table:table-cell table:formula="of:=VLOOKUP([.A57];German;2;0)" office:value-type="string" office:string-value="IVG Immobilien">
            <text:p>IVG Immobilien</text:p>
          </table:table-cell>
          <table:table-cell table:formula="of:=VLOOKUP([.A57];German;5;0)" office:value-type="string" office:string-value="IVG">
            <text:p>IVG</text:p>
          </table:table-cell>
          <table:table-cell table:formula="of:=VLOOKUP([.A57];German;4;0)" office:value-type="float" office:value="0">
            <text:p/>
          </table:table-cell>
          <table:table-cell table:formula="of:=VLOOKUP([.A57];German;6;0)" office:value-type="string" office:string-value="Yahoo">
            <text:p>Yahoo</text:p>
          </table:table-cell>
          <table:table-cell table:formula="of:=VLOOKUP([.A57];German;7;0)" office:value-type="string" office:string-value="IVG.DE">
            <text:p>IVG.DE</text:p>
          </table:table-cell>
          <table:table-cell table:formula="of:=VLOOKUP([.A5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CO.DE</text:p>
          </table:table-cell>
          <table:table-cell office:value-type="float" office:value="1">
            <text:p>1</text:p>
          </table:table-cell>
          <table:table-cell table:formula="of:=VLOOKUP([.A58];German;3;0)" office:value-type="string" office:string-value="Stock">
            <text:p>Stock</text:p>
          </table:table-cell>
          <table:table-cell table:formula="of:=VLOOKUP([.A58];German;2;0)" office:value-type="string" office:string-value="Kloeckner &amp; Co">
            <text:p>Kloeckner &amp; Co</text:p>
          </table:table-cell>
          <table:table-cell table:formula="of:=VLOOKUP([.A58];German;5;0)" office:value-type="string" office:string-value="KCO">
            <text:p>KCO</text:p>
          </table:table-cell>
          <table:table-cell table:formula="of:=VLOOKUP([.A58];German;4;0)" office:value-type="float" office:value="0">
            <text:p/>
          </table:table-cell>
          <table:table-cell table:formula="of:=VLOOKUP([.A58];German;6;0)" office:value-type="string" office:string-value="Yahoo">
            <text:p>Yahoo</text:p>
          </table:table-cell>
          <table:table-cell table:formula="of:=VLOOKUP([.A58];German;7;0)" office:value-type="string" office:string-value="KCO.DE">
            <text:p>KCO.DE</text:p>
          </table:table-cell>
          <table:table-cell table:formula="of:=VLOOKUP([.A5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RN.DE</text:p>
          </table:table-cell>
          <table:table-cell office:value-type="float" office:value="1">
            <text:p>1</text:p>
          </table:table-cell>
          <table:table-cell table:formula="of:=VLOOKUP([.A59];German;3;0)" office:value-type="string" office:string-value="Stock">
            <text:p>Stock</text:p>
          </table:table-cell>
          <table:table-cell table:formula="of:=VLOOKUP([.A59];German;2;0)" office:value-type="string" office:string-value="Krones">
            <text:p>Krones</text:p>
          </table:table-cell>
          <table:table-cell table:formula="of:=VLOOKUP([.A59];German;5;0)" office:value-type="string" office:string-value="KRN">
            <text:p>KRN</text:p>
          </table:table-cell>
          <table:table-cell table:formula="of:=VLOOKUP([.A59];German;4;0)" office:value-type="float" office:value="0">
            <text:p/>
          </table:table-cell>
          <table:table-cell table:formula="of:=VLOOKUP([.A59];German;6;0)" office:value-type="string" office:string-value="Yahoo">
            <text:p>Yahoo</text:p>
          </table:table-cell>
          <table:table-cell table:formula="of:=VLOOKUP([.A59];German;7;0)" office:value-type="string" office:string-value="KRN.DE">
            <text:p>KRN.DE</text:p>
          </table:table-cell>
          <table:table-cell table:formula="of:=VLOOKUP([.A5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LEO.DE</text:p>
          </table:table-cell>
          <table:table-cell office:value-type="float" office:value="1">
            <text:p>1</text:p>
          </table:table-cell>
          <table:table-cell table:formula="of:=VLOOKUP([.A60];German;3;0)" office:value-type="string" office:string-value="Stock">
            <text:p>Stock</text:p>
          </table:table-cell>
          <table:table-cell table:formula="of:=VLOOKUP([.A60];German;2;0)" office:value-type="string" office:string-value="Leoni">
            <text:p>Leoni</text:p>
          </table:table-cell>
          <table:table-cell table:formula="of:=VLOOKUP([.A60];German;5;0)" office:value-type="string" office:string-value="LEO">
            <text:p>LEO</text:p>
          </table:table-cell>
          <table:table-cell table:formula="of:=VLOOKUP([.A60];German;4;0)" office:value-type="float" office:value="0">
            <text:p/>
          </table:table-cell>
          <table:table-cell table:formula="of:=VLOOKUP([.A60];German;6;0)" office:value-type="string" office:string-value="Yahoo">
            <text:p>Yahoo</text:p>
          </table:table-cell>
          <table:table-cell table:formula="of:=VLOOKUP([.A60];German;7;0)" office:value-type="string" office:string-value="LEO.DE">
            <text:p>LEO.DE</text:p>
          </table:table-cell>
          <table:table-cell table:formula="of:=VLOOKUP([.A6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LXS.DE</text:p>
          </table:table-cell>
          <table:table-cell office:value-type="float" office:value="1">
            <text:p>1</text:p>
          </table:table-cell>
          <table:table-cell table:formula="of:=VLOOKUP([.A61];German;3;0)" office:value-type="string" office:string-value="Stock">
            <text:p>Stock</text:p>
          </table:table-cell>
          <table:table-cell table:formula="of:=VLOOKUP([.A61];German;2;0)" office:value-type="string" office:string-value="Lanxess">
            <text:p>Lanxess</text:p>
          </table:table-cell>
          <table:table-cell table:formula="of:=VLOOKUP([.A61];German;5;0)" office:value-type="string" office:string-value="LXS">
            <text:p>LXS</text:p>
          </table:table-cell>
          <table:table-cell table:formula="of:=VLOOKUP([.A61];German;4;0)" office:value-type="float" office:value="0">
            <text:p/>
          </table:table-cell>
          <table:table-cell table:formula="of:=VLOOKUP([.A61];German;6;0)" office:value-type="string" office:string-value="Yahoo">
            <text:p>Yahoo</text:p>
          </table:table-cell>
          <table:table-cell table:formula="of:=VLOOKUP([.A61];German;7;0)" office:value-type="string" office:string-value="LXS.DE">
            <text:p>LXS.DE</text:p>
          </table:table-cell>
          <table:table-cell table:formula="of:=VLOOKUP([.A6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LP.DE</text:p>
          </table:table-cell>
          <table:table-cell office:value-type="float" office:value="1">
            <text:p>1</text:p>
          </table:table-cell>
          <table:table-cell table:formula="of:=VLOOKUP([.A62];German;3;0)" office:value-type="string" office:string-value="Stock">
            <text:p>Stock</text:p>
          </table:table-cell>
          <table:table-cell table:formula="of:=VLOOKUP([.A62];German;2;0)" office:value-type="string" office:string-value="MLP">
            <text:p>MLP</text:p>
          </table:table-cell>
          <table:table-cell table:formula="of:=VLOOKUP([.A62];German;5;0)" office:value-type="string" office:string-value="MLP">
            <text:p>MLP</text:p>
          </table:table-cell>
          <table:table-cell table:formula="of:=VLOOKUP([.A62];German;4;0)" office:value-type="float" office:value="0">
            <text:p/>
          </table:table-cell>
          <table:table-cell table:formula="of:=VLOOKUP([.A62];German;6;0)" office:value-type="string" office:string-value="Yahoo">
            <text:p>Yahoo</text:p>
          </table:table-cell>
          <table:table-cell table:formula="of:=VLOOKUP([.A62];German;7;0)" office:value-type="string" office:string-value="MLP.DE">
            <text:p>MLP.DE</text:p>
          </table:table-cell>
          <table:table-cell table:formula="of:=VLOOKUP([.A6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TX.DE</text:p>
          </table:table-cell>
          <table:table-cell office:value-type="float" office:value="1">
            <text:p>1</text:p>
          </table:table-cell>
          <table:table-cell table:formula="of:=VLOOKUP([.A63];German;3;0)" office:value-type="string" office:string-value="Stock">
            <text:p>Stock</text:p>
          </table:table-cell>
          <table:table-cell table:formula="of:=VLOOKUP([.A63];German;2;0)" office:value-type="string" office:string-value="MTU Aero Engines">
            <text:p>MTU Aero Engines</text:p>
          </table:table-cell>
          <table:table-cell table:formula="of:=VLOOKUP([.A63];German;5;0)" office:value-type="string" office:string-value="MTX">
            <text:p>MTX</text:p>
          </table:table-cell>
          <table:table-cell table:formula="of:=VLOOKUP([.A63];German;4;0)" office:value-type="float" office:value="0">
            <text:p/>
          </table:table-cell>
          <table:table-cell table:formula="of:=VLOOKUP([.A63];German;6;0)" office:value-type="string" office:string-value="Yahoo">
            <text:p>Yahoo</text:p>
          </table:table-cell>
          <table:table-cell table:formula="of:=VLOOKUP([.A63];German;7;0)" office:value-type="string" office:string-value="MTX.DE">
            <text:p>MTX.DE</text:p>
          </table:table-cell>
          <table:table-cell table:formula="of:=VLOOKUP([.A6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NDA.DE</text:p>
          </table:table-cell>
          <table:table-cell office:value-type="float" office:value="1">
            <text:p>1</text:p>
          </table:table-cell>
          <table:table-cell table:formula="of:=VLOOKUP([.A64];German;3;0)" office:value-type="string" office:string-value="Stock">
            <text:p>Stock</text:p>
          </table:table-cell>
          <table:table-cell table:formula="of:=VLOOKUP([.A64];German;2;0)" office:value-type="string" office:string-value="Aurubis">
            <text:p>Aurubis</text:p>
          </table:table-cell>
          <table:table-cell table:formula="of:=VLOOKUP([.A64];German;5;0)" office:value-type="string" office:string-value="NDA">
            <text:p>NDA</text:p>
          </table:table-cell>
          <table:table-cell table:formula="of:=VLOOKUP([.A64];German;4;0)" office:value-type="float" office:value="0">
            <text:p/>
          </table:table-cell>
          <table:table-cell table:formula="of:=VLOOKUP([.A64];German;6;0)" office:value-type="string" office:string-value="Yahoo">
            <text:p>Yahoo</text:p>
          </table:table-cell>
          <table:table-cell table:formula="of:=VLOOKUP([.A64];German;7;0)" office:value-type="string" office:string-value="NDA.DE">
            <text:p>NDA.DE</text:p>
          </table:table-cell>
          <table:table-cell table:formula="of:=VLOOKUP([.A6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FD4.DE</text:p>
          </table:table-cell>
          <table:table-cell office:value-type="float" office:value="1">
            <text:p>1</text:p>
          </table:table-cell>
          <table:table-cell table:formula="of:=VLOOKUP([.A65];German;3;0)" office:value-type="string" office:string-value="Stock">
            <text:p>Stock</text:p>
          </table:table-cell>
          <table:table-cell table:formula="of:=VLOOKUP([.A65];German;2;0)" office:value-type="string" office:string-value="Pfleiderer">
            <text:p>Pfleiderer</text:p>
          </table:table-cell>
          <table:table-cell table:formula="of:=VLOOKUP([.A65];German;5;0)" office:value-type="string" office:string-value="PFD4">
            <text:p>PFD4</text:p>
          </table:table-cell>
          <table:table-cell table:formula="of:=VLOOKUP([.A65];German;4;0)" office:value-type="float" office:value="0">
            <text:p/>
          </table:table-cell>
          <table:table-cell table:formula="of:=VLOOKUP([.A65];German;6;0)" office:value-type="string" office:string-value="Yahoo">
            <text:p>Yahoo</text:p>
          </table:table-cell>
          <table:table-cell table:formula="of:=VLOOKUP([.A65];German;7;0)" office:value-type="string" office:string-value="PFD4.DE">
            <text:p>PFD4.DE</text:p>
          </table:table-cell>
          <table:table-cell table:formula="of:=VLOOKUP([.A6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RA.DE</text:p>
          </table:table-cell>
          <table:table-cell office:value-type="float" office:value="1">
            <text:p>1</text:p>
          </table:table-cell>
          <table:table-cell table:formula="of:=VLOOKUP([.A66];German;3;0)" office:value-type="string" office:string-value="Stock">
            <text:p>Stock</text:p>
          </table:table-cell>
          <table:table-cell table:formula="of:=VLOOKUP([.A66];German;2;0)" office:value-type="string" office:string-value="Praktiker Holding">
            <text:p>Praktiker Holding</text:p>
          </table:table-cell>
          <table:table-cell table:formula="of:=VLOOKUP([.A66];German;5;0)" office:value-type="string" office:string-value="PRA">
            <text:p>PRA</text:p>
          </table:table-cell>
          <table:table-cell table:formula="of:=VLOOKUP([.A66];German;4;0)" office:value-type="float" office:value="0">
            <text:p/>
          </table:table-cell>
          <table:table-cell table:formula="of:=VLOOKUP([.A66];German;6;0)" office:value-type="string" office:string-value="Yahoo">
            <text:p>Yahoo</text:p>
          </table:table-cell>
          <table:table-cell table:formula="of:=VLOOKUP([.A66];German;7;0)" office:value-type="string" office:string-value="PRA.DE">
            <text:p>PRA.DE</text:p>
          </table:table-cell>
          <table:table-cell table:formula="of:=VLOOKUP([.A6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SM.DE</text:p>
          </table:table-cell>
          <table:table-cell office:value-type="float" office:value="1">
            <text:p>1</text:p>
          </table:table-cell>
          <table:table-cell table:formula="of:=VLOOKUP([.A67];German;3;0)" office:value-type="string" office:string-value="Stock">
            <text:p>Stock</text:p>
          </table:table-cell>
          <table:table-cell table:formula="of:=VLOOKUP([.A67];German;2;0)" office:value-type="string" office:string-value="Prosieben Sat.1 Vz">
            <text:p>Prosieben Sat.1 Vz</text:p>
          </table:table-cell>
          <table:table-cell table:formula="of:=VLOOKUP([.A67];German;5;0)" office:value-type="string" office:string-value="PSM">
            <text:p>PSM</text:p>
          </table:table-cell>
          <table:table-cell table:formula="of:=VLOOKUP([.A67];German;4;0)" office:value-type="float" office:value="0">
            <text:p/>
          </table:table-cell>
          <table:table-cell table:formula="of:=VLOOKUP([.A67];German;6;0)" office:value-type="string" office:string-value="Yahoo">
            <text:p>Yahoo</text:p>
          </table:table-cell>
          <table:table-cell table:formula="of:=VLOOKUP([.A67];German;7;0)" office:value-type="string" office:string-value="PSM.DE">
            <text:p>PSM.DE</text:p>
          </table:table-cell>
          <table:table-cell table:formula="of:=VLOOKUP([.A6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UM.DE</text:p>
          </table:table-cell>
          <table:table-cell office:value-type="float" office:value="1">
            <text:p>1</text:p>
          </table:table-cell>
          <table:table-cell table:formula="of:=VLOOKUP([.A68];German;3;0)" office:value-type="string" office:string-value="Stock">
            <text:p>Stock</text:p>
          </table:table-cell>
          <table:table-cell table:formula="of:=VLOOKUP([.A68];German;2;0)" office:value-type="string" office:string-value="Puma">
            <text:p>Puma</text:p>
          </table:table-cell>
          <table:table-cell table:formula="of:=VLOOKUP([.A68];German;5;0)" office:value-type="string" office:string-value="PUM">
            <text:p>PUM</text:p>
          </table:table-cell>
          <table:table-cell table:formula="of:=VLOOKUP([.A68];German;4;0)" office:value-type="float" office:value="0">
            <text:p/>
          </table:table-cell>
          <table:table-cell table:formula="of:=VLOOKUP([.A68];German;6;0)" office:value-type="string" office:string-value="Yahoo">
            <text:p>Yahoo</text:p>
          </table:table-cell>
          <table:table-cell table:formula="of:=VLOOKUP([.A68];German;7;0)" office:value-type="string" office:string-value="PUM.DE">
            <text:p>PUM.DE</text:p>
          </table:table-cell>
          <table:table-cell table:formula="of:=VLOOKUP([.A6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AA.DE</text:p>
          </table:table-cell>
          <table:table-cell office:value-type="float" office:value="1">
            <text:p>1</text:p>
          </table:table-cell>
          <table:table-cell table:formula="of:=VLOOKUP([.A69];German;3;0)" office:value-type="string" office:string-value="Stock">
            <text:p>Stock</text:p>
          </table:table-cell>
          <table:table-cell table:formula="of:=VLOOKUP([.A69];German;2;0)" office:value-type="string" office:string-value="Rational">
            <text:p>Rational</text:p>
          </table:table-cell>
          <table:table-cell table:formula="of:=VLOOKUP([.A69];German;5;0)" office:value-type="string" office:string-value="RAA">
            <text:p>RAA</text:p>
          </table:table-cell>
          <table:table-cell table:formula="of:=VLOOKUP([.A69];German;4;0)" office:value-type="float" office:value="0">
            <text:p/>
          </table:table-cell>
          <table:table-cell table:formula="of:=VLOOKUP([.A69];German;6;0)" office:value-type="string" office:string-value="Yahoo">
            <text:p>Yahoo</text:p>
          </table:table-cell>
          <table:table-cell table:formula="of:=VLOOKUP([.A69];German;7;0)" office:value-type="string" office:string-value="RAA.DE">
            <text:p>RAA.DE</text:p>
          </table:table-cell>
          <table:table-cell table:formula="of:=VLOOKUP([.A6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HK.DE</text:p>
          </table:table-cell>
          <table:table-cell office:value-type="float" office:value="1">
            <text:p>1</text:p>
          </table:table-cell>
          <table:table-cell table:formula="of:=VLOOKUP([.A70];German;3;0)" office:value-type="string" office:string-value="Stock">
            <text:p>Stock</text:p>
          </table:table-cell>
          <table:table-cell table:formula="of:=VLOOKUP([.A70];German;2;0)" office:value-type="string" office:string-value="Rhoen-Klinikum">
            <text:p>Rhoen-Klinikum</text:p>
          </table:table-cell>
          <table:table-cell table:formula="of:=VLOOKUP([.A70];German;5;0)" office:value-type="string" office:string-value="RHK">
            <text:p>RHK</text:p>
          </table:table-cell>
          <table:table-cell table:formula="of:=VLOOKUP([.A70];German;4;0)" office:value-type="float" office:value="0">
            <text:p/>
          </table:table-cell>
          <table:table-cell table:formula="of:=VLOOKUP([.A70];German;6;0)" office:value-type="string" office:string-value="Yahoo">
            <text:p>Yahoo</text:p>
          </table:table-cell>
          <table:table-cell table:formula="of:=VLOOKUP([.A70];German;7;0)" office:value-type="string" office:string-value="RHK.DE">
            <text:p>RHK.DE</text:p>
          </table:table-cell>
          <table:table-cell table:formula="of:=VLOOKUP([.A7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HM.DE</text:p>
          </table:table-cell>
          <table:table-cell office:value-type="float" office:value="1">
            <text:p>1</text:p>
          </table:table-cell>
          <table:table-cell table:formula="of:=VLOOKUP([.A71];German;3;0)" office:value-type="string" office:string-value="Stock">
            <text:p>Stock</text:p>
          </table:table-cell>
          <table:table-cell table:formula="of:=VLOOKUP([.A71];German;2;0)" office:value-type="string" office:string-value="Rheinmetall">
            <text:p>Rheinmetall</text:p>
          </table:table-cell>
          <table:table-cell table:formula="of:=VLOOKUP([.A71];German;5;0)" office:value-type="string" office:string-value="RHM">
            <text:p>RHM</text:p>
          </table:table-cell>
          <table:table-cell table:formula="of:=VLOOKUP([.A71];German;4;0)" office:value-type="float" office:value="0">
            <text:p/>
          </table:table-cell>
          <table:table-cell table:formula="of:=VLOOKUP([.A71];German;6;0)" office:value-type="string" office:string-value="Yahoo">
            <text:p>Yahoo</text:p>
          </table:table-cell>
          <table:table-cell table:formula="of:=VLOOKUP([.A71];German;7;0)" office:value-type="string" office:string-value="RHM.DE">
            <text:p>RHM.DE</text:p>
          </table:table-cell>
          <table:table-cell table:formula="of:=VLOOKUP([.A7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AZ.DE</text:p>
          </table:table-cell>
          <table:table-cell office:value-type="float" office:value="1">
            <text:p>1</text:p>
          </table:table-cell>
          <table:table-cell table:formula="of:=VLOOKUP([.A72];German;3;0)" office:value-type="string" office:string-value="Stock">
            <text:p>Stock</text:p>
          </table:table-cell>
          <table:table-cell table:formula="of:=VLOOKUP([.A72];German;2;0)" office:value-type="string" office:string-value="Stada Arzneimittel">
            <text:p>Stada Arzneimittel</text:p>
          </table:table-cell>
          <table:table-cell table:formula="of:=VLOOKUP([.A72];German;5;0)" office:value-type="string" office:string-value="SAZ">
            <text:p>SAZ</text:p>
          </table:table-cell>
          <table:table-cell table:formula="of:=VLOOKUP([.A72];German;4;0)" office:value-type="float" office:value="0">
            <text:p/>
          </table:table-cell>
          <table:table-cell table:formula="of:=VLOOKUP([.A72];German;6;0)" office:value-type="string" office:string-value="Yahoo">
            <text:p>Yahoo</text:p>
          </table:table-cell>
          <table:table-cell table:formula="of:=VLOOKUP([.A72];German;7;0)" office:value-type="string" office:string-value="SAZ.DE">
            <text:p>SAZ.DE</text:p>
          </table:table-cell>
          <table:table-cell table:formula="of:=VLOOKUP([.A7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GL.DE</text:p>
          </table:table-cell>
          <table:table-cell office:value-type="float" office:value="1">
            <text:p>1</text:p>
          </table:table-cell>
          <table:table-cell table:formula="of:=VLOOKUP([.A73];German;3;0)" office:value-type="string" office:string-value="Stock">
            <text:p>Stock</text:p>
          </table:table-cell>
          <table:table-cell table:formula="of:=VLOOKUP([.A73];German;2;0)" office:value-type="string" office:string-value="SGL Carbon">
            <text:p>SGL Carbon</text:p>
          </table:table-cell>
          <table:table-cell table:formula="of:=VLOOKUP([.A73];German;5;0)" office:value-type="string" office:string-value="SGL">
            <text:p>SGL</text:p>
          </table:table-cell>
          <table:table-cell table:formula="of:=VLOOKUP([.A73];German;4;0)" office:value-type="float" office:value="0">
            <text:p/>
          </table:table-cell>
          <table:table-cell table:formula="of:=VLOOKUP([.A73];German;6;0)" office:value-type="string" office:string-value="Yahoo">
            <text:p>Yahoo</text:p>
          </table:table-cell>
          <table:table-cell table:formula="of:=VLOOKUP([.A73];German;7;0)" office:value-type="string" office:string-value="SGL.DE">
            <text:p>SGL.DE</text:p>
          </table:table-cell>
          <table:table-cell table:formula="of:=VLOOKUP([.A7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KYD.DE</text:p>
          </table:table-cell>
          <table:table-cell office:value-type="float" office:value="1">
            <text:p>1</text:p>
          </table:table-cell>
          <table:table-cell table:formula="of:=VLOOKUP([.A74];German;3;0)" office:value-type="float" office:value="0">
            <text:p>#NV</text:p>
          </table:table-cell>
          <table:table-cell table:formula="of:=VLOOKUP([.A74];German;2;0)" office:value-type="float" office:value="0">
            <text:p>#NV</text:p>
          </table:table-cell>
          <table:table-cell table:formula="of:=VLOOKUP([.A74];German;5;0)" office:value-type="float" office:value="0">
            <text:p>#NV</text:p>
          </table:table-cell>
          <table:table-cell table:formula="of:=VLOOKUP([.A74];German;4;0)" office:value-type="float" office:value="0">
            <text:p>#NV</text:p>
          </table:table-cell>
          <table:table-cell table:formula="of:=VLOOKUP([.A74];German;6;0)" office:value-type="float" office:value="0">
            <text:p>#NV</text:p>
          </table:table-cell>
          <table:table-cell table:formula="of:=VLOOKUP([.A74];German;7;0)" office:value-type="float" office:value="0">
            <text:p>#NV</text:p>
          </table:table-cell>
          <table:table-cell table:formula="of:=VLOOKUP([.A74];German;8;0)" office:value-type="float" office:value="0">
            <text:p>#NV</text:p>
          </table:table-cell>
          <table:table-cell table:number-columns-repeated="1015"/>
        </table:table-row>
        <table:table-row table:style-name="ro3">
          <table:table-cell office:value-type="string">
            <text:p>SY1.DE</text:p>
          </table:table-cell>
          <table:table-cell office:value-type="float" office:value="1">
            <text:p>1</text:p>
          </table:table-cell>
          <table:table-cell table:formula="of:=VLOOKUP([.A75];German;3;0)" office:value-type="string" office:string-value="Stock">
            <text:p>Stock</text:p>
          </table:table-cell>
          <table:table-cell table:formula="of:=VLOOKUP([.A75];German;2;0)" office:value-type="string" office:string-value="Symrise">
            <text:p>Symrise</text:p>
          </table:table-cell>
          <table:table-cell table:formula="of:=VLOOKUP([.A75];German;5;0)" office:value-type="string" office:string-value="SY1">
            <text:p>SY1</text:p>
          </table:table-cell>
          <table:table-cell table:formula="of:=VLOOKUP([.A75];German;4;0)" office:value-type="float" office:value="0">
            <text:p/>
          </table:table-cell>
          <table:table-cell table:formula="of:=VLOOKUP([.A75];German;6;0)" office:value-type="string" office:string-value="Yahoo">
            <text:p>Yahoo</text:p>
          </table:table-cell>
          <table:table-cell table:formula="of:=VLOOKUP([.A75];German;7;0)" office:value-type="string" office:string-value="SY1.DE">
            <text:p>SY1.DE</text:p>
          </table:table-cell>
          <table:table-cell table:formula="of:=VLOOKUP([.A7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ZU.DE</text:p>
          </table:table-cell>
          <table:table-cell office:value-type="float" office:value="1">
            <text:p>1</text:p>
          </table:table-cell>
          <table:table-cell table:formula="of:=VLOOKUP([.A76];German;3;0)" office:value-type="string" office:string-value="Stock">
            <text:p>Stock</text:p>
          </table:table-cell>
          <table:table-cell table:formula="of:=VLOOKUP([.A76];German;2;0)" office:value-type="string" office:string-value="Suedzucker">
            <text:p>Suedzucker</text:p>
          </table:table-cell>
          <table:table-cell table:formula="of:=VLOOKUP([.A76];German;5;0)" office:value-type="string" office:string-value="SZU">
            <text:p>SZU</text:p>
          </table:table-cell>
          <table:table-cell table:formula="of:=VLOOKUP([.A76];German;4;0)" office:value-type="float" office:value="0">
            <text:p/>
          </table:table-cell>
          <table:table-cell table:formula="of:=VLOOKUP([.A76];German;6;0)" office:value-type="string" office:string-value="Yahoo">
            <text:p>Yahoo</text:p>
          </table:table-cell>
          <table:table-cell table:formula="of:=VLOOKUP([.A76];German;7;0)" office:value-type="string" office:string-value="SZU.DE">
            <text:p>SZU.DE</text:p>
          </table:table-cell>
          <table:table-cell table:formula="of:=VLOOKUP([.A7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GM.DE</text:p>
          </table:table-cell>
          <table:table-cell office:value-type="float" office:value="1">
            <text:p>1</text:p>
          </table:table-cell>
          <table:table-cell table:formula="of:=VLOOKUP([.A77];German;3;0)" office:value-type="string" office:string-value="Stock">
            <text:p>Stock</text:p>
          </table:table-cell>
          <table:table-cell table:formula="of:=VLOOKUP([.A77];German;2;0)" office:value-type="string" office:string-value="Tognum">
            <text:p>Tognum</text:p>
          </table:table-cell>
          <table:table-cell table:formula="of:=VLOOKUP([.A77];German;5;0)" office:value-type="string" office:string-value="TGM">
            <text:p>TGM</text:p>
          </table:table-cell>
          <table:table-cell table:formula="of:=VLOOKUP([.A77];German;4;0)" office:value-type="float" office:value="0">
            <text:p/>
          </table:table-cell>
          <table:table-cell table:formula="of:=VLOOKUP([.A77];German;6;0)" office:value-type="string" office:string-value="Yahoo">
            <text:p>Yahoo</text:p>
          </table:table-cell>
          <table:table-cell table:formula="of:=VLOOKUP([.A77];German;7;0)" office:value-type="string" office:string-value="TGM.DE">
            <text:p>TGM.DE</text:p>
          </table:table-cell>
          <table:table-cell table:formula="of:=VLOOKUP([.A7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UI1.DE</text:p>
          </table:table-cell>
          <table:table-cell office:value-type="float" office:value="1">
            <text:p>1</text:p>
          </table:table-cell>
          <table:table-cell table:formula="of:=VLOOKUP([.A78];German;3;0)" office:value-type="string" office:string-value="Stock">
            <text:p>Stock</text:p>
          </table:table-cell>
          <table:table-cell table:formula="of:=VLOOKUP([.A78];German;2;0)" office:value-type="string" office:string-value="Tui">
            <text:p>Tui</text:p>
          </table:table-cell>
          <table:table-cell table:formula="of:=VLOOKUP([.A78];German;5;0)" office:value-type="string" office:string-value="TUI1">
            <text:p>TUI1</text:p>
          </table:table-cell>
          <table:table-cell table:formula="of:=VLOOKUP([.A78];German;4;0)" office:value-type="float" office:value="0">
            <text:p/>
          </table:table-cell>
          <table:table-cell table:formula="of:=VLOOKUP([.A78];German;6;0)" office:value-type="string" office:string-value="Yahoo">
            <text:p>Yahoo</text:p>
          </table:table-cell>
          <table:table-cell table:formula="of:=VLOOKUP([.A78];German;7;0)" office:value-type="string" office:string-value="TUI1.DE">
            <text:p>TUI1.DE</text:p>
          </table:table-cell>
          <table:table-cell table:formula="of:=VLOOKUP([.A7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VOS.DE</text:p>
          </table:table-cell>
          <table:table-cell office:value-type="float" office:value="1">
            <text:p>1</text:p>
          </table:table-cell>
          <table:table-cell table:formula="of:=VLOOKUP([.A79];German;3;0)" office:value-type="string" office:string-value="Stock">
            <text:p>Stock</text:p>
          </table:table-cell>
          <table:table-cell table:formula="of:=VLOOKUP([.A79];German;2;0)" office:value-type="string" office:string-value="Vossloh">
            <text:p>Vossloh</text:p>
          </table:table-cell>
          <table:table-cell table:formula="of:=VLOOKUP([.A79];German;5;0)" office:value-type="string" office:string-value="VOS">
            <text:p>VOS</text:p>
          </table:table-cell>
          <table:table-cell table:formula="of:=VLOOKUP([.A79];German;4;0)" office:value-type="float" office:value="0">
            <text:p/>
          </table:table-cell>
          <table:table-cell table:formula="of:=VLOOKUP([.A79];German;6;0)" office:value-type="string" office:string-value="Yahoo">
            <text:p>Yahoo</text:p>
          </table:table-cell>
          <table:table-cell table:formula="of:=VLOOKUP([.A79];German;7;0)" office:value-type="string" office:string-value="VOS.DE">
            <text:p>VOS.DE</text:p>
          </table:table-cell>
          <table:table-cell table:formula="of:=VLOOKUP([.A7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CH.DE</text:p>
          </table:table-cell>
          <table:table-cell office:value-type="float" office:value="1">
            <text:p>1</text:p>
          </table:table-cell>
          <table:table-cell table:formula="of:=VLOOKUP([.A80];German;3;0)" office:value-type="string" office:string-value="Stock">
            <text:p>Stock</text:p>
          </table:table-cell>
          <table:table-cell table:formula="of:=VLOOKUP([.A80];German;2;0)" office:value-type="string" office:string-value="Wacker Chemie">
            <text:p>Wacker Chemie</text:p>
          </table:table-cell>
          <table:table-cell table:formula="of:=VLOOKUP([.A80];German;5;0)" office:value-type="string" office:string-value="WCH">
            <text:p>WCH</text:p>
          </table:table-cell>
          <table:table-cell table:formula="of:=VLOOKUP([.A80];German;4;0)" office:value-type="float" office:value="0">
            <text:p/>
          </table:table-cell>
          <table:table-cell table:formula="of:=VLOOKUP([.A80];German;6;0)" office:value-type="string" office:string-value="Yahoo">
            <text:p>Yahoo</text:p>
          </table:table-cell>
          <table:table-cell table:formula="of:=VLOOKUP([.A80];German;7;0)" office:value-type="string" office:string-value="WCH.DE">
            <text:p>WCH.DE</text:p>
          </table:table-cell>
          <table:table-cell table:formula="of:=VLOOKUP([.A8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IN.DE</text:p>
          </table:table-cell>
          <table:table-cell office:value-type="float" office:value="1">
            <text:p>1</text:p>
          </table:table-cell>
          <table:table-cell table:formula="of:=VLOOKUP([.A81];German;3;0)" office:value-type="string" office:string-value="Stock">
            <text:p>Stock</text:p>
          </table:table-cell>
          <table:table-cell table:formula="of:=VLOOKUP([.A81];German;2;0)" office:value-type="string" office:string-value="Wincor Nixdorf">
            <text:p>Wincor Nixdorf</text:p>
          </table:table-cell>
          <table:table-cell table:formula="of:=VLOOKUP([.A81];German;5;0)" office:value-type="string" office:string-value="WIN">
            <text:p>WIN</text:p>
          </table:table-cell>
          <table:table-cell table:formula="of:=VLOOKUP([.A81];German;4;0)" office:value-type="float" office:value="0">
            <text:p/>
          </table:table-cell>
          <table:table-cell table:formula="of:=VLOOKUP([.A81];German;6;0)" office:value-type="string" office:string-value="Yahoo">
            <text:p>Yahoo</text:p>
          </table:table-cell>
          <table:table-cell table:formula="of:=VLOOKUP([.A81];German;7;0)" office:value-type="string" office:string-value="WIN.DE">
            <text:p>WIN.DE</text:p>
          </table:table-cell>
          <table:table-cell table:formula="of:=VLOOKUP([.A8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ZIL2.DE</text:p>
          </table:table-cell>
          <table:table-cell office:value-type="float" office:value="1">
            <text:p>1</text:p>
          </table:table-cell>
          <table:table-cell table:formula="of:=VLOOKUP([.A82];German;3;0)" office:value-type="string" office:string-value="Stock">
            <text:p>Stock</text:p>
          </table:table-cell>
          <table:table-cell table:formula="of:=VLOOKUP([.A82];German;2;0)" office:value-type="string" office:string-value="Elringklinger">
            <text:p>Elringklinger</text:p>
          </table:table-cell>
          <table:table-cell table:formula="of:=VLOOKUP([.A82];German;5;0)" office:value-type="string" office:string-value="ZIL2">
            <text:p>ZIL2</text:p>
          </table:table-cell>
          <table:table-cell table:formula="of:=VLOOKUP([.A82];German;4;0)" office:value-type="float" office:value="0">
            <text:p/>
          </table:table-cell>
          <table:table-cell table:formula="of:=VLOOKUP([.A82];German;6;0)" office:value-type="string" office:string-value="Yahoo">
            <text:p>Yahoo</text:p>
          </table:table-cell>
          <table:table-cell table:formula="of:=VLOOKUP([.A82];German;7;0)" office:value-type="string" office:string-value="ZIL2.DE">
            <text:p>ZIL2.DE</text:p>
          </table:table-cell>
          <table:table-cell table:formula="of:=VLOOKUP([.A8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1" table:number-columns-repeated="2"/>
          <table:table-cell table:number-columns-repeated="1022"/>
        </table:table-row>
        <table:table-row table:style-name="ro3">
          <table:table-cell table:style-name="ce11" office:value-type="string">
            <text:p>[CompListEnd]</text:p>
          </table:table-cell>
          <table:table-cell table:style-name="ce11"/>
          <table:table-cell table:number-columns-repeated="1022"/>
        </table:table-row>
      </table:table>
      <table:table table:name="SDAX Components" table:style-name="ta1" table:print="false">
        <office:forms form:automatic-focus="false" form:apply-design-mode="false"/>
        <table:table-column table:style-name="co16" table:default-cell-style-name="Default"/>
        <table:table-column table:style-name="co1" table:default-cell-style-name="ce15"/>
        <table:table-column table:style-name="co1" table:default-cell-style-name="ce11"/>
        <table:table-column table:style-name="co17" table:default-cell-style-name="ce11"/>
        <table:table-column table:style-name="co1" table:number-columns-repeated="5" table:default-cell-style-name="ce11"/>
        <table:table-column table:style-name="co1" table:number-columns-repeated="1015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is table holds the SDAX components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o update this table open the follwing link with your browser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http://de.old.finance.yahoo.com/d/quotes.csv?s=@%5ESDAXI&amp;f=snl1d1t1c1ohgv&amp;e=.csv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and select &lt;open with OpenOffice&gt;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Copy the symbols from the downloaded file and paste them here to replace the symbols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Ctrl+S to save the updated table in *ods format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2" office:value-type="string">
            <text:p>* BUT CHANGE ONLY THE WHITE FIELDS !!!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F9 and verfy that there are no holes in the data. If so, update the German Stock Table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Press Ctrl+S to save the updated table in *ods format. 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(Notice: the weight column is needed but currently unused. So fill with 1 is OK)</text:p>
          </table:table-cell>
          <table:table-cell table:style-name="Default" table:number-columns-repeated="8"/>
          <table:table-cell table:number-columns-repeated="1015"/>
        </table:table-row>
        <table:table-row table:style-name="ro3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3" office:value-type="string">
            <text:p>*</text:p>
          </table:table-cell>
          <table:table-cell table:style-name="ce3" office:value-type="string">
            <text:p>SDAX Components</text:p>
          </table:table-cell>
          <table:table-cell table:style-name="ce3" table:number-columns-repeated="1022"/>
        </table:table-row>
        <table:table-row table:style-name="ro3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office:value-type="string">
            <text:p><text:s text:c="2"/>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Reuters</text:p>
          </table:table-cell>
          <table:table-cell office:value-type="string">
            <text:p>ISIN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1" office:value-type="string">
            <text:p>* 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2" office:value-type="string">
            <text:p>SDAX</text:p>
          </table:table-cell>
          <table:table-cell/>
          <table:table-cell table:formula="of:=VLOOKUP([.A29];German;3;0)" office:value-type="string" office:string-value="Index">
            <text:p>Index</text:p>
          </table:table-cell>
          <table:table-cell table:formula="of:=VLOOKUP([.A29];German;2;0)" office:value-type="string" office:string-value="SDAX">
            <text:p>SDAX</text:p>
          </table:table-cell>
          <table:table-cell table:formula="of:=VLOOKUP([.A29];German;5;0)" office:value-type="string" office:string-value="SDAX">
            <text:p>SDAX</text:p>
          </table:table-cell>
          <table:table-cell table:formula="of:=VLOOKUP([.A29];German;4;0)" office:value-type="float" office:value="0">
            <text:p/>
          </table:table-cell>
          <table:table-cell table:formula="of:=VLOOKUP([.A29];German;6;0)" office:value-type="string" office:string-value="Yahoo">
            <text:p>Yahoo</text:p>
          </table:table-cell>
          <table:table-cell table:formula="of:=VLOOKUP([.A29];German;7;0)" office:value-type="string" office:string-value="^SDAXI">
            <text:p>^SDAXI</text:p>
          </table:table-cell>
          <table:table-cell table:formula="of:=VLOOKUP([.A2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1" table:formula="of:=CONCATENATE(&quot;[CompList]&quot;;[.A29])" office:value-type="string" office:string-value="[CompList]SDAX">
            <text:p>[CompList]SDAX</text:p>
          </table:table-cell>
          <table:table-cell table:number-columns-repeated="1023"/>
        </table:table-row>
        <table:table-row table:style-name="ro3">
          <table:table-cell table:style-name="ce11" office:value-type="string">
            <text:p>[Header]RefSymbol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office:value-type="string">
            <text:p>AB1.DE</text:p>
          </table:table-cell>
          <table:table-cell office:value-type="float" office:value="1">
            <text:p>1</text:p>
          </table:table-cell>
          <table:table-cell table:formula="of:=VLOOKUP([.A34];German;3;0)" office:value-type="string" office:string-value="Stock">
            <text:p>Stock</text:p>
          </table:table-cell>
          <table:table-cell table:formula="of:=VLOOKUP([.A34];German;2;0)" office:value-type="string" office:string-value="Air Berlin">
            <text:p>Air Berlin</text:p>
          </table:table-cell>
          <table:table-cell table:formula="of:=VLOOKUP([.A34];German;5;0)" office:value-type="string" office:string-value="AB1">
            <text:p>AB1</text:p>
          </table:table-cell>
          <table:table-cell table:formula="of:=VLOOKUP([.A34];German;4;0)" office:value-type="float" office:value="0">
            <text:p/>
          </table:table-cell>
          <table:table-cell table:formula="of:=VLOOKUP([.A34];German;6;0)" office:value-type="string" office:string-value="Yahoo">
            <text:p>Yahoo</text:p>
          </table:table-cell>
          <table:table-cell table:formula="of:=VLOOKUP([.A34];German;7;0)" office:value-type="string" office:string-value="AB1.DE">
            <text:p>AB1.DE</text:p>
          </table:table-cell>
          <table:table-cell table:formula="of:=VLOOKUP([.A3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AOX.DE</text:p>
          </table:table-cell>
          <table:table-cell office:value-type="float" office:value="1">
            <text:p>1</text:p>
          </table:table-cell>
          <table:table-cell table:formula="of:=VLOOKUP([.A35];German;3;0)" office:value-type="string" office:string-value="Stock">
            <text:p>Stock</text:p>
          </table:table-cell>
          <table:table-cell table:formula="of:=VLOOKUP([.A35];German;2;0)" office:value-type="string" office:string-value="Alstria Office Reit">
            <text:p>Alstria Office Reit</text:p>
          </table:table-cell>
          <table:table-cell table:formula="of:=VLOOKUP([.A35];German;5;0)" office:value-type="string" office:string-value="AOX">
            <text:p>AOX</text:p>
          </table:table-cell>
          <table:table-cell table:formula="of:=VLOOKUP([.A35];German;4;0)" office:value-type="float" office:value="0">
            <text:p/>
          </table:table-cell>
          <table:table-cell table:formula="of:=VLOOKUP([.A35];German;6;0)" office:value-type="string" office:string-value="Yahoo">
            <text:p>Yahoo</text:p>
          </table:table-cell>
          <table:table-cell table:formula="of:=VLOOKUP([.A35];German;7;0)" office:value-type="string" office:string-value="AOX.DE">
            <text:p>AOX.DE</text:p>
          </table:table-cell>
          <table:table-cell table:formula="of:=VLOOKUP([.A3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AQU.DE</text:p>
          </table:table-cell>
          <table:table-cell office:value-type="float" office:value="1">
            <text:p>1</text:p>
          </table:table-cell>
          <table:table-cell table:formula="of:=VLOOKUP([.A36];German;3;0)" office:value-type="string" office:string-value="Stock">
            <text:p>Stock</text:p>
          </table:table-cell>
          <table:table-cell table:formula="of:=VLOOKUP([.A36];German;2;0)" office:value-type="string" office:string-value="Arques Industries">
            <text:p>Arques Industries</text:p>
          </table:table-cell>
          <table:table-cell table:formula="of:=VLOOKUP([.A36];German;5;0)" office:value-type="string" office:string-value="AQU">
            <text:p>AQU</text:p>
          </table:table-cell>
          <table:table-cell table:formula="of:=VLOOKUP([.A36];German;4;0)" office:value-type="float" office:value="0">
            <text:p/>
          </table:table-cell>
          <table:table-cell table:formula="of:=VLOOKUP([.A36];German;6;0)" office:value-type="string" office:string-value="Yahoo">
            <text:p>Yahoo</text:p>
          </table:table-cell>
          <table:table-cell table:formula="of:=VLOOKUP([.A36];German;7;0)" office:value-type="string" office:string-value="AQU.DE">
            <text:p>AQU.DE</text:p>
          </table:table-cell>
          <table:table-cell table:formula="of:=VLOOKUP([.A3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DT.DE</text:p>
          </table:table-cell>
          <table:table-cell office:value-type="float" office:value="1">
            <text:p>1</text:p>
          </table:table-cell>
          <table:table-cell table:formula="of:=VLOOKUP([.A37];German;3;0)" office:value-type="string" office:string-value="Stock">
            <text:p>Stock</text:p>
          </table:table-cell>
          <table:table-cell table:formula="of:=VLOOKUP([.A37];German;2;0)" office:value-type="string" office:string-value="Bertrandt">
            <text:p>Bertrandt</text:p>
          </table:table-cell>
          <table:table-cell table:formula="of:=VLOOKUP([.A37];German;5;0)" office:value-type="string" office:string-value="BDT">
            <text:p>BDT</text:p>
          </table:table-cell>
          <table:table-cell table:formula="of:=VLOOKUP([.A37];German;4;0)" office:value-type="float" office:value="0">
            <text:p/>
          </table:table-cell>
          <table:table-cell table:formula="of:=VLOOKUP([.A37];German;6;0)" office:value-type="string" office:string-value="Yahoo">
            <text:p>Yahoo</text:p>
          </table:table-cell>
          <table:table-cell table:formula="of:=VLOOKUP([.A37];German;7;0)" office:value-type="string" office:string-value="BDT.DE">
            <text:p>BDT.DE</text:p>
          </table:table-cell>
          <table:table-cell table:formula="of:=VLOOKUP([.A3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HS.DE</text:p>
          </table:table-cell>
          <table:table-cell office:value-type="float" office:value="1">
            <text:p>1</text:p>
          </table:table-cell>
          <table:table-cell table:formula="of:=VLOOKUP([.A38];German;3;0)" office:value-type="string" office:string-value="Stock">
            <text:p>Stock</text:p>
          </table:table-cell>
          <table:table-cell table:formula="of:=VLOOKUP([.A38];German;2;0)" office:value-type="string" office:string-value="Curanum">
            <text:p>Curanum</text:p>
          </table:table-cell>
          <table:table-cell table:formula="of:=VLOOKUP([.A38];German;5;0)" office:value-type="string" office:string-value="BHS">
            <text:p>BHS</text:p>
          </table:table-cell>
          <table:table-cell table:formula="of:=VLOOKUP([.A38];German;4;0)" office:value-type="float" office:value="0">
            <text:p/>
          </table:table-cell>
          <table:table-cell table:formula="of:=VLOOKUP([.A38];German;6;0)" office:value-type="string" office:string-value="Yahoo">
            <text:p>Yahoo</text:p>
          </table:table-cell>
          <table:table-cell table:formula="of:=VLOOKUP([.A38];German;7;0)" office:value-type="string" office:string-value="BHS.DE">
            <text:p>BHS.DE</text:p>
          </table:table-cell>
          <table:table-cell table:formula="of:=VLOOKUP([.A3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IO3.DE</text:p>
          </table:table-cell>
          <table:table-cell office:value-type="float" office:value="1">
            <text:p>1</text:p>
          </table:table-cell>
          <table:table-cell table:formula="of:=VLOOKUP([.A39];German;3;0)" office:value-type="string" office:string-value="Stock">
            <text:p>Stock</text:p>
          </table:table-cell>
          <table:table-cell table:formula="of:=VLOOKUP([.A39];German;2;0)" office:value-type="string" office:string-value="Biotest Vz">
            <text:p>Biotest Vz</text:p>
          </table:table-cell>
          <table:table-cell table:formula="of:=VLOOKUP([.A39];German;5;0)" office:value-type="string" office:string-value="BIO3">
            <text:p>BIO3</text:p>
          </table:table-cell>
          <table:table-cell table:formula="of:=VLOOKUP([.A39];German;4;0)" office:value-type="float" office:value="0">
            <text:p/>
          </table:table-cell>
          <table:table-cell table:formula="of:=VLOOKUP([.A39];German;6;0)" office:value-type="string" office:string-value="Yahoo">
            <text:p>Yahoo</text:p>
          </table:table-cell>
          <table:table-cell table:formula="of:=VLOOKUP([.A39];German;7;0)" office:value-type="string" office:string-value="BIO3.DE">
            <text:p>BIO3.DE</text:p>
          </table:table-cell>
          <table:table-cell table:formula="of:=VLOOKUP([.A3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EV.DE</text:p>
          </table:table-cell>
          <table:table-cell office:value-type="float" office:value="1">
            <text:p>1</text:p>
          </table:table-cell>
          <table:table-cell table:formula="of:=VLOOKUP([.A40];German;3;0)" office:value-type="string" office:string-value="Stock">
            <text:p>Stock</text:p>
          </table:table-cell>
          <table:table-cell table:formula="of:=VLOOKUP([.A40];German;2;0)" office:value-type="string" office:string-value="Centrotec Sustain">
            <text:p>Centrotec Sustain</text:p>
          </table:table-cell>
          <table:table-cell table:formula="of:=VLOOKUP([.A40];German;5;0)" office:value-type="string" office:string-value="CEV">
            <text:p>CEV</text:p>
          </table:table-cell>
          <table:table-cell table:formula="of:=VLOOKUP([.A40];German;4;0)" office:value-type="float" office:value="0">
            <text:p/>
          </table:table-cell>
          <table:table-cell table:formula="of:=VLOOKUP([.A40];German;6;0)" office:value-type="string" office:string-value="Yahoo">
            <text:p>Yahoo</text:p>
          </table:table-cell>
          <table:table-cell table:formula="of:=VLOOKUP([.A40];German;7;0)" office:value-type="string" office:string-value="CEV.DE">
            <text:p>CEV.DE</text:p>
          </table:table-cell>
          <table:table-cell table:formula="of:=VLOOKUP([.A4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OM.DE</text:p>
          </table:table-cell>
          <table:table-cell office:value-type="float" office:value="1">
            <text:p>1</text:p>
          </table:table-cell>
          <table:table-cell table:formula="of:=VLOOKUP([.A41];German;3;0)" office:value-type="string" office:string-value="Stock">
            <text:p>Stock</text:p>
          </table:table-cell>
          <table:table-cell table:formula="of:=VLOOKUP([.A41];German;2;0)" office:value-type="string" office:string-value="Comdirect Bank">
            <text:p>Comdirect Bank</text:p>
          </table:table-cell>
          <table:table-cell table:formula="of:=VLOOKUP([.A41];German;5;0)" office:value-type="string" office:string-value="COM">
            <text:p>COM</text:p>
          </table:table-cell>
          <table:table-cell table:formula="of:=VLOOKUP([.A41];German;4;0)" office:value-type="float" office:value="0">
            <text:p/>
          </table:table-cell>
          <table:table-cell table:formula="of:=VLOOKUP([.A41];German;6;0)" office:value-type="string" office:string-value="Yahoo">
            <text:p>Yahoo</text:p>
          </table:table-cell>
          <table:table-cell table:formula="of:=VLOOKUP([.A41];German;7;0)" office:value-type="string" office:string-value="COM.DE">
            <text:p>COM.DE</text:p>
          </table:table-cell>
          <table:table-cell table:formula="of:=VLOOKUP([.A4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WC.DE</text:p>
          </table:table-cell>
          <table:table-cell office:value-type="float" office:value="1">
            <text:p>1</text:p>
          </table:table-cell>
          <table:table-cell table:formula="of:=VLOOKUP([.A42];German;3;0)" office:value-type="string" office:string-value="Stock">
            <text:p>Stock</text:p>
          </table:table-cell>
          <table:table-cell table:formula="of:=VLOOKUP([.A42];German;2;0)" office:value-type="string" office:string-value="Cewe Color Hold">
            <text:p>Cewe Color Hold</text:p>
          </table:table-cell>
          <table:table-cell table:formula="of:=VLOOKUP([.A42];German;5;0)" office:value-type="string" office:string-value="CWC">
            <text:p>CWC</text:p>
          </table:table-cell>
          <table:table-cell table:formula="of:=VLOOKUP([.A42];German;4;0)" office:value-type="float" office:value="0">
            <text:p/>
          </table:table-cell>
          <table:table-cell table:formula="of:=VLOOKUP([.A42];German;6;0)" office:value-type="string" office:string-value="Yahoo">
            <text:p>Yahoo</text:p>
          </table:table-cell>
          <table:table-cell table:formula="of:=VLOOKUP([.A42];German;7;0)" office:value-type="string" office:string-value="CWC.DE">
            <text:p>CWC.DE</text:p>
          </table:table-cell>
          <table:table-cell table:formula="of:=VLOOKUP([.A4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AZ.DE</text:p>
          </table:table-cell>
          <table:table-cell office:value-type="float" office:value="1">
            <text:p>1</text:p>
          </table:table-cell>
          <table:table-cell table:formula="of:=VLOOKUP([.A43];German;3;0)" office:value-type="string" office:string-value="Stock">
            <text:p>Stock</text:p>
          </table:table-cell>
          <table:table-cell table:formula="of:=VLOOKUP([.A43];German;2;0)" office:value-type="string" office:string-value="DIC Asset">
            <text:p>DIC Asset</text:p>
          </table:table-cell>
          <table:table-cell table:formula="of:=VLOOKUP([.A43];German;5;0)" office:value-type="string" office:string-value="DAZ">
            <text:p>DAZ</text:p>
          </table:table-cell>
          <table:table-cell table:formula="of:=VLOOKUP([.A43];German;4;0)" office:value-type="float" office:value="0">
            <text:p/>
          </table:table-cell>
          <table:table-cell table:formula="of:=VLOOKUP([.A43];German;6;0)" office:value-type="string" office:string-value="Yahoo">
            <text:p>Yahoo</text:p>
          </table:table-cell>
          <table:table-cell table:formula="of:=VLOOKUP([.A43];German;7;0)" office:value-type="string" office:string-value="DAZ.DE">
            <text:p>DAZ.DE</text:p>
          </table:table-cell>
          <table:table-cell table:formula="of:=VLOOKUP([.A4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BA.DE</text:p>
          </table:table-cell>
          <table:table-cell office:value-type="float" office:value="1">
            <text:p>1</text:p>
          </table:table-cell>
          <table:table-cell table:formula="of:=VLOOKUP([.A44];German;3;0)" office:value-type="string" office:string-value="Stock">
            <text:p>Stock</text:p>
          </table:table-cell>
          <table:table-cell table:formula="of:=VLOOKUP([.A44];German;2;0)" office:value-type="string" office:string-value="Dt Beteiligung">
            <text:p>Dt Beteiligung</text:p>
          </table:table-cell>
          <table:table-cell table:formula="of:=VLOOKUP([.A44];German;5;0)" office:value-type="string" office:string-value="DBA">
            <text:p>DBA</text:p>
          </table:table-cell>
          <table:table-cell table:formula="of:=VLOOKUP([.A44];German;4;0)" office:value-type="float" office:value="0">
            <text:p/>
          </table:table-cell>
          <table:table-cell table:formula="of:=VLOOKUP([.A44];German;6;0)" office:value-type="string" office:string-value="Yahoo">
            <text:p>Yahoo</text:p>
          </table:table-cell>
          <table:table-cell table:formula="of:=VLOOKUP([.A44];German;7;0)" office:value-type="string" office:string-value="DBA.DE">
            <text:p>DBA.DE</text:p>
          </table:table-cell>
          <table:table-cell table:formula="of:=VLOOKUP([.A4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EX.DE</text:p>
          </table:table-cell>
          <table:table-cell office:value-type="float" office:value="1">
            <text:p>1</text:p>
          </table:table-cell>
          <table:table-cell table:formula="of:=VLOOKUP([.A45];German;3;0)" office:value-type="string" office:string-value="Stock">
            <text:p>Stock</text:p>
          </table:table-cell>
          <table:table-cell table:formula="of:=VLOOKUP([.A45];German;2;0)" office:value-type="string" office:string-value="Delticom AG">
            <text:p>Delticom AG</text:p>
          </table:table-cell>
          <table:table-cell table:formula="of:=VLOOKUP([.A45];German;5;0)" office:value-type="string" office:string-value="DEX">
            <text:p>DEX</text:p>
          </table:table-cell>
          <table:table-cell table:formula="of:=VLOOKUP([.A45];German;4;0)" office:value-type="float" office:value="0">
            <text:p/>
          </table:table-cell>
          <table:table-cell table:formula="of:=VLOOKUP([.A45];German;6;0)" office:value-type="string" office:string-value="Yahoo">
            <text:p>Yahoo</text:p>
          </table:table-cell>
          <table:table-cell table:formula="of:=VLOOKUP([.A45];German;7;0)" office:value-type="string" office:string-value="DEX.DE">
            <text:p>DEX.DE</text:p>
          </table:table-cell>
          <table:table-cell table:formula="of:=VLOOKUP([.A4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EZ.DE</text:p>
          </table:table-cell>
          <table:table-cell office:value-type="float" office:value="1">
            <text:p>1</text:p>
          </table:table-cell>
          <table:table-cell table:formula="of:=VLOOKUP([.A46];German;3;0)" office:value-type="string" office:string-value="Stock">
            <text:p>Stock</text:p>
          </table:table-cell>
          <table:table-cell table:formula="of:=VLOOKUP([.A46];German;2;0)" office:value-type="string" office:string-value="Deutz">
            <text:p>Deutz</text:p>
          </table:table-cell>
          <table:table-cell table:formula="of:=VLOOKUP([.A46];German;5;0)" office:value-type="string" office:string-value="DEZ">
            <text:p>DEZ</text:p>
          </table:table-cell>
          <table:table-cell table:formula="of:=VLOOKUP([.A46];German;4;0)" office:value-type="float" office:value="0">
            <text:p/>
          </table:table-cell>
          <table:table-cell table:formula="of:=VLOOKUP([.A46];German;6;0)" office:value-type="string" office:string-value="Yahoo">
            <text:p>Yahoo</text:p>
          </table:table-cell>
          <table:table-cell table:formula="of:=VLOOKUP([.A46];German;7;0)" office:value-type="string" office:string-value="DEZ.DE">
            <text:p>DEZ.DE</text:p>
          </table:table-cell>
          <table:table-cell table:formula="of:=VLOOKUP([.A4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UE.DE</text:p>
          </table:table-cell>
          <table:table-cell office:value-type="float" office:value="1">
            <text:p>1</text:p>
          </table:table-cell>
          <table:table-cell table:formula="of:=VLOOKUP([.A47];German;3;0)" office:value-type="string" office:string-value="Stock">
            <text:p>Stock</text:p>
          </table:table-cell>
          <table:table-cell table:formula="of:=VLOOKUP([.A47];German;2;0)" office:value-type="string" office:string-value="Duerr">
            <text:p>Duerr</text:p>
          </table:table-cell>
          <table:table-cell table:formula="of:=VLOOKUP([.A47];German;5;0)" office:value-type="string" office:string-value="DUE">
            <text:p>DUE</text:p>
          </table:table-cell>
          <table:table-cell table:formula="of:=VLOOKUP([.A47];German;4;0)" office:value-type="float" office:value="0">
            <text:p/>
          </table:table-cell>
          <table:table-cell table:formula="of:=VLOOKUP([.A47];German;6;0)" office:value-type="string" office:string-value="Yahoo">
            <text:p>Yahoo</text:p>
          </table:table-cell>
          <table:table-cell table:formula="of:=VLOOKUP([.A47];German;7;0)" office:value-type="string" office:string-value="DUE.DE">
            <text:p>DUE.DE</text:p>
          </table:table-cell>
          <table:table-cell table:formula="of:=VLOOKUP([.A4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WNI.DE</text:p>
          </table:table-cell>
          <table:table-cell office:value-type="float" office:value="1">
            <text:p>1</text:p>
          </table:table-cell>
          <table:table-cell table:formula="of:=VLOOKUP([.A48];German;3;0)" office:value-type="string" office:string-value="Stock">
            <text:p>Stock</text:p>
          </table:table-cell>
          <table:table-cell table:formula="of:=VLOOKUP([.A48];German;2;0)" office:value-type="string" office:string-value="Deutsche Wohnen">
            <text:p>Deutsche Wohnen</text:p>
          </table:table-cell>
          <table:table-cell table:formula="of:=VLOOKUP([.A48];German;5;0)" office:value-type="string" office:string-value="DWNI">
            <text:p>DWNI</text:p>
          </table:table-cell>
          <table:table-cell table:formula="of:=VLOOKUP([.A48];German;4;0)" office:value-type="float" office:value="0">
            <text:p/>
          </table:table-cell>
          <table:table-cell table:formula="of:=VLOOKUP([.A48];German;6;0)" office:value-type="string" office:string-value="Yahoo">
            <text:p>Yahoo</text:p>
          </table:table-cell>
          <table:table-cell table:formula="of:=VLOOKUP([.A48];German;7;0)" office:value-type="string" office:string-value="DWNI.DE">
            <text:p>DWNI.DE</text:p>
          </table:table-cell>
          <table:table-cell table:formula="of:=VLOOKUP([.A4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YK3.DE</text:p>
          </table:table-cell>
          <table:table-cell office:value-type="float" office:value="1">
            <text:p>1</text:p>
          </table:table-cell>
          <table:table-cell table:formula="of:=VLOOKUP([.A49];German;3;0)" office:value-type="string" office:string-value="Stock">
            <text:p>Stock</text:p>
          </table:table-cell>
          <table:table-cell table:formula="of:=VLOOKUP([.A49];German;2;0)" office:value-type="string" office:string-value="Dyckerhoff AG Vz">
            <text:p>Dyckerhoff AG Vz</text:p>
          </table:table-cell>
          <table:table-cell table:formula="of:=VLOOKUP([.A49];German;5;0)" office:value-type="string" office:string-value="DYK3">
            <text:p>DYK3</text:p>
          </table:table-cell>
          <table:table-cell table:formula="of:=VLOOKUP([.A49];German;4;0)" office:value-type="float" office:value="0">
            <text:p/>
          </table:table-cell>
          <table:table-cell table:formula="of:=VLOOKUP([.A49];German;6;0)" office:value-type="string" office:string-value="Yahoo">
            <text:p>Yahoo</text:p>
          </table:table-cell>
          <table:table-cell table:formula="of:=VLOOKUP([.A49];German;7;0)" office:value-type="string" office:string-value="DYK3.DE">
            <text:p>DYK3.DE</text:p>
          </table:table-cell>
          <table:table-cell table:formula="of:=VLOOKUP([.A4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EEX.DE</text:p>
          </table:table-cell>
          <table:table-cell office:value-type="float" office:value="1">
            <text:p>1</text:p>
          </table:table-cell>
          <table:table-cell table:formula="of:=VLOOKUP([.A50];German;3;0)" office:value-type="string" office:string-value="Stock">
            <text:p>Stock</text:p>
          </table:table-cell>
          <table:table-cell table:formula="of:=VLOOKUP([.A50];German;2;0)" office:value-type="string" office:string-value="Elexis">
            <text:p>Elexis</text:p>
          </table:table-cell>
          <table:table-cell table:formula="of:=VLOOKUP([.A50];German;5;0)" office:value-type="string" office:string-value="EEX">
            <text:p>EEX</text:p>
          </table:table-cell>
          <table:table-cell table:formula="of:=VLOOKUP([.A50];German;4;0)" office:value-type="float" office:value="0">
            <text:p/>
          </table:table-cell>
          <table:table-cell table:formula="of:=VLOOKUP([.A50];German;6;0)" office:value-type="string" office:string-value="Yahoo">
            <text:p>Yahoo</text:p>
          </table:table-cell>
          <table:table-cell table:formula="of:=VLOOKUP([.A50];German;7;0)" office:value-type="string" office:string-value="EEX.DE">
            <text:p>EEX.DE</text:p>
          </table:table-cell>
          <table:table-cell table:formula="of:=VLOOKUP([.A5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EV4.DE</text:p>
          </table:table-cell>
          <table:table-cell office:value-type="float" office:value="1">
            <text:p>1</text:p>
          </table:table-cell>
          <table:table-cell table:formula="of:=VLOOKUP([.A51];German;3;0)" office:value-type="string" office:string-value="Stock">
            <text:p>Stock</text:p>
          </table:table-cell>
          <table:table-cell table:formula="of:=VLOOKUP([.A51];German;2;0)" office:value-type="string" office:string-value="Constantin Medien">
            <text:p>Constantin Medien</text:p>
          </table:table-cell>
          <table:table-cell table:formula="of:=VLOOKUP([.A51];German;5;0)" office:value-type="string" office:string-value="EV4">
            <text:p>EV4</text:p>
          </table:table-cell>
          <table:table-cell table:formula="of:=VLOOKUP([.A51];German;4;0)" office:value-type="float" office:value="0">
            <text:p/>
          </table:table-cell>
          <table:table-cell table:formula="of:=VLOOKUP([.A51];German;6;0)" office:value-type="string" office:string-value="Yahoo">
            <text:p>Yahoo</text:p>
          </table:table-cell>
          <table:table-cell table:formula="of:=VLOOKUP([.A51];German;7;0)" office:value-type="string" office:string-value="EV4.DE">
            <text:p>EV4.DE</text:p>
          </table:table-cell>
          <table:table-cell table:formula="of:=VLOOKUP([.A5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EVD.DE</text:p>
          </table:table-cell>
          <table:table-cell office:value-type="float" office:value="1">
            <text:p>1</text:p>
          </table:table-cell>
          <table:table-cell table:formula="of:=VLOOKUP([.A52];German;3;0)" office:value-type="string" office:string-value="Stock">
            <text:p>Stock</text:p>
          </table:table-cell>
          <table:table-cell table:formula="of:=VLOOKUP([.A52];German;2;0)" office:value-type="string" office:string-value="CTS Eventim">
            <text:p>CTS Eventim</text:p>
          </table:table-cell>
          <table:table-cell table:formula="of:=VLOOKUP([.A52];German;5;0)" office:value-type="string" office:string-value="EVD">
            <text:p>EVD</text:p>
          </table:table-cell>
          <table:table-cell table:formula="of:=VLOOKUP([.A52];German;4;0)" office:value-type="float" office:value="0">
            <text:p/>
          </table:table-cell>
          <table:table-cell table:formula="of:=VLOOKUP([.A52];German;6;0)" office:value-type="string" office:string-value="Yahoo">
            <text:p>Yahoo</text:p>
          </table:table-cell>
          <table:table-cell table:formula="of:=VLOOKUP([.A52];German;7;0)" office:value-type="string" office:string-value="EVD.DE">
            <text:p>EVD.DE</text:p>
          </table:table-cell>
          <table:table-cell table:formula="of:=VLOOKUP([.A5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FK.DE</text:p>
          </table:table-cell>
          <table:table-cell office:value-type="float" office:value="1">
            <text:p>1</text:p>
          </table:table-cell>
          <table:table-cell table:formula="of:=VLOOKUP([.A53];German;3;0)" office:value-type="string" office:string-value="Stock">
            <text:p>Stock</text:p>
          </table:table-cell>
          <table:table-cell table:formula="of:=VLOOKUP([.A53];German;2;0)" office:value-type="string" office:string-value="GFK">
            <text:p>GFK</text:p>
          </table:table-cell>
          <table:table-cell table:formula="of:=VLOOKUP([.A53];German;5;0)" office:value-type="string" office:string-value="GFK">
            <text:p>GFK</text:p>
          </table:table-cell>
          <table:table-cell table:formula="of:=VLOOKUP([.A53];German;4;0)" office:value-type="float" office:value="0">
            <text:p/>
          </table:table-cell>
          <table:table-cell table:formula="of:=VLOOKUP([.A53];German;6;0)" office:value-type="string" office:string-value="Yahoo">
            <text:p>Yahoo</text:p>
          </table:table-cell>
          <table:table-cell table:formula="of:=VLOOKUP([.A53];German;7;0)" office:value-type="string" office:string-value="GFK.DE">
            <text:p>GFK.DE</text:p>
          </table:table-cell>
          <table:table-cell table:formula="of:=VLOOKUP([.A5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LJ.DE</text:p>
          </table:table-cell>
          <table:table-cell office:value-type="float" office:value="1">
            <text:p>1</text:p>
          </table:table-cell>
          <table:table-cell table:formula="of:=VLOOKUP([.A54];German;3;0)" office:value-type="string" office:string-value="Stock">
            <text:p>Stock</text:p>
          </table:table-cell>
          <table:table-cell table:formula="of:=VLOOKUP([.A54];German;2;0)" office:value-type="string" office:string-value="Grenkeleasing">
            <text:p>Grenkeleasing</text:p>
          </table:table-cell>
          <table:table-cell table:formula="of:=VLOOKUP([.A54];German;5;0)" office:value-type="string" office:string-value="GLJ">
            <text:p>GLJ</text:p>
          </table:table-cell>
          <table:table-cell table:formula="of:=VLOOKUP([.A54];German;4;0)" office:value-type="float" office:value="0">
            <text:p/>
          </table:table-cell>
          <table:table-cell table:formula="of:=VLOOKUP([.A54];German;6;0)" office:value-type="string" office:string-value="Yahoo">
            <text:p>Yahoo</text:p>
          </table:table-cell>
          <table:table-cell table:formula="of:=VLOOKUP([.A54];German;7;0)" office:value-type="string" office:string-value="GLJ.DE">
            <text:p>GLJ.DE</text:p>
          </table:table-cell>
          <table:table-cell table:formula="of:=VLOOKUP([.A5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MM.DE</text:p>
          </table:table-cell>
          <table:table-cell office:value-type="float" office:value="1">
            <text:p>1</text:p>
          </table:table-cell>
          <table:table-cell table:formula="of:=VLOOKUP([.A55];German;3;0)" office:value-type="string" office:string-value="Stock">
            <text:p>Stock</text:p>
          </table:table-cell>
          <table:table-cell table:formula="of:=VLOOKUP([.A55];German;2;0)" office:value-type="string" office:string-value="Grammer">
            <text:p>Grammer</text:p>
          </table:table-cell>
          <table:table-cell table:formula="of:=VLOOKUP([.A55];German;5;0)" office:value-type="string" office:string-value="GMM">
            <text:p>GMM</text:p>
          </table:table-cell>
          <table:table-cell table:formula="of:=VLOOKUP([.A55];German;4;0)" office:value-type="float" office:value="0">
            <text:p/>
          </table:table-cell>
          <table:table-cell table:formula="of:=VLOOKUP([.A55];German;6;0)" office:value-type="string" office:string-value="Yahoo">
            <text:p>Yahoo</text:p>
          </table:table-cell>
          <table:table-cell table:formula="of:=VLOOKUP([.A55];German;7;0)" office:value-type="string" office:string-value="GMM.DE">
            <text:p>GMM.DE</text:p>
          </table:table-cell>
          <table:table-cell table:formula="of:=VLOOKUP([.A5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SC.DE</text:p>
          </table:table-cell>
          <table:table-cell office:value-type="float" office:value="1">
            <text:p>1</text:p>
          </table:table-cell>
          <table:table-cell table:formula="of:=VLOOKUP([.A56];German;3;0)" office:value-type="string" office:string-value="Stock">
            <text:p>Stock</text:p>
          </table:table-cell>
          <table:table-cell table:formula="of:=VLOOKUP([.A56];German;2;0)" office:value-type="string" office:string-value="Gesco AG">
            <text:p>Gesco AG</text:p>
          </table:table-cell>
          <table:table-cell table:formula="of:=VLOOKUP([.A56];German;5;0)" office:value-type="string" office:string-value="GSC">
            <text:p>GSC</text:p>
          </table:table-cell>
          <table:table-cell table:formula="of:=VLOOKUP([.A56];German;4;0)" office:value-type="float" office:value="0">
            <text:p/>
          </table:table-cell>
          <table:table-cell table:formula="of:=VLOOKUP([.A56];German;6;0)" office:value-type="string" office:string-value="Yahoo">
            <text:p>Yahoo</text:p>
          </table:table-cell>
          <table:table-cell table:formula="of:=VLOOKUP([.A56];German;7;0)" office:value-type="string" office:string-value="GSC.DE">
            <text:p>GSC.DE</text:p>
          </table:table-cell>
          <table:table-cell table:formula="of:=VLOOKUP([.A5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WI1.DE</text:p>
          </table:table-cell>
          <table:table-cell office:value-type="float" office:value="1">
            <text:p>1</text:p>
          </table:table-cell>
          <table:table-cell table:formula="of:=VLOOKUP([.A57];German;3;0)" office:value-type="string" office:string-value="Stock">
            <text:p>Stock</text:p>
          </table:table-cell>
          <table:table-cell table:formula="of:=VLOOKUP([.A57];German;2;0)" office:value-type="string" office:string-value="Gerry Weber International">
            <text:p>Gerry Weber International</text:p>
          </table:table-cell>
          <table:table-cell table:formula="of:=VLOOKUP([.A57];German;5;0)" office:value-type="string" office:string-value="GWI1">
            <text:p>GWI1</text:p>
          </table:table-cell>
          <table:table-cell table:formula="of:=VLOOKUP([.A57];German;4;0)" office:value-type="float" office:value="0">
            <text:p/>
          </table:table-cell>
          <table:table-cell table:formula="of:=VLOOKUP([.A57];German;6;0)" office:value-type="string" office:string-value="Yahoo">
            <text:p>Yahoo</text:p>
          </table:table-cell>
          <table:table-cell table:formula="of:=VLOOKUP([.A57];German;7;0)" office:value-type="string" office:string-value="GWI1.DE">
            <text:p>GWI1.DE</text:p>
          </table:table-cell>
          <table:table-cell table:formula="of:=VLOOKUP([.A5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BH3.DE</text:p>
          </table:table-cell>
          <table:table-cell office:value-type="float" office:value="1">
            <text:p>1</text:p>
          </table:table-cell>
          <table:table-cell table:formula="of:=VLOOKUP([.A58];German;3;0)" office:value-type="string" office:string-value="Stock">
            <text:p>Stock</text:p>
          </table:table-cell>
          <table:table-cell table:formula="of:=VLOOKUP([.A58];German;2;0)" office:value-type="string" office:string-value="Hornbach Holding">
            <text:p>Hornbach Holding</text:p>
          </table:table-cell>
          <table:table-cell table:formula="of:=VLOOKUP([.A58];German;5;0)" office:value-type="string" office:string-value="HBH3">
            <text:p>HBH3</text:p>
          </table:table-cell>
          <table:table-cell table:formula="of:=VLOOKUP([.A58];German;4;0)" office:value-type="float" office:value="0">
            <text:p/>
          </table:table-cell>
          <table:table-cell table:formula="of:=VLOOKUP([.A58];German;6;0)" office:value-type="string" office:string-value="Yahoo">
            <text:p>Yahoo</text:p>
          </table:table-cell>
          <table:table-cell table:formula="of:=VLOOKUP([.A58];German;7;0)" office:value-type="string" office:string-value="HBH3.DE">
            <text:p>HBH3.DE</text:p>
          </table:table-cell>
          <table:table-cell table:formula="of:=VLOOKUP([.A5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G1.DE</text:p>
          </table:table-cell>
          <table:table-cell office:value-type="float" office:value="1">
            <text:p>1</text:p>
          </table:table-cell>
          <table:table-cell table:formula="of:=VLOOKUP([.A59];German;3;0)" office:value-type="string" office:string-value="Stock">
            <text:p>Stock</text:p>
          </table:table-cell>
          <table:table-cell table:formula="of:=VLOOKUP([.A59];German;2;0)" office:value-type="string" office:string-value="Homag Group">
            <text:p>Homag Group</text:p>
          </table:table-cell>
          <table:table-cell table:formula="of:=VLOOKUP([.A59];German;5;0)" office:value-type="string" office:string-value="HG1">
            <text:p>HG1</text:p>
          </table:table-cell>
          <table:table-cell table:formula="of:=VLOOKUP([.A59];German;4;0)" office:value-type="float" office:value="0">
            <text:p/>
          </table:table-cell>
          <table:table-cell table:formula="of:=VLOOKUP([.A59];German;6;0)" office:value-type="string" office:string-value="Yahoo">
            <text:p>Yahoo</text:p>
          </table:table-cell>
          <table:table-cell table:formula="of:=VLOOKUP([.A59];German;7;0)" office:value-type="string" office:string-value="HG1.DE">
            <text:p>HG1.DE</text:p>
          </table:table-cell>
          <table:table-cell table:formula="of:=VLOOKUP([.A5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LG.DE</text:p>
          </table:table-cell>
          <table:table-cell office:value-type="float" office:value="1">
            <text:p>1</text:p>
          </table:table-cell>
          <table:table-cell table:formula="of:=VLOOKUP([.A60];German;3;0)" office:value-type="string" office:string-value="Stock">
            <text:p>Stock</text:p>
          </table:table-cell>
          <table:table-cell table:formula="of:=VLOOKUP([.A60];German;2;0)" office:value-type="string" office:string-value="Highlight Communications">
            <text:p>Highlight Communications</text:p>
          </table:table-cell>
          <table:table-cell table:formula="of:=VLOOKUP([.A60];German;5;0)" office:value-type="string" office:string-value="HLG">
            <text:p>HLG</text:p>
          </table:table-cell>
          <table:table-cell table:formula="of:=VLOOKUP([.A60];German;4;0)" office:value-type="float" office:value="0">
            <text:p/>
          </table:table-cell>
          <table:table-cell table:formula="of:=VLOOKUP([.A60];German;6;0)" office:value-type="string" office:string-value="Yahoo">
            <text:p>Yahoo</text:p>
          </table:table-cell>
          <table:table-cell table:formula="of:=VLOOKUP([.A60];German;7;0)" office:value-type="string" office:string-value="HLG.DE">
            <text:p>HLG.DE</text:p>
          </table:table-cell>
          <table:table-cell table:formula="of:=VLOOKUP([.A6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INH.DE</text:p>
          </table:table-cell>
          <table:table-cell office:value-type="float" office:value="1">
            <text:p>1</text:p>
          </table:table-cell>
          <table:table-cell table:formula="of:=VLOOKUP([.A61];German;3;0)" office:value-type="string" office:string-value="Stock">
            <text:p>Stock</text:p>
          </table:table-cell>
          <table:table-cell table:formula="of:=VLOOKUP([.A61];German;2;0)" office:value-type="string" office:string-value="Indus Holding">
            <text:p>Indus Holding</text:p>
          </table:table-cell>
          <table:table-cell table:formula="of:=VLOOKUP([.A61];German;5;0)" office:value-type="string" office:string-value="INH">
            <text:p>INH</text:p>
          </table:table-cell>
          <table:table-cell table:formula="of:=VLOOKUP([.A61];German;4;0)" office:value-type="float" office:value="0">
            <text:p/>
          </table:table-cell>
          <table:table-cell table:formula="of:=VLOOKUP([.A61];German;6;0)" office:value-type="string" office:string-value="Yahoo">
            <text:p>Yahoo</text:p>
          </table:table-cell>
          <table:table-cell table:formula="of:=VLOOKUP([.A61];German;7;0)" office:value-type="string" office:string-value="INH.DE">
            <text:p>INH.DE</text:p>
          </table:table-cell>
          <table:table-cell table:formula="of:=VLOOKUP([.A6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JUN3.DE</text:p>
          </table:table-cell>
          <table:table-cell office:value-type="float" office:value="1">
            <text:p>1</text:p>
          </table:table-cell>
          <table:table-cell table:formula="of:=VLOOKUP([.A62];German;3;0)" office:value-type="string" office:string-value="Stock">
            <text:p>Stock</text:p>
          </table:table-cell>
          <table:table-cell table:formula="of:=VLOOKUP([.A62];German;2;0)" office:value-type="string" office:string-value="Jungheinrich Vz">
            <text:p>Jungheinrich Vz</text:p>
          </table:table-cell>
          <table:table-cell table:formula="of:=VLOOKUP([.A62];German;5;0)" office:value-type="string" office:string-value="JUN3">
            <text:p>JUN3</text:p>
          </table:table-cell>
          <table:table-cell table:formula="of:=VLOOKUP([.A62];German;4;0)" office:value-type="float" office:value="0">
            <text:p/>
          </table:table-cell>
          <table:table-cell table:formula="of:=VLOOKUP([.A62];German;6;0)" office:value-type="string" office:string-value="Yahoo">
            <text:p>Yahoo</text:p>
          </table:table-cell>
          <table:table-cell table:formula="of:=VLOOKUP([.A62];German;7;0)" office:value-type="string" office:string-value="JUN3.DE">
            <text:p>JUN3.DE</text:p>
          </table:table-cell>
          <table:table-cell table:formula="of:=VLOOKUP([.A6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BU.DE</text:p>
          </table:table-cell>
          <table:table-cell office:value-type="float" office:value="1">
            <text:p>1</text:p>
          </table:table-cell>
          <table:table-cell table:formula="of:=VLOOKUP([.A63];German;3;0)" office:value-type="string" office:string-value="Stock">
            <text:p>Stock</text:p>
          </table:table-cell>
          <table:table-cell table:formula="of:=VLOOKUP([.A63];German;2;0)" office:value-type="string" office:string-value="Colonia Real Estate">
            <text:p>Colonia Real Estate</text:p>
          </table:table-cell>
          <table:table-cell table:formula="of:=VLOOKUP([.A63];German;5;0)" office:value-type="string" office:string-value="KBU">
            <text:p>KBU</text:p>
          </table:table-cell>
          <table:table-cell table:formula="of:=VLOOKUP([.A63];German;4;0)" office:value-type="float" office:value="0">
            <text:p/>
          </table:table-cell>
          <table:table-cell table:formula="of:=VLOOKUP([.A63];German;6;0)" office:value-type="string" office:string-value="Yahoo">
            <text:p>Yahoo</text:p>
          </table:table-cell>
          <table:table-cell table:formula="of:=VLOOKUP([.A63];German;7;0)" office:value-type="string" office:string-value="KBU.DE">
            <text:p>KBU.DE</text:p>
          </table:table-cell>
          <table:table-cell table:formula="of:=VLOOKUP([.A6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U2.DE</text:p>
          </table:table-cell>
          <table:table-cell office:value-type="float" office:value="1">
            <text:p>1</text:p>
          </table:table-cell>
          <table:table-cell table:formula="of:=VLOOKUP([.A64];German;3;0)" office:value-type="string" office:string-value="Stock">
            <text:p>Stock</text:p>
          </table:table-cell>
          <table:table-cell table:formula="of:=VLOOKUP([.A64];German;2;0)" office:value-type="string" office:string-value="Kuka">
            <text:p>Kuka</text:p>
          </table:table-cell>
          <table:table-cell table:formula="of:=VLOOKUP([.A64];German;5;0)" office:value-type="string" office:string-value="KU2">
            <text:p>KU2</text:p>
          </table:table-cell>
          <table:table-cell table:formula="of:=VLOOKUP([.A64];German;4;0)" office:value-type="float" office:value="0">
            <text:p/>
          </table:table-cell>
          <table:table-cell table:formula="of:=VLOOKUP([.A64];German;6;0)" office:value-type="string" office:string-value="Yahoo">
            <text:p>Yahoo</text:p>
          </table:table-cell>
          <table:table-cell table:formula="of:=VLOOKUP([.A64];German;7;0)" office:value-type="string" office:string-value="KU2.DE">
            <text:p>KU2.DE</text:p>
          </table:table-cell>
          <table:table-cell table:formula="of:=VLOOKUP([.A6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WS.DE</text:p>
          </table:table-cell>
          <table:table-cell office:value-type="float" office:value="1">
            <text:p>1</text:p>
          </table:table-cell>
          <table:table-cell table:formula="of:=VLOOKUP([.A65];German;3;0)" office:value-type="string" office:string-value="Stock">
            <text:p>Stock</text:p>
          </table:table-cell>
          <table:table-cell table:formula="of:=VLOOKUP([.A65];German;2;0)" office:value-type="string" office:string-value="KWS Saat">
            <text:p>KWS Saat</text:p>
          </table:table-cell>
          <table:table-cell table:formula="of:=VLOOKUP([.A65];German;5;0)" office:value-type="string" office:string-value="KWS">
            <text:p>KWS</text:p>
          </table:table-cell>
          <table:table-cell table:formula="of:=VLOOKUP([.A65];German;4;0)" office:value-type="float" office:value="0">
            <text:p/>
          </table:table-cell>
          <table:table-cell table:formula="of:=VLOOKUP([.A65];German;6;0)" office:value-type="string" office:string-value="Yahoo">
            <text:p>Yahoo</text:p>
          </table:table-cell>
          <table:table-cell table:formula="of:=VLOOKUP([.A65];German;7;0)" office:value-type="string" office:string-value="KWS.DE">
            <text:p>KWS.DE</text:p>
          </table:table-cell>
          <table:table-cell table:formula="of:=VLOOKUP([.A6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LOE.DE</text:p>
          </table:table-cell>
          <table:table-cell office:value-type="float" office:value="1">
            <text:p>1</text:p>
          </table:table-cell>
          <table:table-cell table:formula="of:=VLOOKUP([.A66];German;3;0)" office:value-type="string" office:string-value="Stock">
            <text:p>Stock</text:p>
          </table:table-cell>
          <table:table-cell table:formula="of:=VLOOKUP([.A66];German;2;0)" office:value-type="string" office:string-value="Loewe">
            <text:p>Loewe</text:p>
          </table:table-cell>
          <table:table-cell table:formula="of:=VLOOKUP([.A66];German;5;0)" office:value-type="string" office:string-value="LOE">
            <text:p>LOE</text:p>
          </table:table-cell>
          <table:table-cell table:formula="of:=VLOOKUP([.A66];German;4;0)" office:value-type="float" office:value="0">
            <text:p/>
          </table:table-cell>
          <table:table-cell table:formula="of:=VLOOKUP([.A66];German;6;0)" office:value-type="string" office:string-value="Yahoo">
            <text:p>Yahoo</text:p>
          </table:table-cell>
          <table:table-cell table:formula="of:=VLOOKUP([.A66];German;7;0)" office:value-type="string" office:string-value="LOE.DE">
            <text:p>LOE.DE</text:p>
          </table:table-cell>
          <table:table-cell table:formula="of:=VLOOKUP([.A6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DN.DE</text:p>
          </table:table-cell>
          <table:table-cell office:value-type="float" office:value="1">
            <text:p>1</text:p>
          </table:table-cell>
          <table:table-cell table:formula="of:=VLOOKUP([.A67];German;3;0)" office:value-type="string" office:string-value="Stock">
            <text:p>Stock</text:p>
          </table:table-cell>
          <table:table-cell table:formula="of:=VLOOKUP([.A67];German;2;0)" office:value-type="string" office:string-value="Medion">
            <text:p>Medion</text:p>
          </table:table-cell>
          <table:table-cell table:formula="of:=VLOOKUP([.A67];German;5;0)" office:value-type="string" office:string-value="MDN">
            <text:p>MDN</text:p>
          </table:table-cell>
          <table:table-cell table:formula="of:=VLOOKUP([.A67];German;4;0)" office:value-type="float" office:value="0">
            <text:p/>
          </table:table-cell>
          <table:table-cell table:formula="of:=VLOOKUP([.A67];German;6;0)" office:value-type="string" office:string-value="Yahoo">
            <text:p>Yahoo</text:p>
          </table:table-cell>
          <table:table-cell table:formula="of:=VLOOKUP([.A67];German;7;0)" office:value-type="string" office:string-value="MDN.DE">
            <text:p>MDN.DE</text:p>
          </table:table-cell>
          <table:table-cell table:formula="of:=VLOOKUP([.A6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PC.DE</text:p>
          </table:table-cell>
          <table:table-cell office:value-type="float" office:value="1">
            <text:p>1</text:p>
          </table:table-cell>
          <table:table-cell table:formula="of:=VLOOKUP([.A68];German;3;0)" office:value-type="string" office:string-value="Stock">
            <text:p>Stock</text:p>
          </table:table-cell>
          <table:table-cell table:formula="of:=VLOOKUP([.A68];German;2;0)" office:value-type="string" office:string-value="MPC Capital">
            <text:p>MPC Capital</text:p>
          </table:table-cell>
          <table:table-cell table:formula="of:=VLOOKUP([.A68];German;5;0)" office:value-type="string" office:string-value="MPC">
            <text:p>MPC</text:p>
          </table:table-cell>
          <table:table-cell table:formula="of:=VLOOKUP([.A68];German;4;0)" office:value-type="float" office:value="0">
            <text:p/>
          </table:table-cell>
          <table:table-cell table:formula="of:=VLOOKUP([.A68];German;6;0)" office:value-type="string" office:string-value="Yahoo">
            <text:p>Yahoo</text:p>
          </table:table-cell>
          <table:table-cell table:formula="of:=VLOOKUP([.A68];German;7;0)" office:value-type="string" office:string-value="MPC.DE">
            <text:p>MPC.DE</text:p>
          </table:table-cell>
          <table:table-cell table:formula="of:=VLOOKUP([.A6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VV1.DE</text:p>
          </table:table-cell>
          <table:table-cell office:value-type="float" office:value="1">
            <text:p>1</text:p>
          </table:table-cell>
          <table:table-cell table:formula="of:=VLOOKUP([.A69];German;3;0)" office:value-type="string" office:string-value="Stock">
            <text:p>Stock</text:p>
          </table:table-cell>
          <table:table-cell table:formula="of:=VLOOKUP([.A69];German;2;0)" office:value-type="string" office:string-value="MVV Energie">
            <text:p>MVV Energie</text:p>
          </table:table-cell>
          <table:table-cell table:formula="of:=VLOOKUP([.A69];German;5;0)" office:value-type="string" office:string-value="MVV1">
            <text:p>MVV1</text:p>
          </table:table-cell>
          <table:table-cell table:formula="of:=VLOOKUP([.A69];German;4;0)" office:value-type="float" office:value="0">
            <text:p/>
          </table:table-cell>
          <table:table-cell table:formula="of:=VLOOKUP([.A69];German;6;0)" office:value-type="string" office:string-value="Yahoo">
            <text:p>Yahoo</text:p>
          </table:table-cell>
          <table:table-cell table:formula="of:=VLOOKUP([.A69];German;7;0)" office:value-type="string" office:string-value="MVV1.DE">
            <text:p>MVV1.DE</text:p>
          </table:table-cell>
          <table:table-cell table:formula="of:=VLOOKUP([.A6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O2C.DE</text:p>
          </table:table-cell>
          <table:table-cell office:value-type="float" office:value="1">
            <text:p>1</text:p>
          </table:table-cell>
          <table:table-cell table:formula="of:=VLOOKUP([.A70];German;3;0)" office:value-type="string" office:string-value="Stock">
            <text:p>Stock</text:p>
          </table:table-cell>
          <table:table-cell table:formula="of:=VLOOKUP([.A70];German;2;0)" office:value-type="string" office:string-value="C.A.T. Oil">
            <text:p>C.A.T. Oil</text:p>
          </table:table-cell>
          <table:table-cell table:formula="of:=VLOOKUP([.A70];German;5;0)" office:value-type="string" office:string-value="O2C">
            <text:p>O2C</text:p>
          </table:table-cell>
          <table:table-cell table:formula="of:=VLOOKUP([.A70];German;4;0)" office:value-type="float" office:value="0">
            <text:p/>
          </table:table-cell>
          <table:table-cell table:formula="of:=VLOOKUP([.A70];German;6;0)" office:value-type="string" office:string-value="Yahoo">
            <text:p>Yahoo</text:p>
          </table:table-cell>
          <table:table-cell table:formula="of:=VLOOKUP([.A70];German;7;0)" office:value-type="string" office:string-value="O2C.DE">
            <text:p>O2C.DE</text:p>
          </table:table-cell>
          <table:table-cell table:formula="of:=VLOOKUP([.A7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1Z.DE</text:p>
          </table:table-cell>
          <table:table-cell office:value-type="float" office:value="1">
            <text:p>1</text:p>
          </table:table-cell>
          <table:table-cell table:formula="of:=VLOOKUP([.A71];German;3;0)" office:value-type="string" office:string-value="Stock">
            <text:p>Stock</text:p>
          </table:table-cell>
          <table:table-cell table:formula="of:=VLOOKUP([.A71];German;2;0)" office:value-type="string" office:string-value="Patrizia Immobilien">
            <text:p>Patrizia Immobilien</text:p>
          </table:table-cell>
          <table:table-cell table:formula="of:=VLOOKUP([.A71];German;5;0)" office:value-type="string" office:string-value="P1Z">
            <text:p>P1Z</text:p>
          </table:table-cell>
          <table:table-cell table:formula="of:=VLOOKUP([.A71];German;4;0)" office:value-type="float" office:value="0">
            <text:p/>
          </table:table-cell>
          <table:table-cell table:formula="of:=VLOOKUP([.A71];German;6;0)" office:value-type="string" office:string-value="Yahoo">
            <text:p>Yahoo</text:p>
          </table:table-cell>
          <table:table-cell table:formula="of:=VLOOKUP([.A71];German;7;0)" office:value-type="string" office:string-value="P1Z.DE">
            <text:p>P1Z.DE</text:p>
          </table:table-cell>
          <table:table-cell table:formula="of:=VLOOKUP([.A7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IX2.DE</text:p>
          </table:table-cell>
          <table:table-cell office:value-type="float" office:value="1">
            <text:p>1</text:p>
          </table:table-cell>
          <table:table-cell table:formula="of:=VLOOKUP([.A72];German;3;0)" office:value-type="string" office:string-value="Stock">
            <text:p>Stock</text:p>
          </table:table-cell>
          <table:table-cell table:formula="of:=VLOOKUP([.A72];German;2;0)" office:value-type="string" office:string-value="Sixt">
            <text:p>Sixt</text:p>
          </table:table-cell>
          <table:table-cell table:formula="of:=VLOOKUP([.A72];German;5;0)" office:value-type="string" office:string-value="SIX2">
            <text:p>SIX2</text:p>
          </table:table-cell>
          <table:table-cell table:formula="of:=VLOOKUP([.A72];German;4;0)" office:value-type="float" office:value="0">
            <text:p/>
          </table:table-cell>
          <table:table-cell table:formula="of:=VLOOKUP([.A72];German;6;0)" office:value-type="string" office:string-value="Yahoo">
            <text:p>Yahoo</text:p>
          </table:table-cell>
          <table:table-cell table:formula="of:=VLOOKUP([.A72];German;7;0)" office:value-type="string" office:string-value="SIX2.DE">
            <text:p>SIX2.DE</text:p>
          </table:table-cell>
          <table:table-cell table:formula="of:=VLOOKUP([.A7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K1.DE</text:p>
          </table:table-cell>
          <table:table-cell office:value-type="float" office:value="1">
            <text:p>1</text:p>
          </table:table-cell>
          <table:table-cell table:formula="of:=VLOOKUP([.A73];German;3;0)" office:value-type="string" office:string-value="Stock">
            <text:p>Stock</text:p>
          </table:table-cell>
          <table:table-cell table:formula="of:=VLOOKUP([.A73];German;2;0)" office:value-type="string" office:string-value="SKW Stahl-Metallurgie Holding">
            <text:p>SKW Stahl-Metallurgie Holding</text:p>
          </table:table-cell>
          <table:table-cell table:formula="of:=VLOOKUP([.A73];German;5;0)" office:value-type="string" office:string-value="SK1">
            <text:p>SK1</text:p>
          </table:table-cell>
          <table:table-cell table:formula="of:=VLOOKUP([.A73];German;4;0)" office:value-type="float" office:value="0">
            <text:p/>
          </table:table-cell>
          <table:table-cell table:formula="of:=VLOOKUP([.A73];German;6;0)" office:value-type="string" office:string-value="Yahoo">
            <text:p>Yahoo</text:p>
          </table:table-cell>
          <table:table-cell table:formula="of:=VLOOKUP([.A73];German;7;0)" office:value-type="string" office:string-value="SK1.DE">
            <text:p>SK1.DE</text:p>
          </table:table-cell>
          <table:table-cell table:formula="of:=VLOOKUP([.A7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KB.DE</text:p>
          </table:table-cell>
          <table:table-cell office:value-type="float" office:value="1">
            <text:p>1</text:p>
          </table:table-cell>
          <table:table-cell table:formula="of:=VLOOKUP([.A74];German;3;0)" office:value-type="string" office:string-value="Stock">
            <text:p>Stock</text:p>
          </table:table-cell>
          <table:table-cell table:formula="of:=VLOOKUP([.A74];German;2;0)" office:value-type="string" office:string-value="Koenig &amp; Bauer">
            <text:p>Koenig &amp; Bauer</text:p>
          </table:table-cell>
          <table:table-cell table:formula="of:=VLOOKUP([.A74];German;5;0)" office:value-type="string" office:string-value="SKB">
            <text:p>SKB</text:p>
          </table:table-cell>
          <table:table-cell table:formula="of:=VLOOKUP([.A74];German;4;0)" office:value-type="float" office:value="0">
            <text:p/>
          </table:table-cell>
          <table:table-cell table:formula="of:=VLOOKUP([.A74];German;6;0)" office:value-type="string" office:string-value="Yahoo">
            <text:p>Yahoo</text:p>
          </table:table-cell>
          <table:table-cell table:formula="of:=VLOOKUP([.A74];German;7;0)" office:value-type="string" office:string-value="SKB.DE">
            <text:p>SKB.DE</text:p>
          </table:table-cell>
          <table:table-cell table:formula="of:=VLOOKUP([.A7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PR.DE</text:p>
          </table:table-cell>
          <table:table-cell office:value-type="float" office:value="1">
            <text:p>1</text:p>
          </table:table-cell>
          <table:table-cell table:formula="of:=VLOOKUP([.A75];German;3;0)" office:value-type="string" office:string-value="Stock">
            <text:p>Stock</text:p>
          </table:table-cell>
          <table:table-cell table:formula="of:=VLOOKUP([.A75];German;2;0)" office:value-type="string" office:string-value="Axel Springer">
            <text:p>Axel Springer</text:p>
          </table:table-cell>
          <table:table-cell table:formula="of:=VLOOKUP([.A75];German;5;0)" office:value-type="string" office:string-value="SPR">
            <text:p>SPR</text:p>
          </table:table-cell>
          <table:table-cell table:formula="of:=VLOOKUP([.A75];German;4;0)" office:value-type="float" office:value="0">
            <text:p/>
          </table:table-cell>
          <table:table-cell table:formula="of:=VLOOKUP([.A75];German;6;0)" office:value-type="string" office:string-value="Yahoo">
            <text:p>Yahoo</text:p>
          </table:table-cell>
          <table:table-cell table:formula="of:=VLOOKUP([.A75];German;7;0)" office:value-type="string" office:string-value="SPR.DE">
            <text:p>SPR.DE</text:p>
          </table:table-cell>
          <table:table-cell table:formula="of:=VLOOKUP([.A7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EG.DE</text:p>
          </table:table-cell>
          <table:table-cell office:value-type="float" office:value="1">
            <text:p>1</text:p>
          </table:table-cell>
          <table:table-cell table:formula="of:=VLOOKUP([.A76];German;3;0)" office:value-type="string" office:string-value="Stock">
            <text:p>Stock</text:p>
          </table:table-cell>
          <table:table-cell table:formula="of:=VLOOKUP([.A76];German;2;0)" office:value-type="string" office:string-value="Tag Immobilien">
            <text:p>Tag Immobilien</text:p>
          </table:table-cell>
          <table:table-cell table:formula="of:=VLOOKUP([.A76];German;5;0)" office:value-type="string" office:string-value="TEG">
            <text:p>TEG</text:p>
          </table:table-cell>
          <table:table-cell table:formula="of:=VLOOKUP([.A76];German;4;0)" office:value-type="float" office:value="0">
            <text:p/>
          </table:table-cell>
          <table:table-cell table:formula="of:=VLOOKUP([.A76];German;6;0)" office:value-type="string" office:string-value="Yahoo">
            <text:p>Yahoo</text:p>
          </table:table-cell>
          <table:table-cell table:formula="of:=VLOOKUP([.A76];German;7;0)" office:value-type="string" office:string-value="TEG.DE">
            <text:p>TEG.DE</text:p>
          </table:table-cell>
          <table:table-cell table:formula="of:=VLOOKUP([.A7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IM.DE</text:p>
          </table:table-cell>
          <table:table-cell office:value-type="float" office:value="1">
            <text:p>1</text:p>
          </table:table-cell>
          <table:table-cell table:formula="of:=VLOOKUP([.A77];German;3;0)" office:value-type="string" office:string-value="Stock">
            <text:p>Stock</text:p>
          </table:table-cell>
          <table:table-cell table:formula="of:=VLOOKUP([.A77];German;2;0)" office:value-type="string" office:string-value="Tipp24">
            <text:p>Tipp24</text:p>
          </table:table-cell>
          <table:table-cell table:formula="of:=VLOOKUP([.A77];German;5;0)" office:value-type="string" office:string-value="TIM">
            <text:p>TIM</text:p>
          </table:table-cell>
          <table:table-cell table:formula="of:=VLOOKUP([.A77];German;4;0)" office:value-type="float" office:value="0">
            <text:p/>
          </table:table-cell>
          <table:table-cell table:formula="of:=VLOOKUP([.A77];German;6;0)" office:value-type="string" office:string-value="Yahoo">
            <text:p>Yahoo</text:p>
          </table:table-cell>
          <table:table-cell table:formula="of:=VLOOKUP([.A77];German;7;0)" office:value-type="string" office:string-value="TIM.DE">
            <text:p>TIM.DE</text:p>
          </table:table-cell>
          <table:table-cell table:formula="of:=VLOOKUP([.A7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TK.DE</text:p>
          </table:table-cell>
          <table:table-cell office:value-type="float" office:value="1">
            <text:p>1</text:p>
          </table:table-cell>
          <table:table-cell table:formula="of:=VLOOKUP([.A78];German;3;0)" office:value-type="string" office:string-value="Stock">
            <text:p>Stock</text:p>
          </table:table-cell>
          <table:table-cell table:formula="of:=VLOOKUP([.A78];German;2;0)" office:value-type="string" office:string-value="Takkt">
            <text:p>Takkt</text:p>
          </table:table-cell>
          <table:table-cell table:formula="of:=VLOOKUP([.A78];German;5;0)" office:value-type="string" office:string-value="TTK">
            <text:p>TTK</text:p>
          </table:table-cell>
          <table:table-cell table:formula="of:=VLOOKUP([.A78];German;4;0)" office:value-type="float" office:value="0">
            <text:p/>
          </table:table-cell>
          <table:table-cell table:formula="of:=VLOOKUP([.A78];German;6;0)" office:value-type="string" office:string-value="Yahoo">
            <text:p>Yahoo</text:p>
          </table:table-cell>
          <table:table-cell table:formula="of:=VLOOKUP([.A78];German;7;0)" office:value-type="string" office:string-value="TTK.DE">
            <text:p>TTK.DE</text:p>
          </table:table-cell>
          <table:table-cell table:formula="of:=VLOOKUP([.A7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VBH.DE</text:p>
          </table:table-cell>
          <table:table-cell office:value-type="float" office:value="1">
            <text:p>1</text:p>
          </table:table-cell>
          <table:table-cell table:formula="of:=VLOOKUP([.A79];German;3;0)" office:value-type="string" office:string-value="Stock">
            <text:p>Stock</text:p>
          </table:table-cell>
          <table:table-cell table:formula="of:=VLOOKUP([.A79];German;2;0)" office:value-type="string" office:string-value="VBH Holding">
            <text:p>VBH Holding</text:p>
          </table:table-cell>
          <table:table-cell table:formula="of:=VLOOKUP([.A79];German;5;0)" office:value-type="string" office:string-value="VBH">
            <text:p>VBH</text:p>
          </table:table-cell>
          <table:table-cell table:formula="of:=VLOOKUP([.A79];German;4;0)" office:value-type="float" office:value="0">
            <text:p/>
          </table:table-cell>
          <table:table-cell table:formula="of:=VLOOKUP([.A79];German;6;0)" office:value-type="string" office:string-value="Yahoo">
            <text:p>Yahoo</text:p>
          </table:table-cell>
          <table:table-cell table:formula="of:=VLOOKUP([.A79];German;7;0)" office:value-type="string" office:string-value="VBH.DE">
            <text:p>VBH.DE</text:p>
          </table:table-cell>
          <table:table-cell table:formula="of:=VLOOKUP([.A7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VIB3.DE</text:p>
          </table:table-cell>
          <table:table-cell office:value-type="float" office:value="1">
            <text:p>1</text:p>
          </table:table-cell>
          <table:table-cell table:formula="of:=VLOOKUP([.A80];German;3;0)" office:value-type="string" office:string-value="Stock">
            <text:p>Stock</text:p>
          </table:table-cell>
          <table:table-cell table:formula="of:=VLOOKUP([.A80];German;2;0)" office:value-type="string" office:string-value="Villeroy &amp; Boch">
            <text:p>Villeroy &amp; Boch</text:p>
          </table:table-cell>
          <table:table-cell table:formula="of:=VLOOKUP([.A80];German;5;0)" office:value-type="string" office:string-value="VIB3">
            <text:p>VIB3</text:p>
          </table:table-cell>
          <table:table-cell table:formula="of:=VLOOKUP([.A80];German;4;0)" office:value-type="float" office:value="0">
            <text:p/>
          </table:table-cell>
          <table:table-cell table:formula="of:=VLOOKUP([.A80];German;6;0)" office:value-type="string" office:string-value="Yahoo">
            <text:p>Yahoo</text:p>
          </table:table-cell>
          <table:table-cell table:formula="of:=VLOOKUP([.A80];German;7;0)" office:value-type="string" office:string-value="VIB3.DE">
            <text:p>VIB3.DE</text:p>
          </table:table-cell>
          <table:table-cell table:formula="of:=VLOOKUP([.A8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VT9.DE</text:p>
          </table:table-cell>
          <table:table-cell office:value-type="float" office:value="1">
            <text:p>1</text:p>
          </table:table-cell>
          <table:table-cell table:formula="of:=VLOOKUP([.A81];German;3;0)" office:value-type="string" office:string-value="Stock">
            <text:p>Stock</text:p>
          </table:table-cell>
          <table:table-cell table:formula="of:=VLOOKUP([.A81];German;2;0)" office:value-type="string" office:string-value="VTG">
            <text:p>VTG</text:p>
          </table:table-cell>
          <table:table-cell table:formula="of:=VLOOKUP([.A81];German;5;0)" office:value-type="string" office:string-value="VT9">
            <text:p>VT9</text:p>
          </table:table-cell>
          <table:table-cell table:formula="of:=VLOOKUP([.A81];German;4;0)" office:value-type="float" office:value="0">
            <text:p/>
          </table:table-cell>
          <table:table-cell table:formula="of:=VLOOKUP([.A81];German;6;0)" office:value-type="string" office:string-value="Yahoo">
            <text:p>Yahoo</text:p>
          </table:table-cell>
          <table:table-cell table:formula="of:=VLOOKUP([.A81];German;7;0)" office:value-type="string" office:string-value="VT9.DE">
            <text:p>VT9.DE</text:p>
          </table:table-cell>
          <table:table-cell table:formula="of:=VLOOKUP([.A8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AC.DE</text:p>
          </table:table-cell>
          <table:table-cell office:value-type="float" office:value="1">
            <text:p>1</text:p>
          </table:table-cell>
          <table:table-cell table:formula="of:=VLOOKUP([.A82];German;3;0)" office:value-type="string" office:string-value="Stock">
            <text:p>Stock</text:p>
          </table:table-cell>
          <table:table-cell table:formula="of:=VLOOKUP([.A82];German;2;0)" office:value-type="string" office:string-value="Wacker Neuson">
            <text:p>Wacker Neuson</text:p>
          </table:table-cell>
          <table:table-cell table:formula="of:=VLOOKUP([.A82];German;5;0)" office:value-type="string" office:string-value="WAC">
            <text:p>WAC</text:p>
          </table:table-cell>
          <table:table-cell table:formula="of:=VLOOKUP([.A82];German;4;0)" office:value-type="float" office:value="0">
            <text:p/>
          </table:table-cell>
          <table:table-cell table:formula="of:=VLOOKUP([.A82];German;6;0)" office:value-type="string" office:string-value="Yahoo">
            <text:p>Yahoo</text:p>
          </table:table-cell>
          <table:table-cell table:formula="of:=VLOOKUP([.A82];German;7;0)" office:value-type="string" office:string-value="WAC.DE">
            <text:p>WAC.DE</text:p>
          </table:table-cell>
          <table:table-cell table:formula="of:=VLOOKUP([.A8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AS.DE</text:p>
          </table:table-cell>
          <table:table-cell office:value-type="float" office:value="1">
            <text:p>1</text:p>
          </table:table-cell>
          <table:table-cell table:formula="of:=VLOOKUP([.A83];German;3;0)" office:value-type="string" office:string-value="Stock">
            <text:p>Stock</text:p>
          </table:table-cell>
          <table:table-cell table:formula="of:=VLOOKUP([.A83];German;2;0)" office:value-type="string" office:string-value="H&amp;R Wasag">
            <text:p>H&amp;R Wasag</text:p>
          </table:table-cell>
          <table:table-cell table:formula="of:=VLOOKUP([.A83];German;5;0)" office:value-type="string" office:string-value="WAS">
            <text:p>WAS</text:p>
          </table:table-cell>
          <table:table-cell table:formula="of:=VLOOKUP([.A83];German;4;0)" office:value-type="float" office:value="0">
            <text:p/>
          </table:table-cell>
          <table:table-cell table:formula="of:=VLOOKUP([.A83];German;6;0)" office:value-type="string" office:string-value="Yahoo">
            <text:p>Yahoo</text:p>
          </table:table-cell>
          <table:table-cell table:formula="of:=VLOOKUP([.A83];German;7;0)" office:value-type="string" office:string-value="WAS.DE">
            <text:p>WAS.DE</text:p>
          </table:table-cell>
          <table:table-cell table:formula="of:=VLOOKUP([.A8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1" table:number-columns-repeated="2"/>
          <table:table-cell table:number-columns-repeated="1022"/>
        </table:table-row>
        <table:table-row table:style-name="ro3">
          <table:table-cell table:style-name="ce11" office:value-type="string">
            <text:p>[CompListEnd]</text:p>
          </table:table-cell>
          <table:table-cell table:style-name="ce11"/>
          <table:table-cell table:number-columns-repeated="1022"/>
        </table:table-row>
      </table:table>
      <table:table table:name="German Stock Splits" table:style-name="ta1" table:print="false">
        <office:forms form:automatic-focus="false" form:apply-design-mode="false"/>
        <table:table-column table:style-name="co18" table:default-cell-style-name="Default"/>
        <table:table-column table:style-name="co1" table:default-cell-style-name="ce4"/>
        <table:table-column table:style-name="co19" table:default-cell-style-name="ce4"/>
        <table:table-column table:style-name="co20" table:default-cell-style-name="Default"/>
        <table:table-column table:style-name="co1" table:number-columns-repeated="1020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 The original of this file is Master-of-imp-files.ods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 This table holds the split data to „all“ Fis.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 There is no way known to update this list automaticaly. So you have to add data by hand.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 You found some on the inet e.g. at http://isht.comdirect.de/html/stk/main.html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3" table:number-columns-repeated="2"/>
          <table:table-cell table:style-name="ce10" table:number-columns-repeated="2"/>
          <table:table-cell table:number-columns-repeated="1019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*</text:p>
          </table:table-cell>
          <table:table-cell table:style-name="ce14" office:value-type="string">
            <text:p>Split Data</text:p>
          </table:table-cell>
          <table:table-cell table:style-name="ce5"/>
          <table:table-cell table:style-name="ce3" table:number-columns-repeated="1021"/>
        </table:table-row>
        <table:table-row table:style-name="ro3" table:number-rows-repeated="2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office:value-type="string">
            <text:p>[Header]RefSymbol</text:p>
          </table:table-cell>
          <table:table-cell office:value-type="string">
            <text:p>SplitDate</text:p>
          </table:table-cell>
          <table:table-cell table:style-name="ce17" office:value-type="string">
            <text:p>SplitPre:Post</text:p>
          </table:table-cell>
          <table:table-cell table:number-columns-repeated="1021"/>
        </table:table-row>
        <table:table-row table:style-name="ro3">
          <table:table-cell office:value-type="string">
            <text:p>NDX1</text:p>
          </table:table-cell>
          <table:table-cell table:style-name="ce16" office:value-type="date" office:date-value="2005-04-11">
            <text:p>11.04.05</text:p>
          </table:table-cell>
          <table:table-cell table:style-name="ce17" office:value-type="string">
            <text:p><text:s/>10:1</text:p>
          </table:table-cell>
          <table:table-cell table:number-columns-repeated="1021"/>
        </table:table-row>
        <table:table-row table:style-name="ro3">
          <table:table-cell office:value-type="string">
            <text:p>AIXA</text:p>
          </table:table-cell>
          <table:table-cell table:style-name="ce16" office:value-type="date" office:date-value="2001-06-12">
            <text:p>12.06.01</text:p>
          </table:table-cell>
          <table:table-cell table:style-name="ce17" office:value-type="string">
            <text:p><text:s/>1:2</text:p>
          </table:table-cell>
          <table:table-cell table:number-columns-repeated="1021"/>
        </table:table-row>
        <table:table-row table:style-name="ro3">
          <table:table-cell office:value-type="string">
            <text:p>AIXA</text:p>
          </table:table-cell>
          <table:table-cell table:style-name="ce16" office:value-type="date" office:date-value="2000-06-14">
            <text:p>14.06.00</text:p>
          </table:table-cell>
          <table:table-cell table:style-name="ce17" office:value-type="string">
            <text:p><text:s/>1:2</text:p>
          </table:table-cell>
          <table:table-cell table:number-columns-repeated="1021"/>
        </table:table-row>
        <table:table-row table:style-name="ro3">
          <table:table-cell office:value-type="string">
            <text:p>AIXA</text:p>
          </table:table-cell>
          <table:table-cell table:style-name="ce16" office:value-type="date" office:date-value="1999-06-30">
            <text:p>30.06.99</text:p>
          </table:table-cell>
          <table:table-cell table:style-name="ce17" office:value-type="string">
            <text:p><text:s/>1:3</text:p>
          </table:table-cell>
          <table:table-cell table:number-columns-repeated="1021"/>
        </table:table-row>
        <table:table-row table:style-name="ro3">
          <table:table-cell office:value-type="string">
            <text:p>CGY</text:p>
          </table:table-cell>
          <table:table-cell table:style-name="ce16" office:value-type="date" office:date-value="2006-06-12">
            <text:p>12.06.06</text:p>
          </table:table-cell>
          <table:table-cell table:style-name="ce17" office:value-type="string">
            <text:p><text:s/>1:3</text:p>
          </table:table-cell>
          <table:table-cell table:number-columns-repeated="1021"/>
        </table:table-row>
        <table:table-row table:style-name="ro3">
          <table:table-cell office:value-type="string">
            <text:p>CGY</text:p>
          </table:table-cell>
          <table:table-cell table:style-name="ce16" office:value-type="date" office:date-value="2008-11-18">
            <text:p>18.11.08</text:p>
          </table:table-cell>
          <table:table-cell table:style-name="ce17" office:value-type="string">
            <text:p><text:s/>340285:1000000</text:p>
          </table:table-cell>
          <table:table-cell office:value-type="string">
            <text:p>no error!</text:p>
          </table:table-cell>
          <table:table-cell table:number-columns-repeated="1020"/>
        </table:table-row>
        <table:table-row table:style-name="ro3">
          <table:table-cell office:value-type="string">
            <text:p>AAPL</text:p>
          </table:table-cell>
          <table:table-cell table:style-name="ce16" office:value-type="date" office:date-value="2005-02-28">
            <text:p>28.02.05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AAPL</text:p>
          </table:table-cell>
          <table:table-cell table:style-name="ce16" office:value-type="date" office:date-value="2000-06-21">
            <text:p>21.06.00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EOAN</text:p>
          </table:table-cell>
          <table:table-cell table:style-name="ce16" office:value-type="date" office:date-value="1995-07-20">
            <text:p>20.07.95</text:p>
          </table:table-cell>
          <table:table-cell table:style-name="ce17" office:value-type="string">
            <text:p>1:10</text:p>
          </table:table-cell>
          <table:table-cell table:number-columns-repeated="1021"/>
        </table:table-row>
        <table:table-row table:style-name="ro3">
          <table:table-cell office:value-type="string">
            <text:p>EOAN</text:p>
          </table:table-cell>
          <table:table-cell table:style-name="ce16" office:value-type="date" office:date-value="2008-08-04">
            <text:p>04.08.08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SWV</text:p>
          </table:table-cell>
          <table:table-cell table:style-name="ce16" office:value-type="date" office:date-value="2007-06-29">
            <text:p>29.06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SWV</text:p>
          </table:table-cell>
          <table:table-cell table:style-name="ce16" office:value-type="date" office:date-value="2005-06-20">
            <text:p>20.06.05</text:p>
          </table:table-cell>
          <table:table-cell table:style-name="ce17" office:value-type="string">
            <text:p>1:2 </text:p>
          </table:table-cell>
          <table:table-cell table:number-columns-repeated="1021"/>
        </table:table-row>
        <table:table-row table:style-name="ro3">
          <table:table-cell office:value-type="string">
            <text:p>SWV</text:p>
          </table:table-cell>
          <table:table-cell table:style-name="ce16" office:value-type="date" office:date-value="2006-06-12">
            <text:p>12.06.06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QCE</text:p>
          </table:table-cell>
          <table:table-cell table:style-name="ce16" office:value-type="date" office:date-value="2006-08-01">
            <text:p>01.08.06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NDX1</text:p>
          </table:table-cell>
          <table:table-cell table:style-name="ce16" office:value-type="date" office:date-value="2005-04-11">
            <text:p>11.04.05</text:p>
          </table:table-cell>
          <table:table-cell table:style-name="ce17" office:value-type="string">
            <text:p>10:1</text:p>
          </table:table-cell>
          <table:table-cell table:number-columns-repeated="1021"/>
        </table:table-row>
        <table:table-row table:style-name="ro3">
          <table:table-cell office:value-type="string">
            <text:p>SWV</text:p>
          </table:table-cell>
          <table:table-cell table:style-name="ce16" office:value-type="date" office:date-value="2007-06-29">
            <text:p>29.06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* SWV</text:p>
          </table:table-cell>
          <table:table-cell table:style-name="ce16" office:value-type="date" office:date-value="2006-06-12">
            <text:p>12.06.06</text:p>
          </table:table-cell>
          <table:table-cell table:style-name="ce17" office:value-type="string">
            <text:p>1:4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* SWV</text:p>
          </table:table-cell>
          <table:table-cell table:style-name="ce16" office:value-type="date" office:date-value="2005-06-20">
            <text:p>20.06.05</text:p>
          </table:table-cell>
          <table:table-cell table:style-name="ce17" office:value-type="string">
            <text:p>1:2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RSI</text:p>
          </table:table-cell>
          <table:table-cell table:style-name="ce16" office:value-type="date" office:date-value="2007-12-06">
            <text:p>06.12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* UTDI</text:p>
          </table:table-cell>
          <table:table-cell table:style-name="ce16" office:value-type="date" office:date-value="2006-06-26">
            <text:p>26.06.06</text:p>
          </table:table-cell>
          <table:table-cell table:style-name="ce17" office:value-type="string">
            <text:p>1:4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* UTDI</text:p>
          </table:table-cell>
          <table:table-cell table:style-name="ce16" office:value-type="date" office:date-value="2000-07-24">
            <text:p>24.07.00</text:p>
          </table:table-cell>
          <table:table-cell table:style-name="ce17" office:value-type="string">
            <text:p>1:10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MOR</text:p>
          </table:table-cell>
          <table:table-cell table:style-name="ce16" office:value-type="date" office:date-value="2008-12-23">
            <text:p>23.12.08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AQU</text:p>
          </table:table-cell>
          <table:table-cell table:style-name="ce16" office:value-type="date" office:date-value="2006-07-10">
            <text:p>10.07.06</text:p>
          </table:table-cell>
          <table:table-cell table:style-name="ce17" office:value-type="string">
            <text:p>1:10</text:p>
          </table:table-cell>
          <table:table-cell table:number-columns-repeated="1021"/>
        </table:table-row>
        <table:table-row table:style-name="ro3">
          <table:table-cell office:value-type="string">
            <text:p>* AQU</text:p>
          </table:table-cell>
          <table:table-cell table:style-name="ce16" office:value-type="date" office:date-value="2002-09-16">
            <text:p>16.09.02</text:p>
          </table:table-cell>
          <table:table-cell table:style-name="ce17" office:value-type="string">
            <text:p>1:50</text:p>
          </table:table-cell>
          <table:table-cell office:value-type="string">
            <text:p>yahoo quotes before march 2004 are garbage</text:p>
          </table:table-cell>
          <table:table-cell table:number-columns-repeated="1020"/>
        </table:table-row>
        <table:table-row table:style-name="ro3">
          <table:table-cell office:value-type="string">
            <text:p>BAS</text:p>
          </table:table-cell>
          <table:table-cell table:style-name="ce16" office:value-type="date" office:date-value="2008-06-27">
            <text:p>27.06.08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CEV</text:p>
          </table:table-cell>
          <table:table-cell table:style-name="ce16" office:value-type="date" office:date-value="2007-07-10">
            <text:p>10.07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* CEV</text:p>
          </table:table-cell>
          <table:table-cell table:style-name="ce16" office:value-type="date" office:date-value="2000-09-01">
            <text:p>01.09.00</text:p>
          </table:table-cell>
          <table:table-cell table:style-name="ce17" office:value-type="string">
            <text:p>1:2</text:p>
          </table:table-cell>
          <table:table-cell office:value-type="string">
            <text:p>no data from yahoo</text:p>
          </table:table-cell>
          <table:table-cell table:number-columns-repeated="1020"/>
        </table:table-row>
        <table:table-row table:style-name="ro3">
          <table:table-cell office:value-type="string">
            <text:p>* CEV</text:p>
          </table:table-cell>
          <table:table-cell table:style-name="ce16" office:value-type="date" office:date-value="2000-02-15">
            <text:p>15.02.00</text:p>
          </table:table-cell>
          <table:table-cell table:style-name="ce17" office:value-type="string">
            <text:p>1:3</text:p>
          </table:table-cell>
          <table:table-cell office:value-type="string">
            <text:p>no data from yahoo</text:p>
          </table:table-cell>
          <table:table-cell table:number-columns-repeated="1020"/>
        </table:table-row>
        <table:table-row table:style-name="ro3">
          <table:table-cell office:value-type="string">
            <text:p>KBU</text:p>
          </table:table-cell>
          <table:table-cell table:style-name="ce16" office:value-type="date" office:date-value="2006-06-30">
            <text:p>30.06.06</text:p>
          </table:table-cell>
          <table:table-cell table:style-name="ce17" office:value-type="string">
            <text:p>1:4</text:p>
          </table:table-cell>
          <table:table-cell table:number-columns-repeated="1021"/>
        </table:table-row>
        <table:table-row table:style-name="ro3">
          <table:table-cell office:value-type="string">
            <text:p>* KBU</text:p>
          </table:table-cell>
          <table:table-cell table:style-name="ce16" office:value-type="date" office:date-value="2004-01-20">
            <text:p>20.01.04</text:p>
          </table:table-cell>
          <table:table-cell table:style-name="ce17" office:value-type="string">
            <text:p>1:10</text:p>
          </table:table-cell>
          <table:table-cell office:value-type="string">
            <text:p>no data from yahoo</text:p>
          </table:table-cell>
          <table:table-cell table:number-columns-repeated="1020"/>
        </table:table-row>
        <table:table-row table:style-name="ro3">
          <table:table-cell office:value-type="string">
            <text:p>EVD</text:p>
          </table:table-cell>
          <table:table-cell table:style-name="ce16" office:value-type="date" office:date-value="2005-10-31">
            <text:p>31.10.05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DEX</text:p>
          </table:table-cell>
          <table:table-cell table:style-name="ce16" office:value-type="date" office:date-value="2009-06-22">
            <text:p>22.06.09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DB1</text:p>
          </table:table-cell>
          <table:table-cell table:style-name="ce16" office:value-type="date" office:date-value="2007-06-11">
            <text:p>11.06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DB1</text:p>
          </table:table-cell>
          <table:table-cell table:style-name="ce16" office:value-type="date" office:date-value="2001-06-01">
            <text:p>01.06.01</text:p>
          </table:table-cell>
          <table:table-cell table:style-name="ce17" office:value-type="string">
            <text:p>1:10</text:p>
          </table:table-cell>
          <table:table-cell table:number-columns-repeated="1021"/>
        </table:table-row>
        <table:table-row table:style-name="ro3">
          <table:table-cell office:value-type="string">
            <text:p>DWNI</text:p>
          </table:table-cell>
          <table:table-cell table:style-name="ce16" office:value-type="date" office:date-value="2006-09-25">
            <text:p>25.09.06</text:p>
          </table:table-cell>
          <table:table-cell table:style-name="ce17" office:value-type="string">
            <text:p>1:5</text:p>
          </table:table-cell>
          <table:table-cell table:number-columns-repeated="1021"/>
        </table:table-row>
        <table:table-row table:style-name="ro3">
          <table:table-cell office:value-type="string">
            <text:p>ZIL2</text:p>
          </table:table-cell>
          <table:table-cell table:style-name="ce16" office:value-type="date" office:date-value="2008-07-07">
            <text:p>07.07.08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ZIL2</text:p>
          </table:table-cell>
          <table:table-cell table:style-name="ce16" office:value-type="date" office:date-value="2005-08-15">
            <text:p>15.08.05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ZIL2</text:p>
          </table:table-cell>
          <table:table-cell table:style-name="ce16" office:value-type="date" office:date-value="2004-07-26">
            <text:p>26.07.04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FIE</text:p>
          </table:table-cell>
          <table:table-cell table:style-name="ce16" office:value-type="date" office:date-value="2006-08-09">
            <text:p>09.08.06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* FPE3</text:p>
          </table:table-cell>
          <table:table-cell table:style-name="ce16" office:value-type="date" office:date-value="2006-07-24">
            <text:p>24.07.06</text:p>
          </table:table-cell>
          <table:table-cell table:style-name="ce17" office:value-type="string">
            <text:p>10:11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* FPE3</text:p>
          </table:table-cell>
          <table:table-cell table:style-name="ce16" office:value-type="date" office:date-value="2005-06-23">
            <text:p>23.06.05</text:p>
          </table:table-cell>
          <table:table-cell table:style-name="ce17" office:value-type="string">
            <text:p>1:3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FPE3</text:p>
          </table:table-cell>
          <table:table-cell table:style-name="ce16" office:value-type="date" office:date-value="2003-07-28">
            <text:p>28.07.03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WIN</text:p>
          </table:table-cell>
          <table:table-cell table:style-name="ce16" office:value-type="date" office:date-value="2007-03-22">
            <text:p>22.03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SAZ</text:p>
          </table:table-cell>
          <table:table-cell table:style-name="ce16" office:value-type="date" office:date-value="2004-08-02">
            <text:p>02.08.04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R8R</text:p>
          </table:table-cell>
          <table:table-cell table:style-name="ce16" office:value-type="date" office:date-value="2008-07-21">
            <text:p>21.07.08</text:p>
          </table:table-cell>
          <table:table-cell table:style-name="ce17" office:value-type="string">
            <text:p>1:4</text:p>
          </table:table-cell>
          <table:table-cell table:number-columns-repeated="1021"/>
        </table:table-row>
        <table:table-row table:style-name="ro3">
          <table:table-cell office:value-type="string">
            <text:p>* ALT</text:p>
          </table:table-cell>
          <table:table-cell table:style-name="ce16" office:value-type="date" office:date-value="2001-05-21">
            <text:p>21.05.01</text:p>
          </table:table-cell>
          <table:table-cell table:style-name="ce17" office:value-type="string">
            <text:p>10:36</text:p>
          </table:table-cell>
          <table:table-cell office:value-type="string">
            <text:p>no data from yahoo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65471">
          <table:table-cell table:number-columns-repeated="2"/>
          <table:table-cell table:style-name="ce17"/>
          <table:table-cell table:number-columns-repeated="1021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German" table:base-cell-address="$Markets.$B$17" table:cell-range-address="$'German Stocks'.$A$16:.$IU$64007"/>
      </table:named-expressions>
      <table:database-ranges>
        <table:database-range table:target-range-address="'German Stocks'.A32:'German Stocks'.H2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18.05.2010</text:date>, <text:time>08:07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7-18T23:24:13</meta:creation-date>
    <dc:date>2010-05-18T08:07:37</dc:date>
    <meta:editing-duration>PT82H34M20S</meta:editing-duration>
    <meta:editing-cycles>87</meta:editing-cycles>
    <meta:generator>OpenOffice.org/3.2$Linux OpenOffice.org_project/320m12$Build-9483</meta:generator>
    <meta:document-statistic meta:table-count="8" meta:cell-count="3254" meta:object-count="0"/>
    <meta:user-defined meta:name="Info 1"/>
    <meta:user-defined meta:name="Info 2"/>
    <meta:user-defined meta:name="Info 3"/>
    <meta:user-defined meta:name="Info 4"/>
  </office:meta>
</office:document-meta>
</file>